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1.091cm"/>
    </style:style>
    <style:style style:name="co4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4" style:family="table-cell" style:parent-style-name="Default" style:data-style-name="N4"/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4"/>
    <style:style style:name="ce19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20" style:family="table-cell" style:parent-style-name="Pivot_20_Table_20_Corner">
      <style:table-cell-properties fo:border-bottom="none" fo:border-left="none" fo:border-right="none" fo:border-top="2.01pt solid #000000"/>
    </style:style>
    <style:style style:name="ce21" style:family="table-cell" style:parent-style-name="Pivot_20_Table_20_Value" style:data-style-name="N4">
      <style:table-cell-properties fo:border-bottom="none" fo:background-color="#ffff38" fo:border-left="none" fo:border-right="none" fo:border-top="0.99pt solid #000000"/>
    </style:style>
    <style:style style:name="ce22" style:family="table-cell" style:parent-style-name="Pivot_20_Table_20_Value" style:data-style-name="N4">
      <style:table-cell-properties fo:background-color="#ffff38"/>
    </style:style>
    <style:style style:name="ce23" style:family="table-cell" style:parent-style-name="Pivot_20_Table_20_Value" style:data-style-name="N4">
      <style:table-cell-properties fo:background-color="#ffbf00"/>
    </style:style>
    <style:style style:name="ce24" style:family="table-cell" style:parent-style-name="Pivot_20_Table_20_Value" style:data-style-name="N4">
      <style:table-cell-properties fo:border-bottom="none" fo:border-left="none" fo:border-right="0.99pt solid #000000" fo:border-top="0.99pt solid #000000"/>
    </style:style>
    <style:style style:name="ce25" style:family="table-cell" style:parent-style-name="Pivot_20_Table_20_Value" style:data-style-name="N4">
      <style:table-cell-properties fo:border-bottom="none" fo:border-left="none" fo:border-right="0.99pt solid #000000" fo:border-top="none"/>
    </style:style>
    <style:style style:name="ce26" style:family="table-cell" style:parent-style-name="Pivot_20_Table_20_Value" style:data-style-name="N4">
      <style:table-cell-properties fo:border-bottom="none" fo:background-color="#ffff38" fo:border-left="none" fo:border-right="0.99pt solid #000000" fo:border-top="none"/>
    </style:style>
    <style:style style:name="ce27" style:family="table-cell" style:parent-style-name="Pivot_20_Table_20_Value" style:data-style-name="N4">
      <style:table-cell-properties fo:border-bottom="2.01pt solid #000000" fo:border-left="none" fo:border-right="0.99pt solid #000000" fo:border-top="none"/>
    </style:style>
    <style:style style:name="ce28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3">
      <style:table-cell-properties fo:border-bottom="2.01pt solid #000000" fo:border-left="0.99pt solid #000000" fo:border-right="none" fo:border-top="none"/>
    </style:style>
    <style:style style:name="ce31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3"/>
    <style:style style:name="ce33" style:family="table-cell" style:parent-style-name="Pivot_20_Table_20_Value" style:data-style-name="N3">
      <style:table-cell-properties fo:border-bottom="2.01pt solid #000000" fo:border-left="none" fo:border-right="none" fo:border-top="none"/>
    </style:style>
    <style:style style:name="ce3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5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3">
      <style:table-cell-properties fo:border-bottom="none" fo:border-left="none" fo:border-right="2.01pt solid #000000" fo:border-top="none"/>
    </style:style>
    <style:style style:name="ce39" style:family="table-cell" style:parent-style-name="Pivot_20_Table_20_Value" style:data-style-name="N3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pd1" office:value-type="string" calcext:value-type="string">
            <text:p>graph_type</text:p>
          </table:table-cell>
          <table:table-cell table:style-name="pd1" office:value-type="string" calcext:value-type="string">
            <text:p>d</text:p>
          </table:table-cell>
          <table:table-cell table:style-name="pd1" office:value-type="string" calcext:value-type="string">
            <text:p>graph_no</text:p>
          </table:table-cell>
          <table:table-cell table:style-name="pd1" office:value-type="string" calcext:value-type="string">
            <text:p>algo</text:p>
          </table:table-cell>
          <table:table-cell table:style-name="pd1" office:value-type="string" calcext:value-type="string">
            <text:p>nSHD_c</text:p>
          </table:table-cell>
          <table:table-cell table:style-name="pd1" office:value-type="string" calcext:value-type="string">
            <text:p>tpr_c</text:p>
          </table:table-cell>
          <table:table-cell table:style-name="pd1" office:value-type="string" calcext:value-type="string">
            <text:p>size</text:p>
          </table:table-cell>
          <table:table-cell table:style-name="pd1" office:value-type="string" calcext:value-type="string">
            <text:p>graph_s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391" calcext:value-type="float">
            <text:p>0.73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87" calcext:value-type="float">
            <text:p>0.83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788" calcext:value-type="float">
            <text:p>0.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7222" calcext:value-type="float">
            <text:p>0.7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889" calcext:value-type="float">
            <text:p>0.88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387" calcext:value-type="float">
            <text:p>0.83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696" calcext:value-type="float">
            <text:p>0.86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1333" calcext:value-type="float">
            <text:p>0.133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8846" calcext:value-type="float">
            <text:p>0.88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966" calcext:value-type="float">
            <text:p>0.89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9643" calcext:value-type="float">
            <text:p>0.96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148" calcext:value-type="float">
            <text:p>0.8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667" calcext:value-type="float">
            <text:p>0.8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364" calcext:value-type="float">
            <text:p>0.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5714" calcext:value-type="float">
            <text:p>0.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4545" calcext:value-type="float">
            <text:p>0.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923" calcext:value-type="float">
            <text:p>0.69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9091" calcext:value-type="float">
            <text:p>0.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3333" calcext:value-type="float">
            <text:p>0.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182" calcext:value-type="float">
            <text:p>0.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4167" calcext:value-type="float">
            <text:p>0.4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937" calcext:value-type="float">
            <text:p>0.79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5246" calcext:value-type="float">
            <text:p>0.52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5522" calcext:value-type="float">
            <text:p>0.55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966" calcext:value-type="float">
            <text:p>0.89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07" calcext:value-type="float">
            <text:p>0.9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833" calcext:value-type="float">
            <text:p>0.8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2" calcext:value-type="float">
            <text:p>0.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833" calcext:value-type="float">
            <text:p>0.7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6981" calcext:value-type="float">
            <text:p>0.69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103" calcext:value-type="float">
            <text:p>0.8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868" calcext:value-type="float">
            <text:p>0.88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678" calcext:value-type="float">
            <text:p>0.6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163" calcext:value-type="float">
            <text:p>0.8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739" calcext:value-type="float">
            <text:p>0.67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259" calcext:value-type="float">
            <text:p>0.92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6429" calcext:value-type="float">
            <text:p>0.64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885" calcext:value-type="float">
            <text:p>0.78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7222" calcext:value-type="float">
            <text:p>0.722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9667" calcext:value-type="float">
            <text:p>1.9667</text:p>
          </table:table-cell>
          <table:table-cell office:value-type="float" office:value="0.8101" calcext:value-type="float">
            <text:p>0.81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3.0667" calcext:value-type="float">
            <text:p>3.0667</text:p>
          </table:table-cell>
          <table:table-cell office:value-type="float" office:value="0.5875" calcext:value-type="float">
            <text:p>0.58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294" calcext:value-type="float">
            <text:p>0.52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125" calcext:value-type="float">
            <text:p>0.8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625" calcext:value-type="float">
            <text:p>0.5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6471" calcext:value-type="float">
            <text:p>0.64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833" calcext:value-type="float">
            <text:p>0.5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6875" calcext:value-type="float">
            <text:p>0.6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3846" calcext:value-type="float">
            <text:p>0.38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615" calcext:value-type="float">
            <text:p>0.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7333" calcext:value-type="float">
            <text:p>0.7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6875" calcext:value-type="float">
            <text:p>0.6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667" calcext:value-type="float">
            <text:p>0.8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5556" calcext:value-type="float">
            <text:p>0.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2667" calcext:value-type="float">
            <text:p>0.2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778" calcext:value-type="float">
            <text:p>0.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2857" calcext:value-type="float">
            <text:p>0.28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1818" calcext:value-type="float">
            <text:p>0.18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33" calcext:value-type="float">
            <text:p>0.8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0909" calcext:value-type="float">
            <text:p>0.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3571" calcext:value-type="float">
            <text:p>0.3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3.3" calcext:value-type="float">
            <text:p>3.3</text:p>
          </table:table-cell>
          <table:table-cell office:value-type="float" office:value="0.4706" calcext:value-type="float">
            <text:p>0.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2308" calcext:value-type="float">
            <text:p>0.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2222" calcext:value-type="float">
            <text:p>0.22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1538" calcext:value-type="float">
            <text:p>0.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3.5" calcext:value-type="float">
            <text:p>3.5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3.6" calcext:value-type="float">
            <text:p>3.6</text:p>
          </table:table-cell>
          <table:table-cell office:value-type="float" office:value="0.4615" calcext:value-type="float">
            <text:p>0.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4.1" calcext:value-type="float">
            <text:p>4.1</text:p>
          </table:table-cell>
          <table:table-cell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2727" calcext:value-type="float">
            <text:p>0.27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0833" calcext:value-type="float">
            <text:p>0.0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3077" calcext:value-type="float">
            <text:p>0.3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3.1" calcext:value-type="float">
            <text:p>3.1</text:p>
          </table:table-cell>
          <table:table-cell office:value-type="float" office:value="0.5789" calcext:value-type="float">
            <text:p>0.57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3.9" calcext:value-type="float">
            <text:p>3.9</text:p>
          </table:table-cell>
          <table:table-cell office:value-type="float" office:value="0.0833" calcext:value-type="float">
            <text:p>0.0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3" calcext:value-type="float">
            <text:p>3</text:p>
          </table:table-cell>
          <table:table-cell office:value-type="float" office:value="0.5556" calcext:value-type="float">
            <text:p>0.5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3.2" calcext:value-type="float">
            <text:p>3.2</text:p>
          </table:table-cell>
          <table:table-cell office:value-type="float" office:value="0.5882" calcext:value-type="float">
            <text:p>0.58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4.1" calcext:value-type="float">
            <text:p>4.1</text:p>
          </table:table-cell>
          <table:table-cell office:value-type="float" office:value="0.1333" calcext:value-type="float">
            <text:p>0.1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3077" calcext:value-type="float">
            <text:p>0.3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3333" calcext:value-type="float">
            <text:p>0.3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3.2" calcext:value-type="float">
            <text:p>3.2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6667" calcext:value-type="float">
            <text:p>0.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286" calcext:value-type="float">
            <text:p>0.9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33" calcext:value-type="float">
            <text:p>0.9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091" calcext:value-type="float">
            <text:p>0.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333" calcext:value-type="float">
            <text:p>0.9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9231" calcext:value-type="float">
            <text:p>0.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412" calcext:value-type="float">
            <text:p>0.94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9036" calcext:value-type="float">
            <text:p>0.90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263" calcext:value-type="float">
            <text:p>0.92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24" calcext:value-type="float">
            <text:p>0.2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26" calcext:value-type="float">
            <text:p>0.26</text:p>
          </table:table-cell>
          <table:table-cell office:value-type="float" office:value="0.8739" calcext:value-type="float">
            <text:p>0.873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35" calcext:value-type="float">
            <text:p>0.35</text:p>
          </table:table-cell>
          <table:table-cell office:value-type="float" office:value="0.8283" calcext:value-type="float">
            <text:p>0.828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565" calcext:value-type="float">
            <text:p>0.956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08" calcext:value-type="float">
            <text:p>0.08</text:p>
          </table:table-cell>
          <table:table-cell office:value-type="float" office:value="0.977" calcext:value-type="float">
            <text:p>0.9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175" calcext:value-type="float">
            <text:p>0.91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27" calcext:value-type="float">
            <text:p>0.27</text:p>
          </table:table-cell>
          <table:table-cell office:value-type="float" office:value="0.8721" calcext:value-type="float">
            <text:p>0.87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27" calcext:value-type="float">
            <text:p>0.27</text:p>
          </table:table-cell>
          <table:table-cell office:value-type="float" office:value="0.8868" calcext:value-type="float">
            <text:p>0.88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663" calcext:value-type="float">
            <text:p>0.96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22" calcext:value-type="float">
            <text:p>0.22</text:p>
          </table:table-cell>
          <table:table-cell office:value-type="float" office:value="0.8791" calcext:value-type="float">
            <text:p>0.87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14" calcext:value-type="float">
            <text:p>0.14</text:p>
          </table:table-cell>
          <table:table-cell office:value-type="float" office:value="0.9254" calcext:value-type="float">
            <text:p>0.92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571" calcext:value-type="float">
            <text:p>0.95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19" calcext:value-type="float">
            <text:p>0.19</text:p>
          </table:table-cell>
          <table:table-cell office:value-type="float" office:value="0.9175" calcext:value-type="float">
            <text:p>0.91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25" calcext:value-type="float">
            <text:p>0.25</text:p>
          </table:table-cell>
          <table:table-cell office:value-type="float" office:value="0.8701" calcext:value-type="float">
            <text:p>0.87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12" calcext:value-type="float">
            <text:p>0.12</text:p>
          </table:table-cell>
          <table:table-cell office:value-type="float" office:value="0.9222" calcext:value-type="float">
            <text:p>0.92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26" calcext:value-type="float">
            <text:p>0.26</text:p>
          </table:table-cell>
          <table:table-cell office:value-type="float" office:value="0.875" calcext:value-type="float">
            <text:p>0.8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36" calcext:value-type="float">
            <text:p>0.36</text:p>
          </table:table-cell>
          <table:table-cell office:value-type="float" office:value="0.8202" calcext:value-type="float">
            <text:p>0.820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1" calcext:value-type="float">
            <text:p>0.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24" calcext:value-type="float">
            <text:p>0.24</text:p>
          </table:table-cell>
          <table:table-cell office:value-type="float" office:value="0.8835" calcext:value-type="float">
            <text:p>0.88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17" calcext:value-type="float">
            <text:p>0.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8.1" calcext:value-type="float">
            <text:p>8.1</text:p>
          </table:table-cell>
          <table:table-cell office:value-type="float" office:value="0.1546" calcext:value-type="float">
            <text:p>0.154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0.25" calcext:value-type="float">
            <text:p>10.25</text:p>
          </table:table-cell>
          <table:table-cell office:value-type="float" office:value="0.1299" calcext:value-type="float">
            <text:p>0.1299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1.44" calcext:value-type="float">
            <text:p>11.44</text:p>
          </table:table-cell>
          <table:table-cell office:value-type="float" office:value="0.1364" calcext:value-type="float">
            <text:p>0.1364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1.69" calcext:value-type="float">
            <text:p>11.69</text:p>
          </table:table-cell>
          <table:table-cell office:value-type="float" office:value="0.1232" calcext:value-type="float">
            <text:p>0.1232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6.45" calcext:value-type="float">
            <text:p>6.45</text:p>
          </table:table-cell>
          <table:table-cell office:value-type="float" office:value="0.2755" calcext:value-type="float">
            <text:p>0.275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5.54" calcext:value-type="float">
            <text:p>5.54</text:p>
          </table:table-cell>
          <table:table-cell office:value-type="float" office:value="0.3152" calcext:value-type="float">
            <text:p>0.315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8.77" calcext:value-type="float">
            <text:p>8.77</text:p>
          </table:table-cell>
          <table:table-cell office:value-type="float" office:value="0.1741" calcext:value-type="float">
            <text:p>0.1741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8.15" calcext:value-type="float">
            <text:p>8.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9.74" calcext:value-type="float">
            <text:p>9.74</text:p>
          </table:table-cell>
          <table:table-cell office:value-type="float" office:value="0.1042" calcext:value-type="float">
            <text:p>0.104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5.11" calcext:value-type="float">
            <text:p>5.11</text:p>
          </table:table-cell>
          <table:table-cell office:value-type="float" office:value="0.3541" calcext:value-type="float">
            <text:p>0.354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9.95" calcext:value-type="float">
            <text:p>9.95</text:p>
          </table:table-cell>
          <table:table-cell office:value-type="float" office:value="0.1571" calcext:value-type="float">
            <text:p>0.157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9.21" calcext:value-type="float">
            <text:p>9.21</text:p>
          </table:table-cell>
          <table:table-cell office:value-type="float" office:value="0.1199" calcext:value-type="float">
            <text:p>0.119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8.58" calcext:value-type="float">
            <text:p>8.58</text:p>
          </table:table-cell>
          <table:table-cell office:value-type="float" office:value="0.1196" calcext:value-type="float">
            <text:p>0.119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9.44" calcext:value-type="float">
            <text:p>9.44</text:p>
          </table:table-cell>
          <table:table-cell office:value-type="float" office:value="0.1507" calcext:value-type="float">
            <text:p>0.150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8.54" calcext:value-type="float">
            <text:p>8.54</text:p>
          </table:table-cell>
          <table:table-cell office:value-type="float" office:value="0.1692" calcext:value-type="float">
            <text:p>0.169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7.12" calcext:value-type="float">
            <text:p>7.12</text:p>
          </table:table-cell>
          <table:table-cell office:value-type="float" office:value="0.2169" calcext:value-type="float">
            <text:p>0.216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9.27" calcext:value-type="float">
            <text:p>9.27</text:p>
          </table:table-cell>
          <table:table-cell office:value-type="float" office:value="0.1343" calcext:value-type="float">
            <text:p>0.134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9.07" calcext:value-type="float">
            <text:p>9.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9.05" calcext:value-type="float">
            <text:p>9.05</text:p>
          </table:table-cell>
          <table:table-cell office:value-type="float" office:value="0.1198" calcext:value-type="float">
            <text:p>0.119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8.47" calcext:value-type="float">
            <text:p>8.47</text:p>
          </table:table-cell>
          <table:table-cell office:value-type="float" office:value="0.1513" calcext:value-type="float">
            <text:p>0.1513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7.64" calcext:value-type="float">
            <text:p>7.64</text:p>
          </table:table-cell>
          <table:table-cell office:value-type="float" office:value="0.1916" calcext:value-type="float">
            <text:p>0.1916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9.92" calcext:value-type="float">
            <text:p>9.92</text:p>
          </table:table-cell>
          <table:table-cell office:value-type="float" office:value="0.1306" calcext:value-type="float">
            <text:p>0.130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9.45" calcext:value-type="float">
            <text:p>9.45</text:p>
          </table:table-cell>
          <table:table-cell office:value-type="float" office:value="0.1352" calcext:value-type="float">
            <text:p>0.1352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7.24" calcext:value-type="float">
            <text:p>7.24</text:p>
          </table:table-cell>
          <table:table-cell office:value-type="float" office:value="0.2098" calcext:value-type="float">
            <text:p>0.209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7349" calcext:value-type="float">
            <text:p>0.73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6519" calcext:value-type="float">
            <text:p>0.65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3.5333" calcext:value-type="float">
            <text:p>3.5333</text:p>
          </table:table-cell>
          <table:table-cell office:value-type="float" office:value="0.5" calcext:value-type="float">
            <text:p>0.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7213" calcext:value-type="float">
            <text:p>0.72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542" calcext:value-type="float">
            <text:p>0.854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2.3667" calcext:value-type="float">
            <text:p>2.3667</text:p>
          </table:table-cell>
          <table:table-cell office:value-type="float" office:value="0.6489" calcext:value-type="float">
            <text:p>0.64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7105" calcext:value-type="float">
            <text:p>0.7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6054" calcext:value-type="float">
            <text:p>0.605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6694" calcext:value-type="float">
            <text:p>0.669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8598" calcext:value-type="float">
            <text:p>0.85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072" calcext:value-type="float">
            <text:p>0.80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2.7667" calcext:value-type="float">
            <text:p>2.7667</text:p>
          </table:table-cell>
          <table:table-cell office:value-type="float" office:value="0.6182" calcext:value-type="float">
            <text:p>0.6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25" calcext:value-type="float">
            <text:p>0.8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898" calcext:value-type="float">
            <text:p>0.8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5639" calcext:value-type="float">
            <text:p>0.563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316" calcext:value-type="float">
            <text:p>0.83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7921" calcext:value-type="float">
            <text:p>0.79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7281" calcext:value-type="float">
            <text:p>0.72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7069" calcext:value-type="float">
            <text:p>0.706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374" calcext:value-type="float">
            <text:p>0.73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7253" calcext:value-type="float">
            <text:p>0.72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37" calcext:value-type="float">
            <text:p>0.8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3.11" calcext:value-type="float">
            <text:p>3.11</text:p>
          </table:table-cell>
          <table:table-cell office:value-type="float" office:value="0.5869" calcext:value-type="float">
            <text:p>0.58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4.79" calcext:value-type="float">
            <text:p>4.79</text:p>
          </table:table-cell>
          <table:table-cell office:value-type="float" office:value="0.4" calcext:value-type="float">
            <text:p>0.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3.37" calcext:value-type="float">
            <text:p>3.37</text:p>
          </table:table-cell>
          <table:table-cell office:value-type="float" office:value="0.5556" calcext:value-type="float">
            <text:p>0.555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3.25" calcext:value-type="float">
            <text:p>3.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3.04" calcext:value-type="float">
            <text:p>3.04</text:p>
          </table:table-cell>
          <table:table-cell office:value-type="float" office:value="0.5894" calcext:value-type="float">
            <text:p>0.589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5193" calcext:value-type="float">
            <text:p>0.519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3.75" calcext:value-type="float">
            <text:p>3.75</text:p>
          </table:table-cell>
          <table:table-cell office:value-type="float" office:value="0.5075" calcext:value-type="float">
            <text:p>0.50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87" calcext:value-type="float">
            <text:p>2.87</text:p>
          </table:table-cell>
          <table:table-cell office:value-type="float" office:value="0.6214" calcext:value-type="float">
            <text:p>0.62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3.15" calcext:value-type="float">
            <text:p>3.15</text:p>
          </table:table-cell>
          <table:table-cell office:value-type="float" office:value="0.5817" calcext:value-type="float">
            <text:p>0.581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3.48" calcext:value-type="float">
            <text:p>3.48</text:p>
          </table:table-cell>
          <table:table-cell office:value-type="float" office:value="0.5465" calcext:value-type="float">
            <text:p>0.546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.67" calcext:value-type="float">
            <text:p>2.67</text:p>
          </table:table-cell>
          <table:table-cell office:value-type="float" office:value="0.6472" calcext:value-type="float">
            <text:p>0.64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3.14" calcext:value-type="float">
            <text:p>3.14</text:p>
          </table:table-cell>
          <table:table-cell office:value-type="float" office:value="0.5829" calcext:value-type="float">
            <text:p>0.582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4.07" calcext:value-type="float">
            <text:p>4.07</text:p>
          </table:table-cell>
          <table:table-cell office:value-type="float" office:value="0.4778" calcext:value-type="float">
            <text:p>0.477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86" calcext:value-type="float">
            <text:p>3.86</text:p>
          </table:table-cell>
          <table:table-cell office:value-type="float" office:value="0.4959" calcext:value-type="float">
            <text:p>0.495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4.71" calcext:value-type="float">
            <text:p>4.71</text:p>
          </table:table-cell>
          <table:table-cell office:value-type="float" office:value="0.3902" calcext:value-type="float">
            <text:p>0.390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2.68" calcext:value-type="float">
            <text:p>2.68</text:p>
          </table:table-cell>
          <table:table-cell office:value-type="float" office:value="0.6482" calcext:value-type="float">
            <text:p>0.648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2.38" calcext:value-type="float">
            <text:p>2.38</text:p>
          </table:table-cell>
          <table:table-cell office:value-type="float" office:value="0.6953" calcext:value-type="float">
            <text:p>0.695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2.83" calcext:value-type="float">
            <text:p>2.83</text:p>
          </table:table-cell>
          <table:table-cell office:value-type="float" office:value="0.6212" calcext:value-type="float">
            <text:p>0.62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4.14" calcext:value-type="float">
            <text:p>4.14</text:p>
          </table:table-cell>
          <table:table-cell office:value-type="float" office:value="0.4752" calcext:value-type="float">
            <text:p>0.475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3.25" calcext:value-type="float">
            <text:p>3.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3.24" calcext:value-type="float">
            <text:p>3.24</text:p>
          </table:table-cell>
          <table:table-cell office:value-type="float" office:value="0.5714" calcext:value-type="float">
            <text:p>0.571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4" calcext:value-type="float">
            <text:p>4</text:p>
          </table:table-cell>
          <table:table-cell office:value-type="float" office:value="0.4843" calcext:value-type="float">
            <text:p>0.484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2.56" calcext:value-type="float">
            <text:p>2.56</text:p>
          </table:table-cell>
          <table:table-cell office:value-type="float" office:value="0.6804" calcext:value-type="float">
            <text:p>0.680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2.57" calcext:value-type="float">
            <text:p>2.57</text:p>
          </table:table-cell>
          <table:table-cell office:value-type="float" office:value="0.6748" calcext:value-type="float">
            <text:p>0.674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571" calcext:value-type="float">
            <text:p>0.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9474" calcext:value-type="float">
            <text:p>0.9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7059" calcext:value-type="float">
            <text:p>0.70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19" calcext:value-type="float">
            <text:p>0.76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92" calcext:value-type="float">
            <text:p>0.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125" calcext:value-type="float">
            <text:p>0.8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833" calcext:value-type="float">
            <text:p>0.5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9474" calcext:value-type="float">
            <text:p>0.9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895" calcext:value-type="float">
            <text:p>0.78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333" calcext:value-type="float">
            <text:p>0.8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231" calcext:value-type="float">
            <text:p>0.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667" calcext:value-type="float">
            <text:p>0.8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8889" calcext:value-type="float">
            <text:p>0.8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451" calcext:value-type="float">
            <text:p>0.74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5444" calcext:value-type="float">
            <text:p>0.54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4634" calcext:value-type="float">
            <text:p>0.46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656" calcext:value-type="float">
            <text:p>0.76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136" calcext:value-type="float">
            <text:p>0.81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039" calcext:value-type="float">
            <text:p>0.80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538" calcext:value-type="float">
            <text:p>0.75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7037" calcext:value-type="float">
            <text:p>0.70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544" calcext:value-type="float">
            <text:p>0.7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6615" calcext:value-type="float">
            <text:p>0.66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889" calcext:value-type="float">
            <text:p>0.88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6538" calcext:value-type="float">
            <text:p>0.65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3.0667" calcext:value-type="float">
            <text:p>3.0667</text:p>
          </table:table-cell>
          <table:table-cell office:value-type="float" office:value="0.3559" calcext:value-type="float">
            <text:p>0.355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478" calcext:value-type="float">
            <text:p>0.84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5357" calcext:value-type="float">
            <text:p>0.53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5652" calcext:value-type="float">
            <text:p>0.56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288" calcext:value-type="float">
            <text:p>0.7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288" calcext:value-type="float">
            <text:p>0.7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462" calcext:value-type="float">
            <text:p>0.84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182" calcext:value-type="float">
            <text:p>0.81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875" calcext:value-type="float">
            <text:p>0.8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9412" calcext:value-type="float">
            <text:p>0.94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68" calcext:value-type="float">
            <text:p>0.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6818" calcext:value-type="float">
            <text:p>0.68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421" calcext:value-type="float">
            <text:p>0.8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667" calcext:value-type="float">
            <text:p>0.7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48" calcext:value-type="float">
            <text:p>0.90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261" calcext:value-type="float">
            <text:p>0.82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421" calcext:value-type="float">
            <text:p>0.8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9565" calcext:value-type="float">
            <text:p>0.95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91" calcext:value-type="float">
            <text:p>0.90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63" calcext:value-type="float">
            <text:p>0.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947" calcext:value-type="float">
            <text:p>0.89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393" calcext:value-type="float">
            <text:p>0.83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923" calcext:value-type="float">
            <text:p>0.69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833" calcext:value-type="float">
            <text:p>0.8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814" calcext:value-type="float">
            <text:p>0.8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897" calcext:value-type="float">
            <text:p>0.58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818" calcext:value-type="float">
            <text:p>0.78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8958" calcext:value-type="float">
            <text:p>0.89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4" calcext:value-type="float">
            <text:p>0.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552" calcext:value-type="float">
            <text:p>0.65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9216" calcext:value-type="float">
            <text:p>0.92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705" calcext:value-type="float">
            <text:p>0.77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07" calcext:value-type="float">
            <text:p>0.8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423" calcext:value-type="float">
            <text:p>0.9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569" calcext:value-type="float">
            <text:p>0.5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31" calcext:value-type="float">
            <text:p>0.84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679" calcext:value-type="float">
            <text:p>0.8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6528" calcext:value-type="float">
            <text:p>0.65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188" calcext:value-type="float">
            <text:p>0.7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8333" calcext:value-type="float">
            <text:p>0.8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62" calcext:value-type="float">
            <text:p>0.90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421" calcext:value-type="float">
            <text:p>0.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2.9" calcext:value-type="float">
            <text:p>2.9</text:p>
          </table:table-cell>
          <table:table-cell office:value-type="float" office:value="0.5185" calcext:value-type="float">
            <text:p>0.51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6897" calcext:value-type="float">
            <text:p>0.68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65" calcext:value-type="float">
            <text:p>0.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8571" calcext:value-type="float">
            <text:p>0.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7826" calcext:value-type="float">
            <text:p>0.7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4103" calcext:value-type="float">
            <text:p>0.41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718" calcext:value-type="float">
            <text:p>0.87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6" calcext:value-type="float">
            <text:p>3.6</text:p>
          </table:table-cell>
          <table:table-cell office:value-type="float" office:value="0.2188" calcext:value-type="float">
            <text:p>0.2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871" calcext:value-type="float">
            <text:p>0.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7692" calcext:value-type="float">
            <text:p>0.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5" calcext:value-type="float">
            <text:p>0.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788" calcext:value-type="float">
            <text:p>0.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429" calcext:value-type="float">
            <text:p>0.7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621" calcext:value-type="float">
            <text:p>0.86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6364" calcext:value-type="float">
            <text:p>0.6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6" calcext:value-type="float">
            <text:p>0.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9" calcext:value-type="float">
            <text:p>1.9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2.7" calcext:value-type="float">
            <text:p>2.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2.3" calcext:value-type="float">
            <text:p>2.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3.73333333333333" calcext:value-type="float">
            <text:p>3.73333333333333</text:p>
          </table:table-cell>
          <table:table-cell office:value-type="float" office:value="0.459302325581395" calcext:value-type="float">
            <text:p>0.45930232558139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63333333333333" calcext:value-type="float">
            <text:p>2.63333333333333</text:p>
          </table:table-cell>
          <table:table-cell office:value-type="float" office:value="0.570469798657718" calcext:value-type="float">
            <text:p>0.5704697986577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520231213872832" calcext:value-type="float">
            <text:p>0.52023121387283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8.13333333333333" calcext:value-type="float">
            <text:p>8.13333333333333</text:p>
          </table:table-cell>
          <table:table-cell office:value-type="float" office:value="0.177121771217712" calcext:value-type="float">
            <text:p>0.17712177121771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6" calcext:value-type="float">
            <text:p>2.6</text:p>
          </table:table-cell>
          <table:table-cell office:value-type="float" office:value="0.577922077922078" calcext:value-type="float">
            <text:p>0.5779220779220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567741935483871" calcext:value-type="float">
            <text:p>0.56774193548387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300884955752212" calcext:value-type="float">
            <text:p>0.30088495575221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5.26666666666667" calcext:value-type="float">
            <text:p>5.26666666666667</text:p>
          </table:table-cell>
          <table:table-cell office:value-type="float" office:value="0.328571428571429" calcext:value-type="float">
            <text:p>0.32857142857142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2.63333333333333" calcext:value-type="float">
            <text:p>2.6333333333333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4.43333333333333" calcext:value-type="float">
            <text:p>4.43333333333333</text:p>
          </table:table-cell>
          <table:table-cell office:value-type="float" office:value="0.401015228426396" calcext:value-type="float">
            <text:p>0.4010152284263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0.524137931034483" calcext:value-type="float">
            <text:p>0.52413793103448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6" calcext:value-type="float">
            <text:p>6</text:p>
          </table:table-cell>
          <table:table-cell office:value-type="float" office:value="0.263681592039801" calcext:value-type="float">
            <text:p>0.2636815920398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0.334763948497854" calcext:value-type="float">
            <text:p>0.33476394849785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418079096045198" calcext:value-type="float">
            <text:p>0.41807909604519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617021276595745" calcext:value-type="float">
            <text:p>0.61702127659574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0.602739726027397" calcext:value-type="float">
            <text:p>0.6027397260273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585185185185185" calcext:value-type="float">
            <text:p>0.58518518518518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560240963855422" calcext:value-type="float">
            <text:p>0.5602409638554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0.520710059171598" calcext:value-type="float">
            <text:p>0.5207100591715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2" calcext:value-type="float">
            <text:p>3.2</text:p>
          </table:table-cell>
          <table:table-cell office:value-type="float" office:value="0.516129032258065" calcext:value-type="float">
            <text:p>0.5161290322580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51612903225806" calcext:value-type="float">
            <text:p>0.4516129032258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2" calcext:value-type="float">
            <text:p>3.2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787878787878788" calcext:value-type="float">
            <text:p>0.78787878787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.96666666666667" calcext:value-type="float">
            <text:p>2.96666666666667</text:p>
          </table:table-cell>
          <table:table-cell office:value-type="float" office:value="0.536585365853659" calcext:value-type="float">
            <text:p>0.5365853658536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407766990291262" calcext:value-type="float">
            <text:p>0.40776699029126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0.330357142857143" calcext:value-type="float">
            <text:p>0.3303571428571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417721518987342" calcext:value-type="float">
            <text:p>0.41772151898734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382608695652174" calcext:value-type="float">
            <text:p>0.38260869565217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41" calcext:value-type="float">
            <text:p>0.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25396825396825" calcext:value-type="float">
            <text:p>0.8253968253968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63380281690141" calcext:value-type="float">
            <text:p>0.563380281690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443396226415094" calcext:value-type="float">
            <text:p>0.4433962264150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92452830188679" calcext:value-type="float">
            <text:p>0.792452830188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4.53333333333333" calcext:value-type="float">
            <text:p>4.53333333333333</text:p>
          </table:table-cell>
          <table:table-cell office:value-type="float" office:value="0.164383561643836" calcext:value-type="float">
            <text:p>0.1643835616438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38636363636364" calcext:value-type="float">
            <text:p>0.7386363636363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4.26666666666667" calcext:value-type="float">
            <text:p>4.26666666666667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0.271523178807947" calcext:value-type="float">
            <text:p>0.2715231788079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6" calcext:value-type="float">
            <text:p>0.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46666666666667" calcext:value-type="float">
            <text:p>3.46666666666667</text:p>
          </table:table-cell>
          <table:table-cell office:value-type="float" office:value="0.253968253968254" calcext:value-type="float">
            <text:p>0.25396825396825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0.415929203539823" calcext:value-type="float">
            <text:p>0.4159292035398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287037037037037" calcext:value-type="float">
            <text:p>0.2870370370370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662162162162162" calcext:value-type="float">
            <text:p>0.6621621621621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19444444444444" calcext:value-type="float">
            <text:p>0.8194444444444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76666666666667" calcext:value-type="float">
            <text:p>1.7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463414634146341" calcext:value-type="float">
            <text:p>0.4634146341463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5" calcext:value-type="float">
            <text:p>1.5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1" calcext:value-type="float">
            <text:p>0.1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8.36666666666667" calcext:value-type="float">
            <text:p>8.3666666666666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7.63333333333333" calcext:value-type="float">
            <text:p>7.63333333333333</text:p>
          </table:table-cell>
          <table:table-cell office:value-type="float" office:value="0.20377358490566" calcext:value-type="float">
            <text:p>0.203773584905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7.06666666666667" calcext:value-type="float">
            <text:p>7.06666666666667</text:p>
          </table:table-cell>
          <table:table-cell office:value-type="float" office:value="0.280442804428044" calcext:value-type="float">
            <text:p>0.28044280442804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7.36666666666667" calcext:value-type="float">
            <text:p>7.36666666666667</text:p>
          </table:table-cell>
          <table:table-cell office:value-type="float" office:value="0.212927756653992" calcext:value-type="float">
            <text:p>0.21292775665399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0.205761316872428" calcext:value-type="float">
            <text:p>0.20576131687242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6.7" calcext:value-type="float">
            <text:p>6.7</text:p>
          </table:table-cell>
          <table:table-cell office:value-type="float" office:value="0.284584980237154" calcext:value-type="float">
            <text:p>0.2845849802371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7.73333333333333" calcext:value-type="float">
            <text:p>7.73333333333333</text:p>
          </table:table-cell>
          <table:table-cell office:value-type="float" office:value="0.180451127819549" calcext:value-type="float">
            <text:p>0.18045112781954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8.9" calcext:value-type="float">
            <text:p>8.9</text:p>
          </table:table-cell>
          <table:table-cell office:value-type="float" office:value="0.170491803278689" calcext:value-type="float">
            <text:p>0.17049180327868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0.212230215827338" calcext:value-type="float">
            <text:p>0.21223021582733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8.3" calcext:value-type="float">
            <text:p>8.3</text:p>
          </table:table-cell>
          <table:table-cell office:value-type="float" office:value="0.203508771929825" calcext:value-type="float">
            <text:p>0.2035087719298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7.36666666666667" calcext:value-type="float">
            <text:p>7.36666666666667</text:p>
          </table:table-cell>
          <table:table-cell office:value-type="float" office:value="0.221774193548387" calcext:value-type="float">
            <text:p>0.22177419354838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7.56666666666667" calcext:value-type="float">
            <text:p>7.56666666666667</text:p>
          </table:table-cell>
          <table:table-cell office:value-type="float" office:value="0.239285714285714" calcext:value-type="float">
            <text:p>0.23928571428571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7.8" calcext:value-type="float">
            <text:p>7.8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6.43333333333333" calcext:value-type="float">
            <text:p>6.4333333333333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7.1" calcext:value-type="float">
            <text:p>7.1</text:p>
          </table:table-cell>
          <table:table-cell office:value-type="float" office:value="0.276264591439689" calcext:value-type="float">
            <text:p>0.27626459143968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8.1" calcext:value-type="float">
            <text:p>8.1</text:p>
          </table:table-cell>
          <table:table-cell office:value-type="float" office:value="0.22680412371134" calcext:value-type="float">
            <text:p>0.226804123711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8.1" calcext:value-type="float">
            <text:p>8.1</text:p>
          </table:table-cell>
          <table:table-cell office:value-type="float" office:value="0.234265734265734" calcext:value-type="float">
            <text:p>0.23426573426573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7.1" calcext:value-type="float">
            <text:p>7.1</text:p>
          </table:table-cell>
          <table:table-cell office:value-type="float" office:value="0.248091603053435" calcext:value-type="float">
            <text:p>0.24809160305343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8.03333333333333" calcext:value-type="float">
            <text:p>8.03333333333333</text:p>
          </table:table-cell>
          <table:table-cell office:value-type="float" office:value="0.197718631178707" calcext:value-type="float">
            <text:p>0.19771863117870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0.170068027210884" calcext:value-type="float">
            <text:p>0.17006802721088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6.06666666666667" calcext:value-type="float">
            <text:p>6.06666666666667</text:p>
          </table:table-cell>
          <table:table-cell office:value-type="float" office:value="0.324675324675325" calcext:value-type="float">
            <text:p>0.32467532467532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5.9" calcext:value-type="float">
            <text:p>5.9</text:p>
          </table:table-cell>
          <table:table-cell office:value-type="float" office:value="0.292372881355932" calcext:value-type="float">
            <text:p>0.29237288135593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0.186311787072243" calcext:value-type="float">
            <text:p>0.18631178707224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86666666666667" calcext:value-type="float">
            <text:p>3.8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4.8" calcext:value-type="float">
            <text:p>4.8</text:p>
          </table:table-cell>
          <table:table-cell office:value-type="float" office:value="0.05" calcext:value-type="float">
            <text:p>0.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4.03333333333333" calcext:value-type="float">
            <text:p>4.0333333333333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4.6" calcext:value-type="float">
            <text:p>4.6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.03333333333333" calcext:value-type="float">
            <text:p>4.0333333333333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4.13333333333333" calcext:value-type="float">
            <text:p>4.13333333333333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4.4" calcext:value-type="float">
            <text:p>4.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4.4" calcext:value-type="float">
            <text:p>4.4</text:p>
          </table:table-cell>
          <table:table-cell office:value-type="float" office:value="0.0882352941176471" calcext:value-type="float">
            <text:p>0.08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4.2" calcext:value-type="float">
            <text:p>4.2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4.36666666666667" calcext:value-type="float">
            <text:p>4.3666666666666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86666666666667" calcext:value-type="float">
            <text:p>3.8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68" calcext:value-type="float">
            <text:p>1.68</text:p>
          </table:table-cell>
          <table:table-cell office:value-type="float" office:value="0.540322580645161" calcext:value-type="float">
            <text:p>0.54032258064516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6" calcext:value-type="float">
            <text:p>1.36</text:p>
          </table:table-cell>
          <table:table-cell office:value-type="float" office:value="0.646766169154229" calcext:value-type="float">
            <text:p>0.64676616915422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.48" calcext:value-type="float">
            <text:p>1.48</text:p>
          </table:table-cell>
          <table:table-cell office:value-type="float" office:value="0.601851851851852" calcext:value-type="float">
            <text:p>0.6018518518518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1.41" calcext:value-type="float">
            <text:p>1.41</text:p>
          </table:table-cell>
          <table:table-cell office:value-type="float" office:value="0.616740088105727" calcext:value-type="float">
            <text:p>0.6167400881057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55" calcext:value-type="float">
            <text:p>0.55</text:p>
          </table:table-cell>
          <table:table-cell office:value-type="float" office:value="0.932926829268293" calcext:value-type="float">
            <text:p>0.93292682926829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.12" calcext:value-type="float">
            <text:p>1.12</text:p>
          </table:table-cell>
          <table:table-cell office:value-type="float" office:value="0.690140845070423" calcext:value-type="float">
            <text:p>0.69014084507042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54" calcext:value-type="float">
            <text:p>0.54</text:p>
          </table:table-cell>
          <table:table-cell office:value-type="float" office:value="0.908045977011494" calcext:value-type="float">
            <text:p>0.90804597701149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13" calcext:value-type="float">
            <text:p>1.13</text:p>
          </table:table-cell>
          <table:table-cell office:value-type="float" office:value="0.702564102564102" calcext:value-type="float">
            <text:p>0.70256410256410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85" calcext:value-type="float">
            <text:p>1.85</text:p>
          </table:table-cell>
          <table:table-cell office:value-type="float" office:value="0.512" calcext:value-type="float">
            <text:p>0.5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75" calcext:value-type="float">
            <text:p>0.75</text:p>
          </table:table-cell>
          <table:table-cell office:value-type="float" office:value="0.781990521327014" calcext:value-type="float">
            <text:p>0.7819905213270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582329317269076" calcext:value-type="float">
            <text:p>0.5823293172690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1.18" calcext:value-type="float">
            <text:p>1.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93" calcext:value-type="float">
            <text:p>0.93</text:p>
          </table:table-cell>
          <table:table-cell office:value-type="float" office:value="0.740384615384615" calcext:value-type="float">
            <text:p>0.74038461538461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.53" calcext:value-type="float">
            <text:p>0.53</text:p>
          </table:table-cell>
          <table:table-cell office:value-type="float" office:value="0.831775700934579" calcext:value-type="float">
            <text:p>0.83177570093457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48" calcext:value-type="float">
            <text:p>1.48</text:p>
          </table:table-cell>
          <table:table-cell office:value-type="float" office:value="0.583941605839416" calcext:value-type="float">
            <text:p>0.5839416058394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59" calcext:value-type="float">
            <text:p>0.59</text:p>
          </table:table-cell>
          <table:table-cell office:value-type="float" office:value="0.87431693989071" calcext:value-type="float">
            <text:p>0.8743169398907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9" calcext:value-type="float">
            <text:p>1.9</text:p>
          </table:table-cell>
          <table:table-cell office:value-type="float" office:value="0.496688741721854" calcext:value-type="float">
            <text:p>0.49668874172185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83" calcext:value-type="float">
            <text:p>0.83</text:p>
          </table:table-cell>
          <table:table-cell office:value-type="float" office:value="0.78974358974359" calcext:value-type="float">
            <text:p>0.7897435897435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26" calcext:value-type="float">
            <text:p>1.26</text:p>
          </table:table-cell>
          <table:table-cell office:value-type="float" office:value="0.636" calcext:value-type="float">
            <text:p>0.6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52" calcext:value-type="float">
            <text:p>0.52</text:p>
          </table:table-cell>
          <table:table-cell office:value-type="float" office:value="0.853658536585366" calcext:value-type="float">
            <text:p>0.85365853658536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02" calcext:value-type="float">
            <text:p>2.02</text:p>
          </table:table-cell>
          <table:table-cell office:value-type="float" office:value="0.460076045627376" calcext:value-type="float">
            <text:p>0.46007604562737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32" calcext:value-type="float">
            <text:p>1.32</text:p>
          </table:table-cell>
          <table:table-cell office:value-type="float" office:value="0.67816091954023" calcext:value-type="float">
            <text:p>0.6781609195402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18181818181818" calcext:value-type="float">
            <text:p>0.6181818181818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2280701754386" calcext:value-type="float">
            <text:p>0.622807017543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22" calcext:value-type="float">
            <text:p>1.22</text:p>
          </table:table-cell>
          <table:table-cell office:value-type="float" office:value="0.757009345794392" calcext:value-type="float">
            <text:p>0.75700934579439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28" calcext:value-type="float">
            <text:p>1.28</text:p>
          </table:table-cell>
          <table:table-cell office:value-type="float" office:value="0.804347826086956" calcext:value-type="float">
            <text:p>0.80434782608695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31" calcext:value-type="float">
            <text:p>1.31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690721649484536" calcext:value-type="float">
            <text:p>0.69072164948453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36" calcext:value-type="float">
            <text:p>1.36</text:p>
          </table:table-cell>
          <table:table-cell office:value-type="float" office:value="0.65" calcext:value-type="float">
            <text:p>0.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673076923076923" calcext:value-type="float">
            <text:p>0.6730769230769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51" calcext:value-type="float">
            <text:p>1.5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683673469387755" calcext:value-type="float">
            <text:p>0.6836734693877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" calcext:value-type="float">
            <text:p>0.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52" calcext:value-type="float">
            <text:p>1.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21" calcext:value-type="float">
            <text:p>1.21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41" calcext:value-type="float">
            <text:p>1.41</text:p>
          </table:table-cell>
          <table:table-cell office:value-type="float" office:value="0.623762376237624" calcext:value-type="float">
            <text:p>0.6237623762376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25" calcext:value-type="float">
            <text:p>1.25</text:p>
          </table:table-cell>
          <table:table-cell office:value-type="float" office:value="0.616" calcext:value-type="float">
            <text:p>0.6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27" calcext:value-type="float">
            <text:p>1.27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42" calcext:value-type="float">
            <text:p>1.42</text:p>
          </table:table-cell>
          <table:table-cell office:value-type="float" office:value="0.641304347826087" calcext:value-type="float">
            <text:p>0.6413043478260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590909090909091" calcext:value-type="float">
            <text:p>0.5909090909090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772151898734177" calcext:value-type="float">
            <text:p>0.7721518987341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4" calcext:value-type="float">
            <text:p>4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3.4" calcext:value-type="float">
            <text:p>3.4</text:p>
          </table:table-cell>
          <table:table-cell office:value-type="float" office:value="0.25" calcext:value-type="float">
            <text:p>0.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75" calcext:value-type="float">
            <text:p>0.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3.2" calcext:value-type="float">
            <text:p>3.2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3.6" calcext:value-type="float">
            <text:p>3.6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6" calcext:value-type="float">
            <text:p>3.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654929577464789" calcext:value-type="float">
            <text:p>0.65492957746478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27" calcext:value-type="float">
            <text:p>1.27</text:p>
          </table:table-cell>
          <table:table-cell office:value-type="float" office:value="0.561338289962825" calcext:value-type="float">
            <text:p>0.56133828996282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645985401459854" calcext:value-type="float">
            <text:p>0.64598540145985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52" calcext:value-type="float">
            <text:p>2.52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1.35" calcext:value-type="float">
            <text:p>1.35</text:p>
          </table:table-cell>
          <table:table-cell office:value-type="float" office:value="0.536496350364963" calcext:value-type="float">
            <text:p>0.53649635036496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74" calcext:value-type="float">
            <text:p>0.74</text:p>
          </table:table-cell>
          <table:table-cell office:value-type="float" office:value="0.698198198198198" calcext:value-type="float">
            <text:p>0.69819819819819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28" calcext:value-type="float">
            <text:p>0.28</text:p>
          </table:table-cell>
          <table:table-cell office:value-type="float" office:value="0.88" calcext:value-type="float">
            <text:p>0.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56" calcext:value-type="float">
            <text:p>0.56</text:p>
          </table:table-cell>
          <table:table-cell office:value-type="float" office:value="0.779220779220779" calcext:value-type="float">
            <text:p>0.77922077922077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63" calcext:value-type="float">
            <text:p>0.63</text:p>
          </table:table-cell>
          <table:table-cell office:value-type="float" office:value="0.768292682926829" calcext:value-type="float">
            <text:p>0.76829268292682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35" calcext:value-type="float">
            <text:p>0.35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85" calcext:value-type="float">
            <text:p>0.85</text:p>
          </table:table-cell>
          <table:table-cell office:value-type="float" office:value="0.70479704797048" calcext:value-type="float">
            <text:p>0.7047970479704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43" calcext:value-type="float">
            <text:p>0.43</text:p>
          </table:table-cell>
          <table:table-cell office:value-type="float" office:value="0.828326180257511" calcext:value-type="float">
            <text:p>0.8283261802575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3.2" calcext:value-type="float">
            <text:p>3.2</text:p>
          </table:table-cell>
          <table:table-cell office:value-type="float" office:value="0.312785388127854" calcext:value-type="float">
            <text:p>0.31278538812785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642553191489362" calcext:value-type="float">
            <text:p>0.64255319148936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42" calcext:value-type="float">
            <text:p>1.42</text:p>
          </table:table-cell>
          <table:table-cell office:value-type="float" office:value="0.53356890459364" calcext:value-type="float">
            <text:p>0.5335689045936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71" calcext:value-type="float">
            <text:p>0.71</text:p>
          </table:table-cell>
          <table:table-cell office:value-type="float" office:value="0.731707317073171" calcext:value-type="float">
            <text:p>0.73170731707317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.84" calcext:value-type="float">
            <text:p>1.84</text:p>
          </table:table-cell>
          <table:table-cell office:value-type="float" office:value="0.504347826086956" calcext:value-type="float">
            <text:p>0.50434782608695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6" calcext:value-type="float">
            <text:p>1.26</text:p>
          </table:table-cell>
          <table:table-cell office:value-type="float" office:value="0.597069597069597" calcext:value-type="float">
            <text:p>0.59706959706959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06" calcext:value-type="float">
            <text:p>2.06</text:p>
          </table:table-cell>
          <table:table-cell office:value-type="float" office:value="0.497311827956989" calcext:value-type="float">
            <text:p>0.49731182795698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16" calcext:value-type="float">
            <text:p>1.16</text:p>
          </table:table-cell>
          <table:table-cell office:value-type="float" office:value="0.608365019011407" calcext:value-type="float">
            <text:p>0.60836501901140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68" calcext:value-type="float">
            <text:p>0.68</text:p>
          </table:table-cell>
          <table:table-cell office:value-type="float" office:value="0.736170212765957" calcext:value-type="float">
            <text:p>0.7361702127659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88" calcext:value-type="float">
            <text:p>0.88</text:p>
          </table:table-cell>
          <table:table-cell office:value-type="float" office:value="0.642241379310345" calcext:value-type="float">
            <text:p>0.64224137931034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15" calcext:value-type="float">
            <text:p>0.15</text:p>
          </table:table-cell>
          <table:table-cell office:value-type="float" office:value="0.931937172774869" calcext:value-type="float">
            <text:p>0.93193717277486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74" calcext:value-type="float">
            <text:p>1.74</text:p>
          </table:table-cell>
          <table:table-cell office:value-type="float" office:value="0.485074626865672" calcext:value-type="float">
            <text:p>0.48507462686567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7" calcext:value-type="float">
            <text:p>1.37</text:p>
          </table:table-cell>
          <table:table-cell office:value-type="float" office:value="0.479674796747968" calcext:value-type="float">
            <text:p>0.47967479674796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52" calcext:value-type="float">
            <text:p>1.5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85" calcext:value-type="float">
            <text:p>1.85</text:p>
          </table:table-cell>
          <table:table-cell office:value-type="float" office:value="0.404411764705882" calcext:value-type="float">
            <text:p>0.40441176470588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449275362318841" calcext:value-type="float">
            <text:p>0.44927536231884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24" calcext:value-type="float">
            <text:p>1.24</text:p>
          </table:table-cell>
          <table:table-cell office:value-type="float" office:value="0.468085106382979" calcext:value-type="float">
            <text:p>0.46808510638297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37" calcext:value-type="float">
            <text:p>1.37</text:p>
          </table:table-cell>
          <table:table-cell office:value-type="float" office:value="0.516393442622951" calcext:value-type="float">
            <text:p>0.51639344262295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496296296296296" calcext:value-type="float">
            <text:p>0.49629629629629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488" calcext:value-type="float">
            <text:p>0.48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49" calcext:value-type="float">
            <text:p>1.49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7" calcext:value-type="float">
            <text:p>1.7</text:p>
          </table:table-cell>
          <table:table-cell office:value-type="float" office:value="0.358778625954198" calcext:value-type="float">
            <text:p>0.35877862595419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61" calcext:value-type="float">
            <text:p>1.61</text:p>
          </table:table-cell>
          <table:table-cell office:value-type="float" office:value="0.449275362318841" calcext:value-type="float">
            <text:p>0.44927536231884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64" calcext:value-type="float">
            <text:p>1.64</text:p>
          </table:table-cell>
          <table:table-cell office:value-type="float" office:value="0.403361344537815" calcext:value-type="float">
            <text:p>0.4033613445378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492063492063492" calcext:value-type="float">
            <text:p>0.4920634920634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65" calcext:value-type="float">
            <text:p>1.65</text:p>
          </table:table-cell>
          <table:table-cell office:value-type="float" office:value="0.407692307692308" calcext:value-type="float">
            <text:p>0.4076923076923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83" calcext:value-type="float">
            <text:p>1.83</text:p>
          </table:table-cell>
          <table:table-cell office:value-type="float" office:value="0.403100775193798" calcext:value-type="float">
            <text:p>0.4031007751937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47" calcext:value-type="float">
            <text:p>1.47</text:p>
          </table:table-cell>
          <table:table-cell office:value-type="float" office:value="0.442622950819672" calcext:value-type="float">
            <text:p>0.44262295081967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03" calcext:value-type="float">
            <text:p>2.03</text:p>
          </table:table-cell>
          <table:table-cell office:value-type="float" office:value="0.32" calcext:value-type="float">
            <text:p>0.3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63" calcext:value-type="float">
            <text:p>1.63</text:p>
          </table:table-cell>
          <table:table-cell office:value-type="float" office:value="0.393939393939394" calcext:value-type="float">
            <text:p>0.39393939393939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03703703703704" calcext:value-type="float">
            <text:p>0.50370370370370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32" calcext:value-type="float">
            <text:p>1.3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98484848484848" calcext:value-type="float">
            <text:p>0.59848484848484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386363636363636" calcext:value-type="float">
            <text:p>0.3863636363636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774193548387097" calcext:value-type="float">
            <text:p>0.7741935483870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.2" calcext:value-type="float">
            <text:p>0.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23" calcext:value-type="float">
            <text:p>0.23</text:p>
          </table:table-cell>
          <table:table-cell office:value-type="float" office:value="0.803571428571429" calcext:value-type="float">
            <text:p>0.8035714285714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04" calcext:value-type="float">
            <text:p>0.0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86301369863014" calcext:value-type="float">
            <text:p>0.9863013698630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17" calcext:value-type="float">
            <text:p>0.17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89130434782609" calcext:value-type="float">
            <text:p>0.9891304347826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905660377358491" calcext:value-type="float">
            <text:p>0.90566037735849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09" calcext:value-type="float">
            <text:p>0.09</text:p>
          </table:table-cell>
          <table:table-cell office:value-type="float" office:value="0.933962264150943" calcext:value-type="float">
            <text:p>0.9339622641509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11" calcext:value-type="float">
            <text:p>0.11</text:p>
          </table:table-cell>
          <table:table-cell office:value-type="float" office:value="0.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05" calcext:value-type="float">
            <text:p>0.05</text:p>
          </table:table-cell>
          <table:table-cell office:value-type="float" office:value="0.94949494949495" calcext:value-type="float">
            <text:p>0.949494949494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.18" calcext:value-type="float">
            <text:p>0.18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13" calcext:value-type="float">
            <text:p>0.13</text:p>
          </table:table-cell>
          <table:table-cell office:value-type="float" office:value="0.891891891891892" calcext:value-type="float">
            <text:p>0.89189189189189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74137931034483" calcext:value-type="float">
            <text:p>0.9741379310344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06" calcext:value-type="float">
            <text:p>0.06</text:p>
          </table:table-cell>
          <table:table-cell office:value-type="float" office:value="0.944954128440367" calcext:value-type="float">
            <text:p>0.94495412844036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36" calcext:value-type="float">
            <text:p>0.36</text:p>
          </table:table-cell>
          <table:table-cell office:value-type="float" office:value="0.76984126984127" calcext:value-type="float">
            <text:p>0.7698412698412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71153846153846" calcext:value-type="float">
            <text:p>0.9711538461538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05" calcext:value-type="float">
            <text:p>0.05</text:p>
          </table:table-cell>
          <table:table-cell office:value-type="float" office:value="0.961904761904762" calcext:value-type="float">
            <text:p>0.9619047619047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02" calcext:value-type="float">
            <text:p>0.02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25" calcext:value-type="float">
            <text:p>0.25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57" calcext:value-type="float">
            <text:p>0.57</text:p>
          </table:table-cell>
          <table:table-cell office:value-type="float" office:value="0.630434782608696" calcext:value-type="float">
            <text:p>0.6304347826086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.35" calcext:value-type="float">
            <text:p>0.35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.12" calcext:value-type="float">
            <text:p>0.12</text:p>
          </table:table-cell>
          <table:table-cell office:value-type="float" office:value="0.848101265822785" calcext:value-type="float">
            <text:p>0.8481012658227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17" calcext:value-type="float">
            <text:p>0.17</text:p>
          </table:table-cell>
          <table:table-cell office:value-type="float" office:value="0.848837209302326" calcext:value-type="float">
            <text:p>0.8488372093023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19" calcext:value-type="float">
            <text:p>0.19</text:p>
          </table:table-cell>
          <table:table-cell office:value-type="float" office:value="0.813186813186813" calcext:value-type="float">
            <text:p>0.8131868131868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29" calcext:value-type="float">
            <text:p>0.29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31" calcext:value-type="float">
            <text:p>0.31</text:p>
          </table:table-cell>
          <table:table-cell office:value-type="float" office:value="0.752475247524752" calcext:value-type="float">
            <text:p>0.7524752475247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23" calcext:value-type="float">
            <text:p>0.23</text:p>
          </table:table-cell>
          <table:table-cell office:value-type="float" office:value="0.835294117647059" calcext:value-type="float">
            <text:p>0.8352941176470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33" calcext:value-type="float">
            <text:p>0.33</text:p>
          </table:table-cell>
          <table:table-cell office:value-type="float" office:value="0.737864077669903" calcext:value-type="float">
            <text:p>0.7378640776699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.22" calcext:value-type="float">
            <text:p>0.22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.32" calcext:value-type="float">
            <text:p>0.32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38" calcext:value-type="float">
            <text:p>0.38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43" calcext:value-type="float">
            <text:p>0.43</text:p>
          </table:table-cell>
          <table:table-cell office:value-type="float" office:value="0.634615384615385" calcext:value-type="float">
            <text:p>0.6346153846153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45" calcext:value-type="float">
            <text:p>0.45</text:p>
          </table:table-cell>
          <table:table-cell office:value-type="float" office:value="0.70873786407767" calcext:value-type="float">
            <text:p>0.708737864077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16" calcext:value-type="float">
            <text:p>0.16</text:p>
          </table:table-cell>
          <table:table-cell office:value-type="float" office:value="0.872549019607843" calcext:value-type="float">
            <text:p>0.8725490196078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4" calcext:value-type="float">
            <text:p>0.4</text:p>
          </table:table-cell>
          <table:table-cell office:value-type="float" office:value="0.712765957446808" calcext:value-type="float">
            <text:p>0.7127659574468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16" calcext:value-type="float">
            <text:p>0.16</text:p>
          </table:table-cell>
          <table:table-cell office:value-type="float" office:value="0.855263157894737" calcext:value-type="float">
            <text:p>0.85526315789473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2.03" calcext:value-type="float">
            <text:p>12.03</text:p>
          </table:table-cell>
          <table:table-cell office:value-type="float" office:value="0.186733958183129" calcext:value-type="float">
            <text:p>0.186733958183129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9.48" calcext:value-type="float">
            <text:p>9.48</text:p>
          </table:table-cell>
          <table:table-cell office:value-type="float" office:value="0.235492010092515" calcext:value-type="float">
            <text:p>0.235492010092515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8.47" calcext:value-type="float">
            <text:p>8.47</text:p>
          </table:table-cell>
          <table:table-cell office:value-type="float" office:value="0.241584158415842" calcext:value-type="float">
            <text:p>0.24158415841584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13.64" calcext:value-type="float">
            <text:p>13.64</text:p>
          </table:table-cell>
          <table:table-cell office:value-type="float" office:value="0.157228514323784" calcext:value-type="float">
            <text:p>0.157228514323784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9.74" calcext:value-type="float">
            <text:p>9.74</text:p>
          </table:table-cell>
          <table:table-cell office:value-type="float" office:value="0.230379746835443" calcext:value-type="float">
            <text:p>0.230379746835443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0.8" calcext:value-type="float">
            <text:p>10.8</text:p>
          </table:table-cell>
          <table:table-cell office:value-type="float" office:value="0.201700154559505" calcext:value-type="float">
            <text:p>0.201700154559505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12.97" calcext:value-type="float">
            <text:p>12.97</text:p>
          </table:table-cell>
          <table:table-cell office:value-type="float" office:value="0.152729785763649" calcext:value-type="float">
            <text:p>0.152729785763649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11.76" calcext:value-type="float">
            <text:p>11.76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1.58" calcext:value-type="float">
            <text:p>11.58</text:p>
          </table:table-cell>
          <table:table-cell office:value-type="float" office:value="0.17129977460556" calcext:value-type="float">
            <text:p>0.17129977460556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2.01" calcext:value-type="float">
            <text:p>12.01</text:p>
          </table:table-cell>
          <table:table-cell office:value-type="float" office:value="0.167527675276753" calcext:value-type="float">
            <text:p>0.167527675276753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10.69" calcext:value-type="float">
            <text:p>10.69</text:p>
          </table:table-cell>
          <table:table-cell office:value-type="float" office:value="0.179253112033195" calcext:value-type="float">
            <text:p>0.179253112033195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3.07" calcext:value-type="float">
            <text:p>13.07</text:p>
          </table:table-cell>
          <table:table-cell office:value-type="float" office:value="0.152173913043478" calcext:value-type="float">
            <text:p>0.15217391304347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6.2" calcext:value-type="float">
            <text:p>6.2</text:p>
          </table:table-cell>
          <table:table-cell office:value-type="float" office:value="0.336027713625866" calcext:value-type="float">
            <text:p>0.336027713625866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5.32" calcext:value-type="float">
            <text:p>15.32</text:p>
          </table:table-cell>
          <table:table-cell office:value-type="float" office:value="0.137418203450327" calcext:value-type="float">
            <text:p>0.137418203450327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6.96" calcext:value-type="float">
            <text:p>6.96</text:p>
          </table:table-cell>
          <table:table-cell office:value-type="float" office:value="0.29127358490566" calcext:value-type="float">
            <text:p>0.2912735849056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0.24" calcext:value-type="float">
            <text:p>10.24</text:p>
          </table:table-cell>
          <table:table-cell office:value-type="float" office:value="0.2104" calcext:value-type="float">
            <text:p>0.2104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11.92" calcext:value-type="float">
            <text:p>11.92</text:p>
          </table:table-cell>
          <table:table-cell office:value-type="float" office:value="0.183628318584071" calcext:value-type="float">
            <text:p>0.18362831858407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1.01" calcext:value-type="float">
            <text:p>11.01</text:p>
          </table:table-cell>
          <table:table-cell office:value-type="float" office:value="0.204351204351204" calcext:value-type="float">
            <text:p>0.204351204351204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6.61" calcext:value-type="float">
            <text:p>6.61</text:p>
          </table:table-cell>
          <table:table-cell office:value-type="float" office:value="0.309921962095875" calcext:value-type="float">
            <text:p>0.309921962095875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6.41" calcext:value-type="float">
            <text:p>16.41</text:p>
          </table:table-cell>
          <table:table-cell office:value-type="float" office:value="0.115563298490128" calcext:value-type="float">
            <text:p>0.115563298490128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3.4" calcext:value-type="float">
            <text:p>13.4</text:p>
          </table:table-cell>
          <table:table-cell office:value-type="float" office:value="0.165901639344262" calcext:value-type="float">
            <text:p>0.165901639344262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9.71" calcext:value-type="float">
            <text:p>9.71</text:p>
          </table:table-cell>
          <table:table-cell office:value-type="float" office:value="0.217428087986464" calcext:value-type="float">
            <text:p>0.217428087986464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1.26" calcext:value-type="float">
            <text:p>11.26</text:p>
          </table:table-cell>
          <table:table-cell office:value-type="float" office:value="0.168363351605325" calcext:value-type="float">
            <text:p>0.168363351605325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1.22" calcext:value-type="float">
            <text:p>11.22</text:p>
          </table:table-cell>
          <table:table-cell office:value-type="float" office:value="0.195915279878971" calcext:value-type="float">
            <text:p>0.195915279878971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4.24" calcext:value-type="float">
            <text:p>4.24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54385964912281" calcext:value-type="float">
            <text:p>0.2543859649122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56637168141593" calcext:value-type="float">
            <text:p>0.25663716814159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4.41" calcext:value-type="float">
            <text:p>4.41</text:p>
          </table:table-cell>
          <table:table-cell office:value-type="float" office:value="0.168" calcext:value-type="float">
            <text:p>0.16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4.17" calcext:value-type="float">
            <text:p>4.17</text:p>
          </table:table-cell>
          <table:table-cell office:value-type="float" office:value="0.244755244755245" calcext:value-type="float">
            <text:p>0.24475524475524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67" calcext:value-type="float">
            <text:p>3.67</text:p>
          </table:table-cell>
          <table:table-cell office:value-type="float" office:value="0.281818181818182" calcext:value-type="float">
            <text:p>0.281818181818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83" calcext:value-type="float">
            <text:p>3.83</text:p>
          </table:table-cell>
          <table:table-cell office:value-type="float" office:value="0.309278350515464" calcext:value-type="float">
            <text:p>0.3092783505154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.12" calcext:value-type="float">
            <text:p>4.12</text:p>
          </table:table-cell>
          <table:table-cell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66" calcext:value-type="float">
            <text:p>3.66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83" calcext:value-type="float">
            <text:p>3.83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4.01" calcext:value-type="float">
            <text:p>4.01</text:p>
          </table:table-cell>
          <table:table-cell office:value-type="float" office:value="0.216666666666667" calcext:value-type="float">
            <text:p>0.21666666666666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79" calcext:value-type="float">
            <text:p>3.79</text:p>
          </table:table-cell>
          <table:table-cell office:value-type="float" office:value="0.355769230769231" calcext:value-type="float">
            <text:p>0.355769230769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84552845528455" calcext:value-type="float">
            <text:p>0.28455284552845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.35" calcext:value-type="float">
            <text:p>4.3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97" calcext:value-type="float">
            <text:p>3.97</text:p>
          </table:table-cell>
          <table:table-cell office:value-type="float" office:value="0.258928571428571" calcext:value-type="float">
            <text:p>0.25892857142857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67" calcext:value-type="float">
            <text:p>3.67</text:p>
          </table:table-cell>
          <table:table-cell office:value-type="float" office:value="0.278195488721804" calcext:value-type="float">
            <text:p>0.27819548872180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4.41" calcext:value-type="float">
            <text:p>4.41</text:p>
          </table:table-cell>
          <table:table-cell office:value-type="float" office:value="0.163636363636364" calcext:value-type="float">
            <text:p>0.1636363636363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.31" calcext:value-type="float">
            <text:p>4.31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96" calcext:value-type="float">
            <text:p>3.96</text:p>
          </table:table-cell>
          <table:table-cell office:value-type="float" office:value="0.18348623853211" calcext:value-type="float">
            <text:p>0.183486238532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4.39" calcext:value-type="float">
            <text:p>4.39</text:p>
          </table:table-cell>
          <table:table-cell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4.23" calcext:value-type="float">
            <text:p>4.23</text:p>
          </table:table-cell>
          <table:table-cell office:value-type="float" office:value="0.268041237113402" calcext:value-type="float">
            <text:p>0.26804123711340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87" calcext:value-type="float">
            <text:p>3.87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71" calcext:value-type="float">
            <text:p>3.71</text:p>
          </table:table-cell>
          <table:table-cell office:value-type="float" office:value="0.201754385964912" calcext:value-type="float">
            <text:p>0.2017543859649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75" calcext:value-type="float">
            <text:p>3.75</text:p>
          </table:table-cell>
          <table:table-cell office:value-type="float" office:value="0.346456692913386" calcext:value-type="float">
            <text:p>0.34645669291338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75" calcext:value-type="float">
            <text:p>0.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2" calcext:value-type="float">
            <text:p>0.2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5" calcext:value-type="float">
            <text:p>1.5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4.62" calcext:value-type="float">
            <text:p>4.62</text:p>
          </table:table-cell>
          <table:table-cell office:value-type="float" office:value="0.414414414414414" calcext:value-type="float">
            <text:p>0.41441441441441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3.99" calcext:value-type="float">
            <text:p>3.99</text:p>
          </table:table-cell>
          <table:table-cell office:value-type="float" office:value="0.477718360071301" calcext:value-type="float">
            <text:p>0.47771836007130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4.29" calcext:value-type="float">
            <text:p>4.29</text:p>
          </table:table-cell>
          <table:table-cell office:value-type="float" office:value="0.452296819787986" calcext:value-type="float">
            <text:p>0.45229681978798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3.79" calcext:value-type="float">
            <text:p>3.79</text:p>
          </table:table-cell>
          <table:table-cell office:value-type="float" office:value="0.493848857644991" calcext:value-type="float">
            <text:p>0.49384885764499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5.43" calcext:value-type="float">
            <text:p>5.4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4.93" calcext:value-type="float">
            <text:p>4.93</text:p>
          </table:table-cell>
          <table:table-cell office:value-type="float" office:value="0.387434554973822" calcext:value-type="float">
            <text:p>0.38743455497382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4.11" calcext:value-type="float">
            <text:p>4.11</text:p>
          </table:table-cell>
          <table:table-cell office:value-type="float" office:value="0.467486818980668" calcext:value-type="float">
            <text:p>0.4674868189806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5.16" calcext:value-type="float">
            <text:p>5.16</text:p>
          </table:table-cell>
          <table:table-cell office:value-type="float" office:value="0.353932584269663" calcext:value-type="float">
            <text:p>0.35393258426966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4.74" calcext:value-type="float">
            <text:p>4.74</text:p>
          </table:table-cell>
          <table:table-cell office:value-type="float" office:value="0.415730337078652" calcext:value-type="float">
            <text:p>0.41573033707865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630588235294118" calcext:value-type="float">
            <text:p>0.63058823529411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4.81" calcext:value-type="float">
            <text:p>4.81</text:p>
          </table:table-cell>
          <table:table-cell office:value-type="float" office:value="0.40536013400335" calcext:value-type="float">
            <text:p>0.4053601340033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3.24" calcext:value-type="float">
            <text:p>3.24</text:p>
          </table:table-cell>
          <table:table-cell office:value-type="float" office:value="0.553903345724907" calcext:value-type="float">
            <text:p>0.55390334572490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33" calcext:value-type="float">
            <text:p>2.33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3.8" calcext:value-type="float">
            <text:p>3.8</text:p>
          </table:table-cell>
          <table:table-cell office:value-type="float" office:value="0.490909090909091" calcext:value-type="float">
            <text:p>0.49090909090909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3.05" calcext:value-type="float">
            <text:p>3.05</text:p>
          </table:table-cell>
          <table:table-cell office:value-type="float" office:value="0.58997722095672" calcext:value-type="float">
            <text:p>0.5899772209567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5.72" calcext:value-type="float">
            <text:p>5.72</text:p>
          </table:table-cell>
          <table:table-cell office:value-type="float" office:value="0.335889570552147" calcext:value-type="float">
            <text:p>0.335889570552147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4.28" calcext:value-type="float">
            <text:p>4.28</text:p>
          </table:table-cell>
          <table:table-cell office:value-type="float" office:value="0.453808752025932" calcext:value-type="float">
            <text:p>0.4538087520259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4" calcext:value-type="float">
            <text:p>4</text:p>
          </table:table-cell>
          <table:table-cell office:value-type="float" office:value="0.474048442906574" calcext:value-type="float">
            <text:p>0.4740484429065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48" calcext:value-type="float">
            <text:p>3.48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4.13" calcext:value-type="float">
            <text:p>4.13</text:p>
          </table:table-cell>
          <table:table-cell office:value-type="float" office:value="0.447058823529412" calcext:value-type="float">
            <text:p>0.4470588235294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.62" calcext:value-type="float">
            <text:p>2.6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17" calcext:value-type="float">
            <text:p>2.17</text:p>
          </table:table-cell>
          <table:table-cell office:value-type="float" office:value="0.694638694638695" calcext:value-type="float">
            <text:p>0.69463869463869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4.75" calcext:value-type="float">
            <text:p>4.75</text:p>
          </table:table-cell>
          <table:table-cell office:value-type="float" office:value="0.407094594594595" calcext:value-type="float">
            <text:p>0.40709459459459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43" calcext:value-type="float">
            <text:p>1.43</text:p>
          </table:table-cell>
          <table:table-cell office:value-type="float" office:value="0.766884531590414" calcext:value-type="float">
            <text:p>0.76688453159041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43" calcext:value-type="float">
            <text:p>3.43</text:p>
          </table:table-cell>
          <table:table-cell office:value-type="float" office:value="0.574257425742574" calcext:value-type="float">
            <text:p>0.57425742574257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19" calcext:value-type="float">
            <text:p>3.1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38" calcext:value-type="float">
            <text:p>3.38</text:p>
          </table:table-cell>
          <table:table-cell office:value-type="float" office:value="0.585858585858586" calcext:value-type="float">
            <text:p>0.58585858585858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21" calcext:value-type="float">
            <text:p>3.21</text:p>
          </table:table-cell>
          <table:table-cell office:value-type="float" office:value="0.569230769230769" calcext:value-type="float">
            <text:p>0.56923076923076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3.54" calcext:value-type="float">
            <text:p>3.54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613207547169811" calcext:value-type="float">
            <text:p>0.613207547169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22" calcext:value-type="float">
            <text:p>3.22</text:p>
          </table:table-cell>
          <table:table-cell office:value-type="float" office:value="0.645454545454546" calcext:value-type="float">
            <text:p>0.6454545454545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17" calcext:value-type="float">
            <text:p>3.17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40322580645161" calcext:value-type="float">
            <text:p>0.54032258064516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31" calcext:value-type="float">
            <text:p>3.31</text:p>
          </table:table-cell>
          <table:table-cell office:value-type="float" office:value="0.534883720930232" calcext:value-type="float">
            <text:p>0.5348837209302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3.25" calcext:value-type="float">
            <text:p>3.25</text:p>
          </table:table-cell>
          <table:table-cell office:value-type="float" office:value="0.660550458715596" calcext:value-type="float">
            <text:p>0.6605504587155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580952380952381" calcext:value-type="float">
            <text:p>0.5809523809523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51" calcext:value-type="float">
            <text:p>3.51</text:p>
          </table:table-cell>
          <table:table-cell office:value-type="float" office:value="0.460869565217391" calcext:value-type="float">
            <text:p>0.46086956521739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.49" calcext:value-type="float">
            <text:p>3.4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28" calcext:value-type="float">
            <text:p>3.28</text:p>
          </table:table-cell>
          <table:table-cell office:value-type="float" office:value="0.492647058823529" calcext:value-type="float">
            <text:p>0.49264705882352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41" calcext:value-type="float">
            <text:p>3.4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36" calcext:value-type="float">
            <text:p>3.36</text:p>
          </table:table-cell>
          <table:table-cell office:value-type="float" office:value="0.544642857142857" calcext:value-type="float">
            <text:p>0.54464285714285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426229508196721" calcext:value-type="float">
            <text:p>0.4262295081967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29" calcext:value-type="float">
            <text:p>3.29</text:p>
          </table:table-cell>
          <table:table-cell office:value-type="float" office:value="0.456375838926174" calcext:value-type="float">
            <text:p>0.45637583892617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594936708860759" calcext:value-type="float">
            <text:p>0.5949367088607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32394366197183" calcext:value-type="float">
            <text:p>0.73239436619718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8" calcext:value-type="float">
            <text:p>0.8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0.475247524752475" calcext:value-type="float">
            <text:p>0.47524752475247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4875" calcext:value-type="float">
            <text:p>0.48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26027397260274" calcext:value-type="float">
            <text:p>0.7260273972602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484536082474227" calcext:value-type="float">
            <text:p>0.48453608247422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440860215053763" calcext:value-type="float">
            <text:p>0.44086021505376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623188405797101" calcext:value-type="float">
            <text:p>0.62318840579710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311594202898551" calcext:value-type="float">
            <text:p>0.31159420289855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05660377358491" calcext:value-type="float">
            <text:p>0.9056603773584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527777777777778" calcext:value-type="float">
            <text:p>0.5277777777777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45945945945946" calcext:value-type="float">
            <text:p>0.459459459459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0.439024390243902" calcext:value-type="float">
            <text:p>0.4390243902439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377777777777778" calcext:value-type="float">
            <text:p>0.3777777777777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518518518518518" calcext:value-type="float">
            <text:p>0.5185185185185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64" calcext:value-type="float">
            <text:p>0.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2.2" calcext:value-type="float">
            <text:p>2.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7" calcext:value-type="float">
            <text:p>1.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2.1" calcext:value-type="float">
            <text:p>2.1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</table:table>
      <table:table table:name="Pivot Table_Sheet1_1" table:style-name="ta1">
        <table:table-column table:style-name="co3" table:default-cell-style-name="ce5"/>
        <table:table-column table:style-name="co1" table:default-cell-style-name="ce12"/>
        <table:table-column table:style-name="co1" table:default-cell-style-name="ce18"/>
        <table:table-column table:style-name="co2" table:default-cell-style-name="ce18"/>
        <table:table-column table:style-name="co4" table:default-cell-style-name="ce25"/>
        <table:table-column table:style-name="co1" table:default-cell-style-name="ce12"/>
        <table:table-column table:style-name="co1" table:number-columns-repeated="2" table:default-cell-style-name="ce18"/>
        <table:table-column table:style-name="co1" table:default-cell-style-name="ce25"/>
        <table:table-column table:style-name="co1" table:default-cell-style-name="ce29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3" table:default-cell-style-name="ce14"/>
        <table:table-row table:style-name="ro1">
          <table:table-cell table:style-name="ce1"/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algo</text:p>
          </table:table-cell>
          <table:table-cell table:style-name="ce20" table:number-columns-repeated="9"/>
          <table:table-cell table:style-name="ce34"/>
          <table:table-cell table:style-name="Default" table:number-columns-repeated="3"/>
        </table:table-row>
        <table:table-row table:style-name="ro1">
          <table:table-cell table:style-name="ce2"/>
          <table:table-cell table:style-name="ce9" office:value-type="string" calcext:value-type="string">
            <text:p>Average - nSHD_c</text:p>
          </table:table-cell>
          <table:table-cell table:style-name="ce15" table:number-columns-repeated="3"/>
          <table:table-cell table:style-name="ce15" office:value-type="string" calcext:value-type="string">
            <text:p>Average - tpr_c</text:p>
          </table:table-cell>
          <table:table-cell table:style-name="ce15" table:number-columns-repeated="3"/>
          <table:table-cell table:style-name="ce15" office:value-type="string" calcext:value-type="string">
            <text:p>Average - size</text:p>
          </table:table-cell>
          <table:table-cell table:style-name="ce15" table:number-columns-repeated="2"/>
          <table:table-cell table:style-name="ce35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graph_set</text:p>
          </table:table-cell>
          <table:table-cell table:style-name="ce10" office:value-type="string" calcext:value-type="string">
            <text:p>FGE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vmt_imle_l_none</text:p>
          </table:table-cell>
          <table:table-cell table:style-name="ce16" office:value-type="string" calcext:value-type="string">
            <text:p>vmt_ste_l_none</text:p>
          </table:table-cell>
          <table:table-cell table:style-name="ce16" office:value-type="string" calcext:value-type="string">
            <text:p>FGE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vmt_imle_l_none</text:p>
          </table:table-cell>
          <table:table-cell table:style-name="ce16" office:value-type="string" calcext:value-type="string">
            <text:p>vmt_ste_l_none</text:p>
          </table:table-cell>
          <table:table-cell table:style-name="ce16" office:value-type="string" calcext:value-type="string">
            <text:p>FGE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vmt_imle_l_none</text:p>
          </table:table-cell>
          <table:table-cell table:style-name="ce36" office:value-type="string" calcext:value-type="string">
            <text:p>vmt_ste_l_none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010_ER1_gaussian_ev_2022-08-20_BST_11:36:33,306_create_dags</text:p>
          </table:table-cell>
          <table:table-cell table:style-name="ce11" office:value-type="float" office:value="0.25" calcext:value-type="float">
            <text:p>0.25</text:p>
          </table:table-cell>
          <table:table-cell table:style-name="ce17" office:value-type="float" office:value="0.425" calcext:value-type="float">
            <text:p>0.43</text:p>
          </table:table-cell>
          <table:table-cell table:style-name="ce21" office:value-type="float" office:value="0.141666666666667" calcext:value-type="float">
            <text:p>0.14</text:p>
          </table:table-cell>
          <table:table-cell table:style-name="ce24" office:value-type="float" office:value="0.766666666666667" calcext:value-type="float">
            <text:p>0.77</text:p>
          </table:table-cell>
          <table:table-cell table:style-name="ce11" office:value-type="float" office:value="0.841391373468579" calcext:value-type="float">
            <text:p>0.84</text:p>
          </table:table-cell>
          <table:table-cell table:style-name="ce17" office:value-type="float" office:value="0.710367294742295" calcext:value-type="float">
            <text:p>0.71</text:p>
          </table:table-cell>
          <table:table-cell table:style-name="ce21" office:value-type="float" office:value="0.936845833333333" calcext:value-type="float">
            <text:p>0.94</text:p>
          </table:table-cell>
          <table:table-cell table:style-name="ce24" office:value-type="float" office:value="0.585733333333333" calcext:value-type="float">
            <text:p>0.59</text:p>
          </table:table-cell>
          <table:table-cell table:style-name="ce28" office:value-type="float" office:value="11.4583333333333" calcext:value-type="float">
            <text:p>11</text:p>
          </table:table-cell>
          <table:table-cell table:style-name="ce31" office:value-type="float" office:value="9.5" calcext:value-type="float">
            <text:p>10</text:p>
          </table:table-cell>
          <table:table-cell table:style-name="ce31" office:value-type="float" office:value="9.95833333333333" calcext:value-type="float">
            <text:p>10</text:p>
          </table:table-cell>
          <table:table-cell table:style-name="ce37" office:value-type="float" office:value="9.20833333333333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_ER2_gaussian_ev_2022-08-20_BST_11:37:40,257_create_dags</text:p>
          </table:table-cell>
          <table:table-cell office:value-type="float" office:value="1.625" calcext:value-type="float">
            <text:p>1.63</text:p>
          </table:table-cell>
          <table:table-cell office:value-type="float" office:value="1.825" calcext:value-type="float">
            <text:p>1.83</text:p>
          </table:table-cell>
          <table:table-cell office:value-type="float" office:value="0.954166666666667" calcext:value-type="float">
            <text:p>0.95</text:p>
          </table:table-cell>
          <table:table-cell/>
          <table:table-cell office:value-type="float" office:value="0.512307938512473" calcext:value-type="float">
            <text:p>0.51</text:p>
          </table:table-cell>
          <table:table-cell office:value-type="float" office:value="0.349870962370962" calcext:value-type="float">
            <text:p>0.35</text:p>
          </table:table-cell>
          <table:table-cell office:value-type="float" office:value="0.812991666666667" calcext:value-type="float">
            <text:p>0.81</text:p>
          </table:table-cell>
          <table:table-cell/>
          <table:table-cell office:value-type="float" office:value="26.0833333333333" calcext:value-type="float">
            <text:p>26</text:p>
          </table:table-cell>
          <table:table-cell office:value-type="float" office:value="12.75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_ER4_gaussian_ev_2022-08-20_BST_11:38:06,145_create_dags</text:p>
          </table:table-cell>
          <table:table-cell office:value-type="float" office:value="2.94583333333333" calcext:value-type="float">
            <text:p>2.95</text:p>
          </table:table-cell>
          <table:table-cell office:value-type="float" office:value="3.825" calcext:value-type="float">
            <text:p>3.83</text:p>
          </table:table-cell>
          <table:table-cell table:style-name="ce22" office:value-type="float" office:value="2.1" calcext:value-type="float">
            <text:p>2.10</text:p>
          </table:table-cell>
          <table:table-cell office:value-type="float" office:value="3.61666666666667" calcext:value-type="float">
            <text:p>3.62</text:p>
          </table:table-cell>
          <table:table-cell office:value-type="float" office:value="0.371116970255902" calcext:value-type="float">
            <text:p>0.37</text:p>
          </table:table-cell>
          <table:table-cell office:value-type="float" office:value="0.249687465312465" calcext:value-type="float">
            <text:p>0.25</text:p>
          </table:table-cell>
          <table:table-cell table:style-name="ce22" office:value-type="float" office:value="0.716908333333333" calcext:value-type="float">
            <text:p>0.72</text:p>
          </table:table-cell>
          <table:table-cell office:value-type="float" office:value="0.351208333333333" calcext:value-type="float">
            <text:p>0.35</text:p>
          </table:table-cell>
          <table:table-cell office:value-type="float" office:value="37.0833333333333" calcext:value-type="float">
            <text:p>37</text:p>
          </table:table-cell>
          <table:table-cell office:value-type="float" office:value="11.7083333333333" calcext:value-type="float">
            <text:p>12</text:p>
          </table:table-cell>
          <table:table-cell office:value-type="float" office:value="30.25" calcext:value-type="float">
            <text:p>30</text:p>
          </table:table-cell>
          <table:table-cell office:value-type="float" office:value="15.166666666666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10_SF2_gaussian_ev_2022-08-20_BST_11:39:28,507_create_dags</text:p>
          </table:table-cell>
          <table:table-cell office:value-type="float" office:value="0.745833333333333" calcext:value-type="float">
            <text:p>0.75</text:p>
          </table:table-cell>
          <table:table-cell office:value-type="float" office:value="1.05416666666667" calcext:value-type="float">
            <text:p>1.05</text:p>
          </table:table-cell>
          <table:table-cell table:style-name="ce22" office:value-type="float" office:value="0.533333333333333" calcext:value-type="float">
            <text:p>0.53</text:p>
          </table:table-cell>
          <table:table-cell office:value-type="float" office:value="1.225" calcext:value-type="float">
            <text:p>1.23</text:p>
          </table:table-cell>
          <table:table-cell office:value-type="float" office:value="0.739602024352697" calcext:value-type="float">
            <text:p>0.74</text:p>
          </table:table-cell>
          <table:table-cell office:value-type="float" office:value="0.610676245051245" calcext:value-type="float">
            <text:p>0.61</text:p>
          </table:table-cell>
          <table:table-cell table:style-name="ce22" office:value-type="float" office:value="0.888033333333333" calcext:value-type="float">
            <text:p>0.89</text:p>
          </table:table-cell>
          <table:table-cell office:value-type="float" office:value="0.5959" calcext:value-type="float">
            <text:p>0.60</text:p>
          </table:table-cell>
          <table:table-cell office:value-type="float" office:value="20.625" calcext:value-type="float">
            <text:p>21</text:p>
          </table:table-cell>
          <table:table-cell office:value-type="float" office:value="11.7916666666667" calcext:value-type="float">
            <text:p>12</text:p>
          </table:table-cell>
          <table:table-cell office:value-type="float" office:value="14.375" calcext:value-type="float">
            <text:p>14</text:p>
          </table:table-cell>
          <table:table-cell office:value-type="float" office:value="12.375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_SF4_gaussian_ev_2022-08-20_BST_11:39:51,306_create_dags</text:p>
          </table:table-cell>
          <table:table-cell office:value-type="float" office:value="1.93333333333333" calcext:value-type="float">
            <text:p>1.93</text:p>
          </table:table-cell>
          <table:table-cell office:value-type="float" office:value="2.66666666666667" calcext:value-type="float">
            <text:p>2.67</text:p>
          </table:table-cell>
          <table:table-cell table:style-name="ce22" office:value-type="float" office:value="1.25" calcext:value-type="float">
            <text:p>1.25</text:p>
          </table:table-cell>
          <table:table-cell office:value-type="float" office:value="2.24583333333333" calcext:value-type="float">
            <text:p>2.25</text:p>
          </table:table-cell>
          <table:table-cell office:value-type="float" office:value="0.552810729516351" calcext:value-type="float">
            <text:p>0.55</text:p>
          </table:table-cell>
          <table:table-cell office:value-type="float" office:value="0.334153346653347" calcext:value-type="float">
            <text:p>0.33</text:p>
          </table:table-cell>
          <table:table-cell table:style-name="ce22" office:value-type="float" office:value="0.855804166666667" calcext:value-type="float">
            <text:p>0.86</text:p>
          </table:table-cell>
          <table:table-cell office:value-type="float" office:value="0.5902375" calcext:value-type="float">
            <text:p>0.59</text:p>
          </table:table-cell>
          <table:table-cell office:value-type="float" office:value="32.9583333333333" calcext:value-type="float">
            <text:p>33</text:p>
          </table:table-cell>
          <table:table-cell office:value-type="float" office:value="12.75" calcext:value-type="float">
            <text:p>13</text:p>
          </table:table-cell>
          <table:table-cell office:value-type="float" office:value="22.4583333333333" calcext:value-type="float">
            <text:p>22</text:p>
          </table:table-cell>
          <table:table-cell office:value-type="float" office:value="14.9583333333333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_ER1_gaussian_ev_2022-08-20_BST_11:37:19,132_create_dags</text:p>
          </table:table-cell>
          <table:table-cell office:value-type="float" office:value="0.169444444444444" calcext:value-type="float">
            <text:p>0.17</text:p>
          </table:table-cell>
          <table:table-cell office:value-type="float" office:value="0.397222222222222" calcext:value-type="float">
            <text:p>0.40</text:p>
          </table:table-cell>
          <table:table-cell/>
          <table:table-cell office:value-type="float" office:value="0.204158333333333" calcext:value-type="float">
            <text:p>0.20</text:p>
          </table:table-cell>
          <table:table-cell office:value-type="float" office:value="0.881054842849288" calcext:value-type="float">
            <text:p>0.88</text:p>
          </table:table-cell>
          <table:table-cell office:value-type="float" office:value="0.700088567346632" calcext:value-type="float">
            <text:p>0.70</text:p>
          </table:table-cell>
          <table:table-cell/>
          <table:table-cell office:value-type="float" office:value="0.913658333333333" calcext:value-type="float">
            <text:p>0.91</text:p>
          </table:table-cell>
          <table:table-cell office:value-type="float" office:value="31.3333333333333" calcext:value-type="float">
            <text:p>31</text:p>
          </table:table-cell>
          <table:table-cell office:value-type="float" office:value="26.625" calcext:value-type="float">
            <text:p>27</text:p>
          </table:table-cell>
          <table:table-cell/>
          <table:table-cell office:value-type="float" office:value="26.916666666666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_ER2_gaussian_ev_2022-08-20_BST_11:37:48,933_create_dags</text:p>
          </table:table-cell>
          <table:table-cell office:value-type="float" office:value="1.93333333333333" calcext:value-type="float">
            <text:p>1.93</text:p>
          </table:table-cell>
          <table:table-cell office:value-type="float" office:value="1.70277777777778" calcext:value-type="float">
            <text:p>1.70</text:p>
          </table:table-cell>
          <table:table-cell office:value-type="float" office:value="1.20555416666667" calcext:value-type="float">
            <text:p>1.21</text:p>
          </table:table-cell>
          <table:table-cell table:style-name="ce26" office:value-type="float" office:value="0.90555" calcext:value-type="float">
            <text:p>0.91</text:p>
          </table:table-cell>
          <table:table-cell office:value-type="float" office:value="0.495884071166252" calcext:value-type="float">
            <text:p>0.50</text:p>
          </table:table-cell>
          <table:table-cell office:value-type="float" office:value="0.401383465682827" calcext:value-type="float">
            <text:p>0.40</text:p>
          </table:table-cell>
          <table:table-cell office:value-type="float" office:value="0.7035125" calcext:value-type="float">
            <text:p>0.70</text:p>
          </table:table-cell>
          <table:table-cell table:style-name="ce26" office:value-type="float" office:value="0.7852375" calcext:value-type="float">
            <text:p>0.79</text:p>
          </table:table-cell>
          <table:table-cell office:value-type="float" office:value="95.5" calcext:value-type="float">
            <text:p>96</text:p>
          </table:table-cell>
          <table:table-cell office:value-type="float" office:value="34.1666666666667" calcext:value-type="float">
            <text:p>34</text:p>
          </table:table-cell>
          <table:table-cell office:value-type="float" office:value="63.25" calcext:value-type="float">
            <text:p>63</text:p>
          </table:table-cell>
          <table:table-cell office:value-type="float" office:value="54.4583333333333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_ER4_gaussian_ev_2022-08-20_BST_11:39:01,675_create_dags</text:p>
          </table:table-cell>
          <table:table-cell office:value-type="float" office:value="7.47222222222222" calcext:value-type="float">
            <text:p>7.47</text:p>
          </table:table-cell>
          <table:table-cell office:value-type="float" office:value="4.0625" calcext:value-type="float">
            <text:p>4.06</text:p>
          </table:table-cell>
          <table:table-cell table:number-columns-repeated="2"/>
          <table:table-cell office:value-type="float" office:value="0.227092199132497" calcext:value-type="float">
            <text:p>0.23</text:p>
          </table:table-cell>
          <table:table-cell office:value-type="float" office:value="0.229561805170741" calcext:value-type="float">
            <text:p>0.23</text:p>
          </table:table-cell>
          <table:table-cell table:number-columns-repeated="2"/>
          <table:table-cell office:value-type="float" office:value="263.083333333333" calcext:value-type="float">
            <text:p>263</text:p>
          </table:table-cell>
          <table:table-cell office:value-type="float" office:value="30.9166666666667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_SF2_gaussian_ev_2022-08-20_BST_11:39:32,564_create_dags</text:p>
          </table:table-cell>
          <table:table-cell office:value-type="float" office:value="1.04444444444444" calcext:value-type="float">
            <text:p>1.04</text:p>
          </table:table-cell>
          <table:table-cell office:value-type="float" office:value="1.31944444444444" calcext:value-type="float">
            <text:p>1.32</text:p>
          </table:table-cell>
          <table:table-cell office:value-type="float" office:value="0.787504166666667" calcext:value-type="float">
            <text:p>0.79</text:p>
          </table:table-cell>
          <table:table-cell/>
          <table:table-cell office:value-type="float" office:value="0.696877950262972" calcext:value-type="float">
            <text:p>0.70</text:p>
          </table:table-cell>
          <table:table-cell office:value-type="float" office:value="0.609535966210652" calcext:value-type="float">
            <text:p>0.61</text:p>
          </table:table-cell>
          <table:table-cell office:value-type="float" office:value="0.809308333333333" calcext:value-type="float">
            <text:p>0.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.2083333333333" calcext:value-type="float">
            <text:p>33</text:p>
          </table:table-cell>
          <table:table-cell office:value-type="float" office:value="54.62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_SF4_gaussian_ev_2022-08-20_BST_11:39:59,723_create_dags</text:p>
          </table:table-cell>
          <table:table-cell office:value-type="float" office:value="3.62222222222222" calcext:value-type="float">
            <text:p>3.62</text:p>
          </table:table-cell>
          <table:table-cell office:value-type="float" office:value="3.24166666666667" calcext:value-type="float">
            <text:p>3.24</text:p>
          </table:table-cell>
          <table:table-cell table:style-name="ce22" office:value-type="float" office:value="2.02639583333333" calcext:value-type="float">
            <text:p>2.03</text:p>
          </table:table-cell>
          <table:table-cell office:value-type="float" office:value="2.51113333333333" calcext:value-type="float">
            <text:p>2.51</text:p>
          </table:table-cell>
          <table:table-cell office:value-type="float" office:value="0.489446492622267" calcext:value-type="float">
            <text:p>0.49</text:p>
          </table:table-cell>
          <table:table-cell office:value-type="float" office:value="0.469548560615918" calcext:value-type="float">
            <text:p>0.47</text:p>
          </table:table-cell>
          <table:table-cell table:style-name="ce22" office:value-type="float" office:value="0.733341666666667" calcext:value-type="float">
            <text:p>0.73</text:p>
          </table:table-cell>
          <table:table-cell office:value-type="float" office:value="0.7066" calcext:value-type="float">
            <text:p>0.71</text:p>
          </table:table-cell>
          <table:table-cell office:value-type="float" office:value="172.916666666667" calcext:value-type="float">
            <text:p>173</text:p>
          </table:table-cell>
          <table:table-cell office:value-type="float" office:value="34.1666666666667" calcext:value-type="float">
            <text:p>34</text:p>
          </table:table-cell>
          <table:table-cell office:value-type="float" office:value="110.916666666667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ER1_gaussian_ev_2022-08-20_BST_11:37:28,139_create_dags</text:p>
          </table:table-cell>
          <table:table-cell office:value-type="float" office:value="0.0783333333333334" calcext:value-type="float">
            <text:p>0.08</text:p>
          </table:table-cell>
          <table:table-cell office:value-type="float" office:value="0.283333333333333" calcext:value-type="float">
            <text:p>0.28</text:p>
          </table:table-cell>
          <table:table-cell table:style-name="ce23" office:value-type="float" office:value="0.214583333333333" calcext:value-type="float">
            <text:p>0.21</text:p>
          </table:table-cell>
          <table:table-cell office:value-type="float" office:value="0.982083333333333" calcext:value-type="float">
            <text:p>0.98</text:p>
          </table:table-cell>
          <table:table-cell office:value-type="float" office:value="0.936416193554389" calcext:value-type="float">
            <text:p>0.94</text:p>
          </table:table-cell>
          <table:table-cell office:value-type="float" office:value="0.778937541089452" calcext:value-type="float">
            <text:p>0.78</text:p>
          </table:table-cell>
          <table:table-cell table:style-name="ce22" office:value-type="float" office:value="0.89952083333333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101.708333333333" calcext:value-type="float">
            <text:p>102</text:p>
          </table:table-cell>
          <table:table-cell office:value-type="float" office:value="93.875" calcext:value-type="float">
            <text:p>94</text:p>
          </table:table-cell>
          <table:table-cell office:value-type="float" office:value="92.6666666666667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ER2_gaussian_ev_2022-08-20_BST_11:37:54,238_create_dags</text:p>
          </table:table-cell>
          <table:table-cell office:value-type="float" office:value="1.065" calcext:value-type="float">
            <text:p>1.07</text:p>
          </table:table-cell>
          <table:table-cell office:value-type="float" office:value="1.51166666666667" calcext:value-type="float">
            <text:p>1.51</text:p>
          </table:table-cell>
          <table:table-cell/>
          <table:table-cell office:value-type="float" office:value="1.98375" calcext:value-type="float">
            <text:p>1.98</text:p>
          </table:table-cell>
          <table:table-cell office:value-type="float" office:value="0.667702567507527" calcext:value-type="float">
            <text:p>0.67</text:p>
          </table:table-cell>
          <table:table-cell office:value-type="float" office:value="0.45441602886561" calcext:value-type="float">
            <text:p>0.45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267.541666666667" calcext:value-type="float">
            <text:p>268</text:p>
          </table:table-cell>
          <table:table-cell office:value-type="float" office:value="131.208333333333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ER4_gaussian_ev_2022-08-20_BST_11:39:15,764_create_dags</text:p>
          </table:table-cell>
          <table:table-cell office:value-type="float" office:value="11.1041666666667" calcext:value-type="float">
            <text:p>11.10</text:p>
          </table:table-cell>
          <table:table-cell office:value-type="float" office:value="3.99958333333333" calcext:value-type="float">
            <text:p>4.00</text:p>
          </table:table-cell>
          <table:table-cell office:value-type="float" office:value="8.67458333333333" calcext:value-type="float">
            <text:p>8.67</text:p>
          </table:table-cell>
          <table:table-cell/>
          <table:table-cell office:value-type="float" office:value="0.200295860094008" calcext:value-type="float">
            <text:p>0.20</text:p>
          </table:table-cell>
          <table:table-cell office:value-type="float" office:value="0.253171148814771" calcext:value-type="float">
            <text:p>0.25</text:p>
          </table:table-cell>
          <table:table-cell office:value-type="float" office:value="0.165770833333333" calcext:value-type="float">
            <text:p>0.17</text:p>
          </table:table-cell>
          <table:table-cell/>
          <table:table-cell office:value-type="float" office:value="1288.70833333333" calcext:value-type="float">
            <text:p>1,289</text:p>
          </table:table-cell>
          <table:table-cell office:value-type="float" office:value="113.416666666667" calcext:value-type="float">
            <text:p>113</text:p>
          </table:table-cell>
          <table:table-cell office:value-type="float" office:value="706.291666666667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SF2_gaussian_ev_2022-08-20_BST_11:39:41,987_create_dags</text:p>
          </table:table-cell>
          <table:table-cell office:value-type="float" office:value="1.12958333333333" calcext:value-type="float">
            <text:p>1.13</text:p>
          </table:table-cell>
          <table:table-cell office:value-type="float" office:value="1.35208333333333" calcext:value-type="float">
            <text:p>1.35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701962151841741" calcext:value-type="float">
            <text:p>0.70</text:p>
          </table:table-cell>
          <table:table-cell office:value-type="float" office:value="0.678694791865836" calcext:value-type="float">
            <text:p>0.68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217.666666666667" calcext:value-type="float">
            <text:p>218</text:p>
          </table:table-cell>
          <table:table-cell office:value-type="float" office:value="100.875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100_SF4_gaussian_ev_2022-08-20_BST_11:40:07,367_create_dags</text:p>
          </table:table-cell>
          <table:table-cell table:style-name="ce13" office:value-type="float" office:value="3.89875" calcext:value-type="float">
            <text:p>3.90</text:p>
          </table:table-cell>
          <table:table-cell table:style-name="ce19" office:value-type="float" office:value="3.34958333333333" calcext:value-type="float">
            <text:p>3.35</text:p>
          </table:table-cell>
          <table:table-cell table:style-name="ce19" office:value-type="float" office:value="3.35875" calcext:value-type="float">
            <text:p>3.36</text:p>
          </table:table-cell>
          <table:table-cell table:style-name="ce27"/>
          <table:table-cell table:style-name="ce13" office:value-type="float" office:value="0.496753501868816" calcext:value-type="float">
            <text:p>0.50</text:p>
          </table:table-cell>
          <table:table-cell table:style-name="ce19" office:value-type="float" office:value="0.554040923861844" calcext:value-type="float">
            <text:p>0.55</text:p>
          </table:table-cell>
          <table:table-cell table:style-name="ce19" office:value-type="float" office:value="0.562304166666667" calcext:value-type="float">
            <text:p>0.56</text:p>
          </table:table-cell>
          <table:table-cell table:style-name="ce27"/>
          <table:table-cell table:style-name="ce30" office:value-type="float" office:value="537.375" calcext:value-type="float">
            <text:p>537</text:p>
          </table:table-cell>
          <table:table-cell table:style-name="ce33" office:value-type="float" office:value="114.625" calcext:value-type="float">
            <text:p>115</text:p>
          </table:table-cell>
          <table:table-cell table:style-name="ce33" office:value-type="float" office:value="430.833333333333" calcext:value-type="float">
            <text:p>431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Default"/>
          <table:table-cell table:style-name="ce14" table:number-columns-repeated="12"/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Pivot Table_Sheet1_1'.A1:'Pivot Table_Sheet1_1'.M18" table:buttons="'Pivot Table_Sheet1_1'.A3 'Pivot Table_Sheet1_1'.B1 'Pivot Table_Sheet1_1'.C1" table:grand-total="none" table:show-filter-button="false" table:drill-down-on-double-click="false">
          <table:source-cell-range table:cell-range-address="Sheet1.A1:Sheet1.I120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lgo" table:orientation="column" table:used-hierarchy="0" table:function="auto">
            <table:data-pilot-level table:show-empty="false" calcext:repeat-item-labels="false">
              <table:data-pilot-members>
                <table:data-pilot-member table:name="FGES" table:display="true" table:show-details="true"/>
                <table:data-pilot-member table:name="PC" table:display="true" table:show-details="true"/>
                <table:data-pilot-member table:name="vmt_imle_l_none" table:display="true" table:show-details="true"/>
                <table:data-pilot-member table:name="vmt_ste_l_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aph_set" table:orientation="row" table:used-hierarchy="0" table:function="auto">
            <table:data-pilot-level table:show-empty="false" calcext:repeat-item-labels="false">
              <table:data-pilot-members>
                <table:data-pilot-member table:name="010_ER1_gaussian_ev_2022-08-20_BST_11:36:33,306_create_dags" table:display="true" table:show-details="true"/>
                <table:data-pilot-member table:name="010_ER2_gaussian_ev_2022-08-20_BST_11:37:40,257_create_dags" table:display="true" table:show-details="true"/>
                <table:data-pilot-member table:name="010_ER4_gaussian_ev_2022-08-20_BST_11:38:06,145_create_dags" table:display="true" table:show-details="true"/>
                <table:data-pilot-member table:name="010_SF2_gaussian_ev_2022-08-20_BST_11:39:28,507_create_dags" table:display="true" table:show-details="true"/>
                <table:data-pilot-member table:name="010_SF4_gaussian_ev_2022-08-20_BST_11:39:51,306_create_dags" table:display="true" table:show-details="true"/>
                <table:data-pilot-member table:name="030_ER1_gaussian_ev_2022-08-20_BST_11:37:19,132_create_dags" table:display="true" table:show-details="true"/>
                <table:data-pilot-member table:name="030_ER2_gaussian_ev_2022-08-20_BST_11:37:48,933_create_dags" table:display="true" table:show-details="true"/>
                <table:data-pilot-member table:name="030_ER4_gaussian_ev_2022-08-20_BST_11:39:01,675_create_dags" table:display="true" table:show-details="true"/>
                <table:data-pilot-member table:name="030_SF2_gaussian_ev_2022-08-20_BST_11:39:32,564_create_dags" table:display="true" table:show-details="true"/>
                <table:data-pilot-member table:name="030_SF4_gaussian_ev_2022-08-20_BST_11:39:59,723_create_dags" table:display="true" table:show-details="true"/>
                <table:data-pilot-member table:name="100_ER1_gaussian_ev_2022-08-20_BST_11:37:28,139_create_dags" table:display="true" table:show-details="true"/>
                <table:data-pilot-member table:name="100_ER2_gaussian_ev_2022-08-20_BST_11:37:54,238_create_dags" table:display="true" table:show-details="true"/>
                <table:data-pilot-member table:name="100_ER4_gaussian_ev_2022-08-20_BST_11:39:15,764_create_dags" table:display="true" table:show-details="true"/>
                <table:data-pilot-member table:name="100_SF2_gaussian_ev_2022-08-20_BST_11:39:41,987_create_dags" table:display="true" table:show-details="true"/>
                <table:data-pilot-member table:name="100_SF4_gaussian_ev_2022-08-20_BST_11:40:07,367_create_dag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SHD_c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333" table:display="true" table:show-details="true"/>
                <table:data-pilot-member table:name="0.033333333333333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666666666666667" table:display="true" table:show-details="true"/>
                <table:data-pilot-member table:name="0.066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333" table:display="true" table:show-details="true"/>
                <table:data-pilot-member table:name="0.13333333333333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66666666666667" table:display="true" table:show-details="true"/>
                <table:data-pilot-member table:name="0.1667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333" table:display="true" table:show-details="true"/>
                <table:data-pilot-member table:name="0.23333333333333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266666666666667" table:display="true" table:show-details="true"/>
                <table:data-pilot-member table:name="0.2667" table:display="true" table:show-details="true"/>
                <table:data-pilot-member table:name="0.27" table:display="true" table:show-details="true"/>
                <table:data-pilot-member table:name="0.28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333" table:display="true" table:show-details="true"/>
                <table:data-pilot-member table:name="0.333333333333333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667" table:display="true" table:show-details="true"/>
                <table:data-pilot-member table:name="0.38" table:display="true" table:show-details="true"/>
                <table:data-pilot-member table:name="0.4" table:display="true" table:show-details="true"/>
                <table:data-pilot-member table:name="0.43" table:display="true" table:show-details="true"/>
                <table:data-pilot-member table:name="0.4333" table:display="true" table:show-details="true"/>
                <table:data-pilot-member table:name="0.433333333333333" table:display="true" table:show-details="true"/>
                <table:data-pilot-member table:name="0.45" table:display="true" table:show-details="true"/>
                <table:data-pilot-member table:name="0.466666666666667" table:display="true" table:show-details="true"/>
                <table:data-pilot-member table:name="0.4667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333" table:display="true" table:show-details="true"/>
                <table:data-pilot-member table:name="0.53333333333333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66666666666667" table:display="true" table:show-details="true"/>
                <table:data-pilot-member table:name="0.5667" table:display="true" table:show-details="true"/>
                <table:data-pilot-member table:name="0.57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3" table:display="true" table:show-details="true"/>
                <table:data-pilot-member table:name="0.6333" table:display="true" table:show-details="true"/>
                <table:data-pilot-member table:name="0.633333333333333" table:display="true" table:show-details="true"/>
                <table:data-pilot-member table:name="0.666666666666667" table:display="true" table:show-details="true"/>
                <table:data-pilot-member table:name="0.6667" table:display="true" table:show-details="true"/>
                <table:data-pilot-member table:name="0.68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33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6666666666667" table:display="true" table:show-details="true"/>
                <table:data-pilot-member table:name="0.7667" table:display="true" table:show-details="true"/>
                <table:data-pilot-member table:name="0.77" table:display="true" table:show-details="true"/>
                <table:data-pilot-member table:name="0.8" table:display="true" table:show-details="true"/>
                <table:data-pilot-member table:name="0.83" table:display="true" table:show-details="true"/>
                <table:data-pilot-member table:name="0.8333" table:display="true" table:show-details="true"/>
                <table:data-pilot-member table:name="0.85" table:display="true" table:show-details="true"/>
                <table:data-pilot-member table:name="0.866666666666667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33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0.966666666666667" table:display="true" table:show-details="true"/>
                <table:data-pilot-member table:name="0.966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02" table:display="true" table:show-details="true"/>
                <table:data-pilot-member table:name="1.03" table:display="true" table:show-details="true"/>
                <table:data-pilot-member table:name="1.0333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667" table:display="true" table:show-details="true"/>
                <table:data-pilot-member table:name="1.1" table:display="true" table:show-details="true"/>
                <table:data-pilot-member table:name="1.11" table:display="true" table:show-details="true"/>
                <table:data-pilot-member table:name="1.12" table:display="true" table:show-details="true"/>
                <table:data-pilot-member table:name="1.13" table:display="true" table:show-details="true"/>
                <table:data-pilot-member table:name="1.1333" table:display="true" table:show-details="true"/>
                <table:data-pilot-member table:name="1.13333333333333" table:display="true" table:show-details="true"/>
                <table:data-pilot-member table:name="1.14" table:display="true" table:show-details="true"/>
                <table:data-pilot-member table:name="1.15" table:display="true" table:show-details="true"/>
                <table:data-pilot-member table:name="1.16" table:display="true" table:show-details="true"/>
                <table:data-pilot-member table:name="1.16666666666667" table:display="true" table:show-details="true"/>
                <table:data-pilot-member table:name="1.1667" table:display="true" table:show-details="true"/>
                <table:data-pilot-member table:name="1.18" table:display="true" table:show-details="true"/>
                <table:data-pilot-member table:name="1.2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2333" table:display="true" table:show-details="true"/>
                <table:data-pilot-member table:name="1.23333333333333" table:display="true" table:show-details="true"/>
                <table:data-pilot-member table:name="1.24" table:display="true" table:show-details="true"/>
                <table:data-pilot-member table:name="1.25" table:display="true" table:show-details="true"/>
                <table:data-pilot-member table:name="1.26" table:display="true" table:show-details="true"/>
                <table:data-pilot-member table:name="1.26666666666667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3" table:display="true" table:show-details="true"/>
                <table:data-pilot-member table:name="1.31" table:display="true" table:show-details="true"/>
                <table:data-pilot-member table:name="1.32" table:display="true" table:show-details="true"/>
                <table:data-pilot-member table:name="1.3333" table:display="true" table:show-details="true"/>
                <table:data-pilot-member table:name="1.33333333333333" table:display="true" table:show-details="true"/>
                <table:data-pilot-member table:name="1.34" table:display="true" table:show-details="true"/>
                <table:data-pilot-member table:name="1.35" table:display="true" table:show-details="true"/>
                <table:data-pilot-member table:name="1.36" table:display="true" table:show-details="true"/>
                <table:data-pilot-member table:name="1.36666666666667" table:display="true" table:show-details="true"/>
                <table:data-pilot-member table:name="1.37" table:display="true" table:show-details="true"/>
                <table:data-pilot-member table:name="1.38" table:display="true" table:show-details="true"/>
                <table:data-pilot-member table:name="1.39" table:display="true" table:show-details="true"/>
                <table:data-pilot-member table:name="1.4" table:display="true" table:show-details="true"/>
                <table:data-pilot-member table:name="1.41" table:display="true" table:show-details="true"/>
                <table:data-pilot-member table:name="1.42" table:display="true" table:show-details="true"/>
                <table:data-pilot-member table:name="1.43" table:display="true" table:show-details="true"/>
                <table:data-pilot-member table:name="1.4333" table:display="true" table:show-details="true"/>
                <table:data-pilot-member table:name="1.43333333333333" table:display="true" table:show-details="true"/>
                <table:data-pilot-member table:name="1.46666666666667" table:display="true" table:show-details="true"/>
                <table:data-pilot-member table:name="1.4667" table:display="true" table:show-details="true"/>
                <table:data-pilot-member table:name="1.47" table:display="true" table:show-details="true"/>
                <table:data-pilot-member table:name="1.48" table:display="true" table:show-details="true"/>
                <table:data-pilot-member table:name="1.49" table:display="true" table:show-details="true"/>
                <table:data-pilot-member table:name="1.5" table:display="true" table:show-details="true"/>
                <table:data-pilot-member table:name="1.51" table:display="true" table:show-details="true"/>
                <table:data-pilot-member table:name="1.52" table:display="true" table:show-details="true"/>
                <table:data-pilot-member table:name="1.5333" table:display="true" table:show-details="true"/>
                <table:data-pilot-member table:name="1.53333333333333" table:display="true" table:show-details="true"/>
                <table:data-pilot-member table:name="1.5667" table:display="true" table:show-details="true"/>
                <table:data-pilot-member table:name="1.6" table:display="true" table:show-details="true"/>
                <table:data-pilot-member table:name="1.61" table:display="true" table:show-details="true"/>
                <table:data-pilot-member table:name="1.63" table:display="true" table:show-details="true"/>
                <table:data-pilot-member table:name="1.63333333333333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66666666666667" table:display="true" table:show-details="true"/>
                <table:data-pilot-member table:name="1.6667" table:display="true" table:show-details="true"/>
                <table:data-pilot-member table:name="1.68" table:display="true" table:show-details="true"/>
                <table:data-pilot-member table:name="1.7" table:display="true" table:show-details="true"/>
                <table:data-pilot-member table:name="1.73333333333333" table:display="true" table:show-details="true"/>
                <table:data-pilot-member table:name="1.74" table:display="true" table:show-details="true"/>
                <table:data-pilot-member table:name="1.76666666666667" table:display="true" table:show-details="true"/>
                <table:data-pilot-member table:name="1.8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3333333333333" table:display="true" table:show-details="true"/>
                <table:data-pilot-member table:name="1.84" table:display="true" table:show-details="true"/>
                <table:data-pilot-member table:name="1.85" table:display="true" table:show-details="true"/>
                <table:data-pilot-member table:name="1.8667" table:display="true" table:show-details="true"/>
                <table:data-pilot-member table:name="1.87" table:display="true" table:show-details="true"/>
                <table:data-pilot-member table:name="1.88" table:display="true" table:show-details="true"/>
                <table:data-pilot-member table:name="1.89" table:display="true" table:show-details="true"/>
                <table:data-pilot-member table:name="1.9" table:display="true" table:show-details="true"/>
                <table:data-pilot-member table:name="1.92" table:display="true" table:show-details="true"/>
                <table:data-pilot-member table:name="1.93" table:display="true" table:show-details="true"/>
                <table:data-pilot-member table:name="1.9333" table:display="true" table:show-details="true"/>
                <table:data-pilot-member table:name="1.96" table:display="true" table:show-details="true"/>
                <table:data-pilot-member table:name="1.96666666666667" table:display="true" table:show-details="true"/>
                <table:data-pilot-member table:name="1.9667" table:display="true" table:show-details="true"/>
                <table:data-pilot-member table:name="1.97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3333333333333" table:display="true" table:show-details="true"/>
                <table:data-pilot-member table:name="2.04" table:display="true" table:show-details="true"/>
                <table:data-pilot-member table:name="2.06" table:display="true" table:show-details="true"/>
                <table:data-pilot-member table:name="2.06666666666667" table:display="true" table:show-details="true"/>
                <table:data-pilot-member table:name="2.0667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" table:display="true" table:show-details="true"/>
                <table:data-pilot-member table:name="2.15" table:display="true" table:show-details="true"/>
                <table:data-pilot-member table:name="2.17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667" table:display="true" table:show-details="true"/>
                <table:data-pilot-member table:name="2.3" table:display="true" table:show-details="true"/>
                <table:data-pilot-member table:name="2.33" table:display="true" table:show-details="true"/>
                <table:data-pilot-member table:name="2.3667" table:display="true" table:show-details="true"/>
                <table:data-pilot-member table:name="2.38" table:display="true" table:show-details="true"/>
                <table:data-pilot-member table:name="2.4" table:display="true" table:show-details="true"/>
                <table:data-pilot-member table:name="2.43333333333333" table:display="true" table:show-details="true"/>
                <table:data-pilot-member table:name="2.5" table:display="true" table:show-details="true"/>
                <table:data-pilot-member table:name="2.52" table:display="true" table:show-details="true"/>
                <table:data-pilot-member table:name="2.53333333333333" table:display="true" table:show-details="true"/>
                <table:data-pilot-member table:name="2.56" table:display="true" table:show-details="true"/>
                <table:data-pilot-member table:name="2.57" table:display="true" table:show-details="true"/>
                <table:data-pilot-member table:name="2.6" table:display="true" table:show-details="true"/>
                <table:data-pilot-member table:name="2.62" table:display="true" table:show-details="true"/>
                <table:data-pilot-member table:name="2.63333333333333" table:display="true" table:show-details="true"/>
                <table:data-pilot-member table:name="2.66666666666667" table:display="true" table:show-details="true"/>
                <table:data-pilot-member table:name="2.67" table:display="true" table:show-details="true"/>
                <table:data-pilot-member table:name="2.68" table:display="true" table:show-details="true"/>
                <table:data-pilot-member table:name="2.7" table:display="true" table:show-details="true"/>
                <table:data-pilot-member table:name="2.76666666666667" table:display="true" table:show-details="true"/>
                <table:data-pilot-member table:name="2.7667" table:display="true" table:show-details="true"/>
                <table:data-pilot-member table:name="2.8" table:display="true" table:show-details="true"/>
                <table:data-pilot-member table:name="2.83" table:display="true" table:show-details="true"/>
                <table:data-pilot-member table:name="2.87" table:display="true" table:show-details="true"/>
                <table:data-pilot-member table:name="2.9" table:display="true" table:show-details="true"/>
                <table:data-pilot-member table:name="2.96666666666667" table:display="true" table:show-details="true"/>
                <table:data-pilot-member table:name="3" table:display="true" table:show-details="true"/>
                <table:data-pilot-member table:name="3.03333333333333" table:display="true" table:show-details="true"/>
                <table:data-pilot-member table:name="3.04" table:display="true" table:show-details="true"/>
                <table:data-pilot-member table:name="3.05" table:display="true" table:show-details="true"/>
                <table:data-pilot-member table:name="3.0667" table:display="true" table:show-details="true"/>
                <table:data-pilot-member table:name="3.1" table:display="true" table:show-details="true"/>
                <table:data-pilot-member table:name="3.11" table:display="true" table:show-details="true"/>
                <table:data-pilot-member table:name="3.13333333333333" table:display="true" table:show-details="true"/>
                <table:data-pilot-member table:name="3.14" table:display="true" table:show-details="true"/>
                <table:data-pilot-member table:name="3.15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1" table:display="true" table:show-details="true"/>
                <table:data-pilot-member table:name="3.22" table:display="true" table:show-details="true"/>
                <table:data-pilot-member table:name="3.23333333333333" table:display="true" table:show-details="true"/>
                <table:data-pilot-member table:name="3.24" table:display="true" table:show-details="true"/>
                <table:data-pilot-member table:name="3.25" table:display="true" table:show-details="true"/>
                <table:data-pilot-member table:name="3.26666666666667" table:display="true" table:show-details="true"/>
                <table:data-pilot-member table:name="3.28" table:display="true" table:show-details="true"/>
                <table:data-pilot-member table:name="3.29" table:display="true" table:show-details="true"/>
                <table:data-pilot-member table:name="3.3" table:display="true" table:show-details="true"/>
                <table:data-pilot-member table:name="3.31" table:display="true" table:show-details="true"/>
                <table:data-pilot-member table:name="3.33333333333333" table:display="true" table:show-details="true"/>
                <table:data-pilot-member table:name="3.35" table:display="true" table:show-details="true"/>
                <table:data-pilot-member table:name="3.36" table:display="true" table:show-details="true"/>
                <table:data-pilot-member table:name="3.36666666666667" table:display="true" table:show-details="true"/>
                <table:data-pilot-member table:name="3.37" table:display="true" table:show-details="true"/>
                <table:data-pilot-member table:name="3.38" table:display="true" table:show-details="true"/>
                <table:data-pilot-member table:name="3.4" table:display="true" table:show-details="true"/>
                <table:data-pilot-member table:name="3.41" table:display="true" table:show-details="true"/>
                <table:data-pilot-member table:name="3.43" table:display="true" table:show-details="true"/>
                <table:data-pilot-member table:name="3.46666666666667" table:display="true" table:show-details="true"/>
                <table:data-pilot-member table:name="3.48" table:display="true" table:show-details="true"/>
                <table:data-pilot-member table:name="3.49" table:display="true" table:show-details="true"/>
                <table:data-pilot-member table:name="3.5" table:display="true" table:show-details="true"/>
                <table:data-pilot-member table:name="3.51" table:display="true" table:show-details="true"/>
                <table:data-pilot-member table:name="3.5333" table:display="true" table:show-details="true"/>
                <table:data-pilot-member table:name="3.54" table:display="true" table:show-details="true"/>
                <table:data-pilot-member table:name="3.56666666666667" table:display="true" table:show-details="true"/>
                <table:data-pilot-member table:name="3.6" table:display="true" table:show-details="true"/>
                <table:data-pilot-member table:name="3.66" table:display="true" table:show-details="true"/>
                <table:data-pilot-member table:name="3.67" table:display="true" table:show-details="true"/>
                <table:data-pilot-member table:name="3.7" table:display="true" table:show-details="true"/>
                <table:data-pilot-member table:name="3.71" table:display="true" table:show-details="true"/>
                <table:data-pilot-member table:name="3.73333333333333" table:display="true" table:show-details="true"/>
                <table:data-pilot-member table:name="3.75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3" table:display="true" table:show-details="true"/>
                <table:data-pilot-member table:name="3.83333333333333" table:display="true" table:show-details="true"/>
                <table:data-pilot-member table:name="3.86" table:display="true" table:show-details="true"/>
                <table:data-pilot-member table:name="3.86666666666667" table:display="true" table:show-details="true"/>
                <table:data-pilot-member table:name="3.87" table:display="true" table:show-details="true"/>
                <table:data-pilot-member table:name="3.88" table:display="true" table:show-details="true"/>
                <table:data-pilot-member table:name="3.9" table:display="true" table:show-details="true"/>
                <table:data-pilot-member table:name="3.93333333333333" table:display="true" table:show-details="true"/>
                <table:data-pilot-member table:name="3.96" table:display="true" table:show-details="true"/>
                <table:data-pilot-member table:name="3.97" table:display="true" table:show-details="true"/>
                <table:data-pilot-member table:name="3.99" table:display="true" table:show-details="true"/>
                <table:data-pilot-member table:name="4" table:display="true" table:show-details="true"/>
                <table:data-pilot-member table:name="4.01" table:display="true" table:show-details="true"/>
                <table:data-pilot-member table:name="4.03333333333333" table:display="true" table:show-details="true"/>
                <table:data-pilot-member table:name="4.06666666666667" table:display="true" table:show-details="true"/>
                <table:data-pilot-member table:name="4.07" table:display="true" table:show-details="true"/>
                <table:data-pilot-member table:name="4.1" table:display="true" table:show-details="true"/>
                <table:data-pilot-member table:name="4.11" table:display="true" table:show-details="true"/>
                <table:data-pilot-member table:name="4.12" table:display="true" table:show-details="true"/>
                <table:data-pilot-member table:name="4.13" table:display="true" table:show-details="true"/>
                <table:data-pilot-member table:name="4.13333333333333" table:display="true" table:show-details="true"/>
                <table:data-pilot-member table:name="4.14" table:display="true" table:show-details="true"/>
                <table:data-pilot-member table:name="4.16666666666667" table:display="true" table:show-details="true"/>
                <table:data-pilot-member table:name="4.17" table:display="true" table:show-details="true"/>
                <table:data-pilot-member table:name="4.2" table:display="true" table:show-details="true"/>
                <table:data-pilot-member table:name="4.23" table:display="true" table:show-details="true"/>
                <table:data-pilot-member table:name="4.23333333333333" table:display="true" table:show-details="true"/>
                <table:data-pilot-member table:name="4.24" table:display="true" table:show-details="true"/>
                <table:data-pilot-member table:name="4.26666666666667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31" table:display="true" table:show-details="true"/>
                <table:data-pilot-member table:name="4.33333333333333" table:display="true" table:show-details="true"/>
                <table:data-pilot-member table:name="4.35" table:display="true" table:show-details="true"/>
                <table:data-pilot-member table:name="4.36666666666667" table:display="true" table:show-details="true"/>
                <table:data-pilot-member table:name="4.39" table:display="true" table:show-details="true"/>
                <table:data-pilot-member table:name="4.4" table:display="true" table:show-details="true"/>
                <table:data-pilot-member table:name="4.41" table:display="true" table:show-details="true"/>
                <table:data-pilot-member table:name="4.43333333333333" table:display="true" table:show-details="true"/>
                <table:data-pilot-member table:name="4.53333333333333" table:display="true" table:show-details="true"/>
                <table:data-pilot-member table:name="4.6" table:display="true" table:show-details="true"/>
                <table:data-pilot-member table:name="4.62" table:display="true" table:show-details="true"/>
                <table:data-pilot-member table:name="4.66666666666667" table:display="true" table:show-details="true"/>
                <table:data-pilot-member table:name="4.71" table:display="true" table:show-details="true"/>
                <table:data-pilot-member table:name="4.74" table:display="true" table:show-details="true"/>
                <table:data-pilot-member table:name="4.75" table:display="true" table:show-details="true"/>
                <table:data-pilot-member table:name="4.79" table:display="true" table:show-details="true"/>
                <table:data-pilot-member table:name="4.8" table:display="true" table:show-details="true"/>
                <table:data-pilot-member table:name="4.81" table:display="true" table:show-details="true"/>
                <table:data-pilot-member table:name="4.93" table:display="true" table:show-details="true"/>
                <table:data-pilot-member table:name="5.11" table:display="true" table:show-details="true"/>
                <table:data-pilot-member table:name="5.16" table:display="true" table:show-details="true"/>
                <table:data-pilot-member table:name="5.26666666666667" table:display="true" table:show-details="true"/>
                <table:data-pilot-member table:name="5.43" table:display="true" table:show-details="true"/>
                <table:data-pilot-member table:name="5.54" table:display="true" table:show-details="true"/>
                <table:data-pilot-member table:name="5.63333333333333" table:display="true" table:show-details="true"/>
                <table:data-pilot-member table:name="5.7" table:display="true" table:show-details="true"/>
                <table:data-pilot-member table:name="5.72" table:display="true" table:show-details="true"/>
                <table:data-pilot-member table:name="5.83333333333333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06666666666667" table:display="true" table:show-details="true"/>
                <table:data-pilot-member table:name="6.2" table:display="true" table:show-details="true"/>
                <table:data-pilot-member table:name="6.43333333333333" table:display="true" table:show-details="true"/>
                <table:data-pilot-member table:name="6.45" table:display="true" table:show-details="true"/>
                <table:data-pilot-member table:name="6.61" table:display="true" table:show-details="true"/>
                <table:data-pilot-member table:name="6.7" table:display="true" table:show-details="true"/>
                <table:data-pilot-member table:name="6.96" table:display="true" table:show-details="true"/>
                <table:data-pilot-member table:name="7.06666666666667" table:display="true" table:show-details="true"/>
                <table:data-pilot-member table:name="7.1" table:display="true" table:show-details="true"/>
                <table:data-pilot-member table:name="7.12" table:display="true" table:show-details="true"/>
                <table:data-pilot-member table:name="7.24" table:display="true" table:show-details="true"/>
                <table:data-pilot-member table:name="7.33333333333333" table:display="true" table:show-details="true"/>
                <table:data-pilot-member table:name="7.36666666666667" table:display="true" table:show-details="true"/>
                <table:data-pilot-member table:name="7.56666666666667" table:display="true" table:show-details="true"/>
                <table:data-pilot-member table:name="7.63333333333333" table:display="true" table:show-details="true"/>
                <table:data-pilot-member table:name="7.64" table:display="true" table:show-details="true"/>
                <table:data-pilot-member table:name="7.73333333333333" table:display="true" table:show-details="true"/>
                <table:data-pilot-member table:name="7.8" table:display="true" table:show-details="true"/>
                <table:data-pilot-member table:name="7.86666666666667" table:display="true" table:show-details="true"/>
                <table:data-pilot-member table:name="7.96666666666667" table:display="true" table:show-details="true"/>
                <table:data-pilot-member table:name="8.03333333333333" table:display="true" table:show-details="true"/>
                <table:data-pilot-member table:name="8.1" table:display="true" table:show-details="true"/>
                <table:data-pilot-member table:name="8.13333333333333" table:display="true" table:show-details="true"/>
                <table:data-pilot-member table:name="8.15" table:display="true" table:show-details="true"/>
                <table:data-pilot-member table:name="8.3" table:display="true" table:show-details="true"/>
                <table:data-pilot-member table:name="8.36666666666667" table:display="true" table:show-details="true"/>
                <table:data-pilot-member table:name="8.47" table:display="true" table:show-details="true"/>
                <table:data-pilot-member table:name="8.54" table:display="true" table:show-details="true"/>
                <table:data-pilot-member table:name="8.58" table:display="true" table:show-details="true"/>
                <table:data-pilot-member table:name="8.77" table:display="true" table:show-details="true"/>
                <table:data-pilot-member table:name="8.83333333333333" table:display="true" table:show-details="true"/>
                <table:data-pilot-member table:name="8.9" table:display="true" table:show-details="true"/>
                <table:data-pilot-member table:name="9.05" table:display="true" table:show-details="true"/>
                <table:data-pilot-member table:name="9.07" table:display="true" table:show-details="true"/>
                <table:data-pilot-member table:name="9.21" table:display="true" table:show-details="true"/>
                <table:data-pilot-member table:name="9.27" table:display="true" table:show-details="true"/>
                <table:data-pilot-member table:name="9.44" table:display="true" table:show-details="true"/>
                <table:data-pilot-member table:name="9.45" table:display="true" table:show-details="true"/>
                <table:data-pilot-member table:name="9.48" table:display="true" table:show-details="true"/>
                <table:data-pilot-member table:name="9.71" table:display="true" table:show-details="true"/>
                <table:data-pilot-member table:name="9.74" table:display="true" table:show-details="true"/>
                <table:data-pilot-member table:name="9.92" table:display="true" table:show-details="true"/>
                <table:data-pilot-member table:name="9.95" table:display="true" table:show-details="true"/>
                <table:data-pilot-member table:name="10.24" table:display="true" table:show-details="true"/>
                <table:data-pilot-member table:name="10.25" table:display="true" table:show-details="true"/>
                <table:data-pilot-member table:name="10.69" table:display="true" table:show-details="true"/>
                <table:data-pilot-member table:name="10.8" table:display="true" table:show-details="true"/>
                <table:data-pilot-member table:name="11.01" table:display="true" table:show-details="true"/>
                <table:data-pilot-member table:name="11.22" table:display="true" table:show-details="true"/>
                <table:data-pilot-member table:name="11.26" table:display="true" table:show-details="true"/>
                <table:data-pilot-member table:name="11.44" table:display="true" table:show-details="true"/>
                <table:data-pilot-member table:name="11.58" table:display="true" table:show-details="true"/>
                <table:data-pilot-member table:name="11.69" table:display="true" table:show-details="true"/>
                <table:data-pilot-member table:name="11.76" table:display="true" table:show-details="true"/>
                <table:data-pilot-member table:name="11.92" table:display="true" table:show-details="true"/>
                <table:data-pilot-member table:name="12.01" table:display="true" table:show-details="true"/>
                <table:data-pilot-member table:name="12.03" table:display="true" table:show-details="true"/>
                <table:data-pilot-member table:name="12.97" table:display="true" table:show-details="true"/>
                <table:data-pilot-member table:name="13.07" table:display="true" table:show-details="true"/>
                <table:data-pilot-member table:name="13.4" table:display="true" table:show-details="true"/>
                <table:data-pilot-member table:name="13.64" table:display="true" table:show-details="true"/>
                <table:data-pilot-member table:name="15.32" table:display="true" table:show-details="true"/>
                <table:data-pilot-member table:name="16.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pr_c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5" table:display="true" table:show-details="true"/>
                <table:data-pilot-member table:name="0.0625" table:display="true" table:show-details="true"/>
                <table:data-pilot-member table:name="0.0769230769230769" table:display="true" table:show-details="true"/>
                <table:data-pilot-member table:name="0.0833" table:display="true" table:show-details="true"/>
                <table:data-pilot-member table:name="0.0833333333333333" table:display="true" table:show-details="true"/>
                <table:data-pilot-member table:name="0.0882352941176471" table:display="true" table:show-details="true"/>
                <table:data-pilot-member table:name="0.0909" table:display="true" table:show-details="true"/>
                <table:data-pilot-member table:name="0.0916" table:display="true" table:show-details="true"/>
                <table:data-pilot-member table:name="0.1" table:display="true" table:show-details="true"/>
                <table:data-pilot-member table:name="0.1042" table:display="true" table:show-details="true"/>
                <table:data-pilot-member table:name="0.111111111111111" table:display="true" table:show-details="true"/>
                <table:data-pilot-member table:name="0.1137" table:display="true" table:show-details="true"/>
                <table:data-pilot-member table:name="0.115563298490128" table:display="true" table:show-details="true"/>
                <table:data-pilot-member table:name="0.1196" table:display="true" table:show-details="true"/>
                <table:data-pilot-member table:name="0.1198" table:display="true" table:show-details="true"/>
                <table:data-pilot-member table:name="0.1199" table:display="true" table:show-details="true"/>
                <table:data-pilot-member table:name="0.1232" table:display="true" table:show-details="true"/>
                <table:data-pilot-member table:name="0.125" table:display="true" table:show-details="true"/>
                <table:data-pilot-member table:name="0.1299" table:display="true" table:show-details="true"/>
                <table:data-pilot-member table:name="0.1306" table:display="true" table:show-details="true"/>
                <table:data-pilot-member table:name="0.1333" table:display="true" table:show-details="true"/>
                <table:data-pilot-member table:name="0.133333333333333" table:display="true" table:show-details="true"/>
                <table:data-pilot-member table:name="0.1343" table:display="true" table:show-details="true"/>
                <table:data-pilot-member table:name="0.1352" table:display="true" table:show-details="true"/>
                <table:data-pilot-member table:name="0.1364" table:display="true" table:show-details="true"/>
                <table:data-pilot-member table:name="0.137418203450327" table:display="true" table:show-details="true"/>
                <table:data-pilot-member table:name="0.138888888888889" table:display="true" table:show-details="true"/>
                <table:data-pilot-member table:name="0.140625" table:display="true" table:show-details="true"/>
                <table:data-pilot-member table:name="0.142857142857143" table:display="true" table:show-details="true"/>
                <table:data-pilot-member table:name="0.148148148148148" table:display="true" table:show-details="true"/>
                <table:data-pilot-member table:name="0.1507" table:display="true" table:show-details="true"/>
                <table:data-pilot-member table:name="0.1513" table:display="true" table:show-details="true"/>
                <table:data-pilot-member table:name="0.152173913043478" table:display="true" table:show-details="true"/>
                <table:data-pilot-member table:name="0.152729785763649" table:display="true" table:show-details="true"/>
                <table:data-pilot-member table:name="0.1538" table:display="true" table:show-details="true"/>
                <table:data-pilot-member table:name="0.153846153846154" table:display="true" table:show-details="true"/>
                <table:data-pilot-member table:name="0.1546" table:display="true" table:show-details="true"/>
                <table:data-pilot-member table:name="0.1571" table:display="true" table:show-details="true"/>
                <table:data-pilot-member table:name="0.157228514323784" table:display="true" table:show-details="true"/>
                <table:data-pilot-member table:name="0.157894736842105" table:display="true" table:show-details="true"/>
                <table:data-pilot-member table:name="0.161290322580645" table:display="true" table:show-details="true"/>
                <table:data-pilot-member table:name="0.163265306122449" table:display="true" table:show-details="true"/>
                <table:data-pilot-member table:name="0.163636363636364" table:display="true" table:show-details="true"/>
                <table:data-pilot-member table:name="0.164383561643836" table:display="true" table:show-details="true"/>
                <table:data-pilot-member table:name="0.165901639344262" table:display="true" table:show-details="true"/>
                <table:data-pilot-member table:name="0.166666666666667" table:display="true" table:show-details="true"/>
                <table:data-pilot-member table:name="0.167527675276753" table:display="true" table:show-details="true"/>
                <table:data-pilot-member table:name="0.168" table:display="true" table:show-details="true"/>
                <table:data-pilot-member table:name="0.168363351605325" table:display="true" table:show-details="true"/>
                <table:data-pilot-member table:name="0.1692" table:display="true" table:show-details="true"/>
                <table:data-pilot-member table:name="0.170068027210884" table:display="true" table:show-details="true"/>
                <table:data-pilot-member table:name="0.170491803278689" table:display="true" table:show-details="true"/>
                <table:data-pilot-member table:name="0.17129977460556" table:display="true" table:show-details="true"/>
                <table:data-pilot-member table:name="0.172043010752688" table:display="true" table:show-details="true"/>
                <table:data-pilot-member table:name="0.173076923076923" table:display="true" table:show-details="true"/>
                <table:data-pilot-member table:name="0.1741" table:display="true" table:show-details="true"/>
                <table:data-pilot-member table:name="0.176470588235294" table:display="true" table:show-details="true"/>
                <table:data-pilot-member table:name="0.177121771217712" table:display="true" table:show-details="true"/>
                <table:data-pilot-member table:name="0.179253112033195" table:display="true" table:show-details="true"/>
                <table:data-pilot-member table:name="0.180451127819549" table:display="true" table:show-details="true"/>
                <table:data-pilot-member table:name="0.1818" table:display="true" table:show-details="true"/>
                <table:data-pilot-member table:name="0.18348623853211" table:display="true" table:show-details="true"/>
                <table:data-pilot-member table:name="0.183628318584071" table:display="true" table:show-details="true"/>
                <table:data-pilot-member table:name="0.186311787072243" table:display="true" table:show-details="true"/>
                <table:data-pilot-member table:name="0.186733958183129" table:display="true" table:show-details="true"/>
                <table:data-pilot-member table:name="0.1916" table:display="true" table:show-details="true"/>
                <table:data-pilot-member table:name="0.194444444444444" table:display="true" table:show-details="true"/>
                <table:data-pilot-member table:name="0.194805194805195" table:display="true" table:show-details="true"/>
                <table:data-pilot-member table:name="0.195915279878971" table:display="true" table:show-details="true"/>
                <table:data-pilot-member table:name="0.197718631178707" table:display="true" table:show-details="true"/>
                <table:data-pilot-member table:name="0.2" table:display="true" table:show-details="true"/>
                <table:data-pilot-member table:name="0.201700154559505" table:display="true" table:show-details="true"/>
                <table:data-pilot-member table:name="0.201754385964912" table:display="true" table:show-details="true"/>
                <table:data-pilot-member table:name="0.203508771929825" table:display="true" table:show-details="true"/>
                <table:data-pilot-member table:name="0.20377358490566" table:display="true" table:show-details="true"/>
                <table:data-pilot-member table:name="0.204351204351204" table:display="true" table:show-details="true"/>
                <table:data-pilot-member table:name="0.205128205128205" table:display="true" table:show-details="true"/>
                <table:data-pilot-member table:name="0.205761316872428" table:display="true" table:show-details="true"/>
                <table:data-pilot-member table:name="0.206896551724138" table:display="true" table:show-details="true"/>
                <table:data-pilot-member table:name="0.2098" table:display="true" table:show-details="true"/>
                <table:data-pilot-member table:name="0.2104" table:display="true" table:show-details="true"/>
                <table:data-pilot-member table:name="0.212230215827338" table:display="true" table:show-details="true"/>
                <table:data-pilot-member table:name="0.212927756653992" table:display="true" table:show-details="true"/>
                <table:data-pilot-member table:name="0.214285714285714" table:display="true" table:show-details="true"/>
                <table:data-pilot-member table:name="0.216216216216216" table:display="true" table:show-details="true"/>
                <table:data-pilot-member table:name="0.216666666666667" table:display="true" table:show-details="true"/>
                <table:data-pilot-member table:name="0.2169" table:display="true" table:show-details="true"/>
                <table:data-pilot-member table:name="0.217428087986464" table:display="true" table:show-details="true"/>
                <table:data-pilot-member table:name="0.21875" table:display="true" table:show-details="true"/>
                <table:data-pilot-member table:name="0.2188" table:display="true" table:show-details="true"/>
                <table:data-pilot-member table:name="0.221774193548387" table:display="true" table:show-details="true"/>
                <table:data-pilot-member table:name="0.2222" table:display="true" table:show-details="true"/>
                <table:data-pilot-member table:name="0.222222222222222" table:display="true" table:show-details="true"/>
                <table:data-pilot-member table:name="0.22680412371134" table:display="true" table:show-details="true"/>
                <table:data-pilot-member table:name="0.228571428571429" table:display="true" table:show-details="true"/>
                <table:data-pilot-member table:name="0.230379746835443" table:display="true" table:show-details="true"/>
                <table:data-pilot-member table:name="0.230769230769231" table:display="true" table:show-details="true"/>
                <table:data-pilot-member table:name="0.2308" table:display="true" table:show-details="true"/>
                <table:data-pilot-member table:name="0.233333333333333" table:display="true" table:show-details="true"/>
                <table:data-pilot-member table:name="0.234265734265734" table:display="true" table:show-details="true"/>
                <table:data-pilot-member table:name="0.234375" table:display="true" table:show-details="true"/>
                <table:data-pilot-member table:name="0.235294117647059" table:display="true" table:show-details="true"/>
                <table:data-pilot-member table:name="0.235492010092515" table:display="true" table:show-details="true"/>
                <table:data-pilot-member table:name="0.236842105263158" table:display="true" table:show-details="true"/>
                <table:data-pilot-member table:name="0.23728813559322" table:display="true" table:show-details="true"/>
                <table:data-pilot-member table:name="0.239285714285714" table:display="true" table:show-details="true"/>
                <table:data-pilot-member table:name="0.241584158415842" table:display="true" table:show-details="true"/>
                <table:data-pilot-member table:name="0.244755244755245" table:display="true" table:show-details="true"/>
                <table:data-pilot-member table:name="0.248091603053435" table:display="true" table:show-details="true"/>
                <table:data-pilot-member table:name="0.25" table:display="true" table:show-details="true"/>
                <table:data-pilot-member table:name="0.253968253968254" table:display="true" table:show-details="true"/>
                <table:data-pilot-member table:name="0.254385964912281" table:display="true" table:show-details="true"/>
                <table:data-pilot-member table:name="0.256410256410256" table:display="true" table:show-details="true"/>
                <table:data-pilot-member table:name="0.256637168141593" table:display="true" table:show-details="true"/>
                <table:data-pilot-member table:name="0.258064516129032" table:display="true" table:show-details="true"/>
                <table:data-pilot-member table:name="0.258928571428571" table:display="true" table:show-details="true"/>
                <table:data-pilot-member table:name="0.263157894736842" table:display="true" table:show-details="true"/>
                <table:data-pilot-member table:name="0.263681592039801" table:display="true" table:show-details="true"/>
                <table:data-pilot-member table:name="0.264705882352941" table:display="true" table:show-details="true"/>
                <table:data-pilot-member table:name="0.266666666666667" table:display="true" table:show-details="true"/>
                <table:data-pilot-member table:name="0.2667" table:display="true" table:show-details="true"/>
                <table:data-pilot-member table:name="0.268041237113402" table:display="true" table:show-details="true"/>
                <table:data-pilot-member table:name="0.27027027027027" table:display="true" table:show-details="true"/>
                <table:data-pilot-member table:name="0.271523178807947" table:display="true" table:show-details="true"/>
                <table:data-pilot-member table:name="0.2727" table:display="true" table:show-details="true"/>
                <table:data-pilot-member table:name="0.272727272727273" table:display="true" table:show-details="true"/>
                <table:data-pilot-member table:name="0.2755" table:display="true" table:show-details="true"/>
                <table:data-pilot-member table:name="0.276264591439689" table:display="true" table:show-details="true"/>
                <table:data-pilot-member table:name="0.277777777777778" table:display="true" table:show-details="true"/>
                <table:data-pilot-member table:name="0.278195488721804" table:display="true" table:show-details="true"/>
                <table:data-pilot-member table:name="0.28" table:display="true" table:show-details="true"/>
                <table:data-pilot-member table:name="0.280442804428044" table:display="true" table:show-details="true"/>
                <table:data-pilot-member table:name="0.281818181818182" table:display="true" table:show-details="true"/>
                <table:data-pilot-member table:name="0.284552845528455" table:display="true" table:show-details="true"/>
                <table:data-pilot-member table:name="0.284584980237154" table:display="true" table:show-details="true"/>
                <table:data-pilot-member table:name="0.2857" table:display="true" table:show-details="true"/>
                <table:data-pilot-member table:name="0.285714285714286" table:display="true" table:show-details="true"/>
                <table:data-pilot-member table:name="0.287037037037037" table:display="true" table:show-details="true"/>
                <table:data-pilot-member table:name="0.290322580645161" table:display="true" table:show-details="true"/>
                <table:data-pilot-member table:name="0.29127358490566" table:display="true" table:show-details="true"/>
                <table:data-pilot-member table:name="0.292372881355932" table:display="true" table:show-details="true"/>
                <table:data-pilot-member table:name="0.3" table:display="true" table:show-details="true"/>
                <table:data-pilot-member table:name="0.300884955752212" table:display="true" table:show-details="true"/>
                <table:data-pilot-member table:name="0.303030303030303" table:display="true" table:show-details="true"/>
                <table:data-pilot-member table:name="0.305555555555556" table:display="true" table:show-details="true"/>
                <table:data-pilot-member table:name="0.307692307692308" table:display="true" table:show-details="true"/>
                <table:data-pilot-member table:name="0.3077" table:display="true" table:show-details="true"/>
                <table:data-pilot-member table:name="0.309278350515464" table:display="true" table:show-details="true"/>
                <table:data-pilot-member table:name="0.309921962095875" table:display="true" table:show-details="true"/>
                <table:data-pilot-member table:name="0.310344827586207" table:display="true" table:show-details="true"/>
                <table:data-pilot-member table:name="0.311594202898551" table:display="true" table:show-details="true"/>
                <table:data-pilot-member table:name="0.312785388127854" table:display="true" table:show-details="true"/>
                <table:data-pilot-member table:name="0.313725490196078" table:display="true" table:show-details="true"/>
                <table:data-pilot-member table:name="0.3152" table:display="true" table:show-details="true"/>
                <table:data-pilot-member table:name="0.31578947368421" table:display="true" table:show-details="true"/>
                <table:data-pilot-member table:name="0.318181818181818" table:display="true" table:show-details="true"/>
                <table:data-pilot-member table:name="0.32" table:display="true" table:show-details="true"/>
                <table:data-pilot-member table:name="0.324675324675325" table:display="true" table:show-details="true"/>
                <table:data-pilot-member table:name="0.328571428571429" table:display="true" table:show-details="true"/>
                <table:data-pilot-member table:name="0.330097087378641" table:display="true" table:show-details="true"/>
                <table:data-pilot-member table:name="0.330357142857143" table:display="true" table:show-details="true"/>
                <table:data-pilot-member table:name="0.3333" table:display="true" table:show-details="true"/>
                <table:data-pilot-member table:name="0.333333333333333" table:display="true" table:show-details="true"/>
                <table:data-pilot-member table:name="0.334763948497854" table:display="true" table:show-details="true"/>
                <table:data-pilot-member table:name="0.335889570552147" table:display="true" table:show-details="true"/>
                <table:data-pilot-member table:name="0.336027713625866" table:display="true" table:show-details="true"/>
                <table:data-pilot-member table:name="0.342857142857143" table:display="true" table:show-details="true"/>
                <table:data-pilot-member table:name="0.34375" table:display="true" table:show-details="true"/>
                <table:data-pilot-member table:name="0.344827586206897" table:display="true" table:show-details="true"/>
                <table:data-pilot-member table:name="0.346456692913386" table:display="true" table:show-details="true"/>
                <table:data-pilot-member table:name="0.35" table:display="true" table:show-details="true"/>
                <table:data-pilot-member table:name="0.352941176470588" table:display="true" table:show-details="true"/>
                <table:data-pilot-member table:name="0.353932584269663" table:display="true" table:show-details="true"/>
                <table:data-pilot-member table:name="0.3541" table:display="true" table:show-details="true"/>
                <table:data-pilot-member table:name="0.355769230769231" table:display="true" table:show-details="true"/>
                <table:data-pilot-member table:name="0.3559" table:display="true" table:show-details="true"/>
                <table:data-pilot-member table:name="0.3571" table:display="true" table:show-details="true"/>
                <table:data-pilot-member table:name="0.357142857142857" table:display="true" table:show-details="true"/>
                <table:data-pilot-member table:name="0.358778625954198" table:display="true" table:show-details="true"/>
                <table:data-pilot-member table:name="0.361111111111111" table:display="true" table:show-details="true"/>
                <table:data-pilot-member table:name="0.363636363636364" table:display="true" table:show-details="true"/>
                <table:data-pilot-member table:name="0.366666666666667" table:display="true" table:show-details="true"/>
                <table:data-pilot-member table:name="0.368421052631579" table:display="true" table:show-details="true"/>
                <table:data-pilot-member table:name="0.371428571428571" table:display="true" table:show-details="true"/>
                <table:data-pilot-member table:name="0.375" table:display="true" table:show-details="true"/>
                <table:data-pilot-member table:name="0.377777777777778" table:display="true" table:show-details="true"/>
                <table:data-pilot-member table:name="0.380952380952381" table:display="true" table:show-details="true"/>
                <table:data-pilot-member table:name="0.382352941176471" table:display="true" table:show-details="true"/>
                <table:data-pilot-member table:name="0.382608695652174" table:display="true" table:show-details="true"/>
                <table:data-pilot-member table:name="0.3846" table:display="true" table:show-details="true"/>
                <table:data-pilot-member table:name="0.384615384615385" table:display="true" table:show-details="true"/>
                <table:data-pilot-member table:name="0.386363636363636" table:display="true" table:show-details="true"/>
                <table:data-pilot-member table:name="0.387096774193548" table:display="true" table:show-details="true"/>
                <table:data-pilot-member table:name="0.387434554973822" table:display="true" table:show-details="true"/>
                <table:data-pilot-member table:name="0.388888888888889" table:display="true" table:show-details="true"/>
                <table:data-pilot-member table:name="0.3902" table:display="true" table:show-details="true"/>
                <table:data-pilot-member table:name="0.392857142857143" table:display="true" table:show-details="true"/>
                <table:data-pilot-member table:name="0.393939393939394" table:display="true" table:show-details="true"/>
                <table:data-pilot-member table:name="0.394736842105263" table:display="true" table:show-details="true"/>
                <table:data-pilot-member table:name="0.395348837209302" table:display="true" table:show-details="true"/>
                <table:data-pilot-member table:name="0.4" table:display="true" table:show-details="true"/>
                <table:data-pilot-member table:name="0.401015228426396" table:display="true" table:show-details="true"/>
                <table:data-pilot-member table:name="0.403100775193798" table:display="true" table:show-details="true"/>
                <table:data-pilot-member table:name="0.403361344537815" table:display="true" table:show-details="true"/>
                <table:data-pilot-member table:name="0.404411764705882" table:display="true" table:show-details="true"/>
                <table:data-pilot-member table:name="0.40536013400335" table:display="true" table:show-details="true"/>
                <table:data-pilot-member table:name="0.405405405405405" table:display="true" table:show-details="true"/>
                <table:data-pilot-member table:name="0.407094594594595" table:display="true" table:show-details="true"/>
                <table:data-pilot-member table:name="0.407692307692308" table:display="true" table:show-details="true"/>
                <table:data-pilot-member table:name="0.407766990291262" table:display="true" table:show-details="true"/>
                <table:data-pilot-member table:name="0.409090909090909" table:display="true" table:show-details="true"/>
                <table:data-pilot-member table:name="0.41" table:display="true" table:show-details="true"/>
                <table:data-pilot-member table:name="0.41025641025641" table:display="true" table:show-details="true"/>
                <table:data-pilot-member table:name="0.4103" table:display="true" table:show-details="true"/>
                <table:data-pilot-member table:name="0.411764705882353" table:display="true" table:show-details="true"/>
                <table:data-pilot-member table:name="0.4118" table:display="true" table:show-details="true"/>
                <table:data-pilot-member table:name="0.413793103448276" table:display="true" table:show-details="true"/>
                <table:data-pilot-member table:name="0.414414414414414" table:display="true" table:show-details="true"/>
                <table:data-pilot-member table:name="0.415730337078652" table:display="true" table:show-details="true"/>
                <table:data-pilot-member table:name="0.415929203539823" table:display="true" table:show-details="true"/>
                <table:data-pilot-member table:name="0.416666666666667" table:display="true" table:show-details="true"/>
                <table:data-pilot-member table:name="0.4167" table:display="true" table:show-details="true"/>
                <table:data-pilot-member table:name="0.417721518987342" table:display="true" table:show-details="true"/>
                <table:data-pilot-member table:name="0.418079096045198" table:display="true" table:show-details="true"/>
                <table:data-pilot-member table:name="0.421052631578947" table:display="true" table:show-details="true"/>
                <table:data-pilot-member table:name="0.424242424242424" table:display="true" table:show-details="true"/>
                <table:data-pilot-member table:name="0.426229508196721" table:display="true" table:show-details="true"/>
                <table:data-pilot-member table:name="0.428571428571429" table:display="true" table:show-details="true"/>
                <table:data-pilot-member table:name="0.4286" table:display="true" table:show-details="true"/>
                <table:data-pilot-member table:name="0.4296875" table:display="true" table:show-details="true"/>
                <table:data-pilot-member table:name="0.432432432432432" table:display="true" table:show-details="true"/>
                <table:data-pilot-member table:name="0.433333333333333" table:display="true" table:show-details="true"/>
                <table:data-pilot-member table:name="0.4375" table:display="true" table:show-details="true"/>
                <table:data-pilot-member table:name="0.438848920863309" table:display="true" table:show-details="true"/>
                <table:data-pilot-member table:name="0.439024390243902" table:display="true" table:show-details="true"/>
                <table:data-pilot-member table:name="0.440860215053763" table:display="true" table:show-details="true"/>
                <table:data-pilot-member table:name="0.442622950819672" table:display="true" table:show-details="true"/>
                <table:data-pilot-member table:name="0.443396226415094" table:display="true" table:show-details="true"/>
                <table:data-pilot-member table:name="0.444444444444444" table:display="true" table:show-details="true"/>
                <table:data-pilot-member table:name="0.447058823529412" table:display="true" table:show-details="true"/>
                <table:data-pilot-member table:name="0.449275362318841" table:display="true" table:show-details="true"/>
                <table:data-pilot-member table:name="0.451612903225806" table:display="true" table:show-details="true"/>
                <table:data-pilot-member table:name="0.452296819787986" table:display="true" table:show-details="true"/>
                <table:data-pilot-member table:name="0.453333333333333" table:display="true" table:show-details="true"/>
                <table:data-pilot-member table:name="0.453808752025932" table:display="true" table:show-details="true"/>
                <table:data-pilot-member table:name="0.4545" table:display="true" table:show-details="true"/>
                <table:data-pilot-member table:name="0.454545454545455" table:display="true" table:show-details="true"/>
                <table:data-pilot-member table:name="0.456375838926174" table:display="true" table:show-details="true"/>
                <table:data-pilot-member table:name="0.459302325581395" table:display="true" table:show-details="true"/>
                <table:data-pilot-member table:name="0.45945945945946" table:display="true" table:show-details="true"/>
                <table:data-pilot-member table:name="0.460076045627376" table:display="true" table:show-details="true"/>
                <table:data-pilot-member table:name="0.460869565217391" table:display="true" table:show-details="true"/>
                <table:data-pilot-member table:name="0.4615" table:display="true" table:show-details="true"/>
                <table:data-pilot-member table:name="0.461538461538462" table:display="true" table:show-details="true"/>
                <table:data-pilot-member table:name="0.4634" table:display="true" table:show-details="true"/>
                <table:data-pilot-member table:name="0.463414634146341" table:display="true" table:show-details="true"/>
                <table:data-pilot-member table:name="0.465116279069767" table:display="true" table:show-details="true"/>
                <table:data-pilot-member table:name="0.466666666666667" table:display="true" table:show-details="true"/>
                <table:data-pilot-member table:name="0.4667" table:display="true" table:show-details="true"/>
                <table:data-pilot-member table:name="0.467486818980668" table:display="true" table:show-details="true"/>
                <table:data-pilot-member table:name="0.468085106382979" table:display="true" table:show-details="true"/>
                <table:data-pilot-member table:name="0.46875" table:display="true" table:show-details="true"/>
                <table:data-pilot-member table:name="0.470588235294118" table:display="true" table:show-details="true"/>
                <table:data-pilot-member table:name="0.4706" table:display="true" table:show-details="true"/>
                <table:data-pilot-member table:name="0.473684210526316" table:display="true" table:show-details="true"/>
                <table:data-pilot-member table:name="0.474048442906574" table:display="true" table:show-details="true"/>
                <table:data-pilot-member table:name="0.4752" table:display="true" table:show-details="true"/>
                <table:data-pilot-member table:name="0.475247524752475" table:display="true" table:show-details="true"/>
                <table:data-pilot-member table:name="0.476190476190476" table:display="true" table:show-details="true"/>
                <table:data-pilot-member table:name="0.477718360071301" table:display="true" table:show-details="true"/>
                <table:data-pilot-member table:name="0.4778" table:display="true" table:show-details="true"/>
                <table:data-pilot-member table:name="0.479674796747968" table:display="true" table:show-details="true"/>
                <table:data-pilot-member table:name="0.482758620689655" table:display="true" table:show-details="true"/>
                <table:data-pilot-member table:name="0.483870967741936" table:display="true" table:show-details="true"/>
                <table:data-pilot-member table:name="0.4843" table:display="true" table:show-details="true"/>
                <table:data-pilot-member table:name="0.484536082474227" table:display="true" table:show-details="true"/>
                <table:data-pilot-member table:name="0.485074626865672" table:display="true" table:show-details="true"/>
                <table:data-pilot-member table:name="0.485714285714286" table:display="true" table:show-details="true"/>
                <table:data-pilot-member table:name="0.4875" table:display="true" table:show-details="true"/>
                <table:data-pilot-member table:name="0.488" table:display="true" table:show-details="true"/>
                <table:data-pilot-member table:name="0.490909090909091" table:display="true" table:show-details="true"/>
                <table:data-pilot-member table:name="0.492063492063492" table:display="true" table:show-details="true"/>
                <table:data-pilot-member table:name="0.492647058823529" table:display="true" table:show-details="true"/>
                <table:data-pilot-member table:name="0.493848857644991" table:display="true" table:show-details="true"/>
                <table:data-pilot-member table:name="0.4959" table:display="true" table:show-details="true"/>
                <table:data-pilot-member table:name="0.496062992125984" table:display="true" table:show-details="true"/>
                <table:data-pilot-member table:name="0.496296296296296" table:display="true" table:show-details="true"/>
                <table:data-pilot-member table:name="0.496688741721854" table:display="true" table:show-details="true"/>
                <table:data-pilot-member table:name="0.497311827956989" table:display="true" table:show-details="true"/>
                <table:data-pilot-member table:name="0.5" table:display="true" table:show-details="true"/>
                <table:data-pilot-member table:name="0.502958579881657" table:display="true" table:show-details="true"/>
                <table:data-pilot-member table:name="0.503703703703704" table:display="true" table:show-details="true"/>
                <table:data-pilot-member table:name="0.504347826086956" table:display="true" table:show-details="true"/>
                <table:data-pilot-member table:name="0.5075" table:display="true" table:show-details="true"/>
                <table:data-pilot-member table:name="0.509803921568627" table:display="true" table:show-details="true"/>
                <table:data-pilot-member table:name="0.512" table:display="true" table:show-details="true"/>
                <table:data-pilot-member table:name="0.516129032258065" table:display="true" table:show-details="true"/>
                <table:data-pilot-member table:name="0.516393442622951" table:display="true" table:show-details="true"/>
                <table:data-pilot-member table:name="0.517241379310345" table:display="true" table:show-details="true"/>
                <table:data-pilot-member table:name="0.5185" table:display="true" table:show-details="true"/>
                <table:data-pilot-member table:name="0.518518518518518" table:display="true" table:show-details="true"/>
                <table:data-pilot-member table:name="0.5193" table:display="true" table:show-details="true"/>
                <table:data-pilot-member table:name="0.520231213872832" table:display="true" table:show-details="true"/>
                <table:data-pilot-member table:name="0.520710059171598" table:display="true" table:show-details="true"/>
                <table:data-pilot-member table:name="0.524137931034483" table:display="true" table:show-details="true"/>
                <table:data-pilot-member table:name="0.524590163934426" table:display="true" table:show-details="true"/>
                <table:data-pilot-member table:name="0.5246" table:display="true" table:show-details="true"/>
                <table:data-pilot-member table:name="0.526315789473684" table:display="true" table:show-details="true"/>
                <table:data-pilot-member table:name="0.527777777777778" table:display="true" table:show-details="true"/>
                <table:data-pilot-member table:name="0.528571428571429" table:display="true" table:show-details="true"/>
                <table:data-pilot-member table:name="0.5294" table:display="true" table:show-details="true"/>
                <table:data-pilot-member table:name="0.529411764705882" table:display="true" table:show-details="true"/>
                <table:data-pilot-member table:name="0.5333" table:display="true" table:show-details="true"/>
                <table:data-pilot-member table:name="0.53356890459364" table:display="true" table:show-details="true"/>
                <table:data-pilot-member table:name="0.534883720930232" table:display="true" table:show-details="true"/>
                <table:data-pilot-member table:name="0.5357" table:display="true" table:show-details="true"/>
                <table:data-pilot-member table:name="0.535714285714286" table:display="true" table:show-details="true"/>
                <table:data-pilot-member table:name="0.536496350364963" table:display="true" table:show-details="true"/>
                <table:data-pilot-member table:name="0.536585365853659" table:display="true" table:show-details="true"/>
                <table:data-pilot-member table:name="0.538461538461538" table:display="true" table:show-details="true"/>
                <table:data-pilot-member table:name="0.5385" table:display="true" table:show-details="true"/>
                <table:data-pilot-member table:name="0.540322580645161" table:display="true" table:show-details="true"/>
                <table:data-pilot-member table:name="0.541666666666667" table:display="true" table:show-details="true"/>
                <table:data-pilot-member table:name="0.5444" table:display="true" table:show-details="true"/>
                <table:data-pilot-member table:name="0.544642857142857" table:display="true" table:show-details="true"/>
                <table:data-pilot-member table:name="0.545454545454545" table:display="true" table:show-details="true"/>
                <table:data-pilot-member table:name="0.5465" table:display="true" table:show-details="true"/>
                <table:data-pilot-member table:name="0.55" table:display="true" table:show-details="true"/>
                <table:data-pilot-member table:name="0.5522" table:display="true" table:show-details="true"/>
                <table:data-pilot-member table:name="0.553903345724907" table:display="true" table:show-details="true"/>
                <table:data-pilot-member table:name="0.555555555555556" table:display="true" table:show-details="true"/>
                <table:data-pilot-member table:name="0.5556" table:display="true" table:show-details="true"/>
                <table:data-pilot-member table:name="0.558620689655172" table:display="true" table:show-details="true"/>
                <table:data-pilot-member table:name="0.558823529411765" table:display="true" table:show-details="true"/>
                <table:data-pilot-member table:name="0.560240963855422" table:display="true" table:show-details="true"/>
                <table:data-pilot-member table:name="0.561338289962825" table:display="true" table:show-details="true"/>
                <table:data-pilot-member table:name="0.5625" table:display="true" table:show-details="true"/>
                <table:data-pilot-member table:name="0.563380281690141" table:display="true" table:show-details="true"/>
                <table:data-pilot-member table:name="0.5639" table:display="true" table:show-details="true"/>
                <table:data-pilot-member table:name="0.5652" table:display="true" table:show-details="true"/>
                <table:data-pilot-member table:name="0.566666666666667" table:display="true" table:show-details="true"/>
                <table:data-pilot-member table:name="0.567567567567568" table:display="true" table:show-details="true"/>
                <table:data-pilot-member table:name="0.567741935483871" table:display="true" table:show-details="true"/>
                <table:data-pilot-member table:name="0.569" table:display="true" table:show-details="true"/>
                <table:data-pilot-member table:name="0.569230769230769" table:display="true" table:show-details="true"/>
                <table:data-pilot-member table:name="0.570469798657718" table:display="true" table:show-details="true"/>
                <table:data-pilot-member table:name="0.5711" table:display="true" table:show-details="true"/>
                <table:data-pilot-member table:name="0.5714" table:display="true" table:show-details="true"/>
                <table:data-pilot-member table:name="0.571428571428571" table:display="true" table:show-details="true"/>
                <table:data-pilot-member table:name="0.574257425742574" table:display="true" table:show-details="true"/>
                <table:data-pilot-member table:name="0.577922077922078" table:display="true" table:show-details="true"/>
                <table:data-pilot-member table:name="0.5789" table:display="true" table:show-details="true"/>
                <table:data-pilot-member table:name="0.580952380952381" table:display="true" table:show-details="true"/>
                <table:data-pilot-member table:name="0.5817" table:display="true" table:show-details="true"/>
                <table:data-pilot-member table:name="0.582329317269076" table:display="true" table:show-details="true"/>
                <table:data-pilot-member table:name="0.5829" table:display="true" table:show-details="true"/>
                <table:data-pilot-member table:name="0.5833" table:display="true" table:show-details="true"/>
                <table:data-pilot-member table:name="0.583333333333333" table:display="true" table:show-details="true"/>
                <table:data-pilot-member table:name="0.583941605839416" table:display="true" table:show-details="true"/>
                <table:data-pilot-member table:name="0.585185185185185" table:display="true" table:show-details="true"/>
                <table:data-pilot-member table:name="0.585858585858586" table:display="true" table:show-details="true"/>
                <table:data-pilot-member table:name="0.586206896551724" table:display="true" table:show-details="true"/>
                <table:data-pilot-member table:name="0.5869" table:display="true" table:show-details="true"/>
                <table:data-pilot-member table:name="0.5875" table:display="true" table:show-details="true"/>
                <table:data-pilot-member table:name="0.5882" table:display="true" table:show-details="true"/>
                <table:data-pilot-member table:name="0.588235294117647" table:display="true" table:show-details="true"/>
                <table:data-pilot-member table:name="0.5894" table:display="true" table:show-details="true"/>
                <table:data-pilot-member table:name="0.5897" table:display="true" table:show-details="true"/>
                <table:data-pilot-member table:name="0.58997722095672" table:display="true" table:show-details="true"/>
                <table:data-pilot-member table:name="0.59" table:display="true" table:show-details="true"/>
                <table:data-pilot-member table:name="0.590909090909091" table:display="true" table:show-details="true"/>
                <table:data-pilot-member table:name="0.592592592592593" table:display="true" table:show-details="true"/>
                <table:data-pilot-member table:name="0.59375" table:display="true" table:show-details="true"/>
                <table:data-pilot-member table:name="0.594936708860759" table:display="true" table:show-details="true"/>
                <table:data-pilot-member table:name="0.597069597069597" table:display="true" table:show-details="true"/>
                <table:data-pilot-member table:name="0.598484848484848" table:display="true" table:show-details="true"/>
                <table:data-pilot-member table:name="0.6" table:display="true" table:show-details="true"/>
                <table:data-pilot-member table:name="0.601851851851852" table:display="true" table:show-details="true"/>
                <table:data-pilot-member table:name="0.602739726027397" table:display="true" table:show-details="true"/>
                <table:data-pilot-member table:name="0.6054" table:display="true" table:show-details="true"/>
                <table:data-pilot-member table:name="0.606060606060606" table:display="true" table:show-details="true"/>
                <table:data-pilot-member table:name="0.606299212598425" table:display="true" table:show-details="true"/>
                <table:data-pilot-member table:name="0.607142857142857" table:display="true" table:show-details="true"/>
                <table:data-pilot-member table:name="0.608365019011407" table:display="true" table:show-details="true"/>
                <table:data-pilot-member table:name="0.613207547169811" table:display="true" table:show-details="true"/>
                <table:data-pilot-member table:name="0.616" table:display="true" table:show-details="true"/>
                <table:data-pilot-member table:name="0.616740088105727" table:display="true" table:show-details="true"/>
                <table:data-pilot-member table:name="0.617021276595745" table:display="true" table:show-details="true"/>
                <table:data-pilot-member table:name="0.617647058823529" table:display="true" table:show-details="true"/>
                <table:data-pilot-member table:name="0.618181818181818" table:display="true" table:show-details="true"/>
                <table:data-pilot-member table:name="0.6182" table:display="true" table:show-details="true"/>
                <table:data-pilot-member table:name="0.6212" table:display="true" table:show-details="true"/>
                <table:data-pilot-member table:name="0.6214" table:display="true" table:show-details="true"/>
                <table:data-pilot-member table:name="0.62280701754386" table:display="true" table:show-details="true"/>
                <table:data-pilot-member table:name="0.623188405797101" table:display="true" table:show-details="true"/>
                <table:data-pilot-member table:name="0.623762376237624" table:display="true" table:show-details="true"/>
                <table:data-pilot-member table:name="0.625" table:display="true" table:show-details="true"/>
                <table:data-pilot-member table:name="0.627906976744186" table:display="true" table:show-details="true"/>
                <table:data-pilot-member table:name="0.630434782608696" table:display="true" table:show-details="true"/>
                <table:data-pilot-member table:name="0.630588235294118" table:display="true" table:show-details="true"/>
                <table:data-pilot-member table:name="0.631578947368421" table:display="true" table:show-details="true"/>
                <table:data-pilot-member table:name="0.633333333333333" table:display="true" table:show-details="true"/>
                <table:data-pilot-member table:name="0.634615384615385" table:display="true" table:show-details="true"/>
                <table:data-pilot-member table:name="0.636" table:display="true" table:show-details="true"/>
                <table:data-pilot-member table:name="0.636363636363636" table:display="true" table:show-details="true"/>
                <table:data-pilot-member table:name="0.6364" table:display="true" table:show-details="true"/>
                <table:data-pilot-member table:name="0.638888888888889" table:display="true" table:show-details="true"/>
                <table:data-pilot-member table:name="0.64" table:display="true" table:show-details="true"/>
                <table:data-pilot-member table:name="0.641304347826087" table:display="true" table:show-details="true"/>
                <table:data-pilot-member table:name="0.642241379310345" table:display="true" table:show-details="true"/>
                <table:data-pilot-member table:name="0.642553191489362" table:display="true" table:show-details="true"/>
                <table:data-pilot-member table:name="0.642857142857143" table:display="true" table:show-details="true"/>
                <table:data-pilot-member table:name="0.6429" table:display="true" table:show-details="true"/>
                <table:data-pilot-member table:name="0.645454545454546" table:display="true" table:show-details="true"/>
                <table:data-pilot-member table:name="0.645985401459854" table:display="true" table:show-details="true"/>
                <table:data-pilot-member table:name="0.646766169154229" table:display="true" table:show-details="true"/>
                <table:data-pilot-member table:name="0.647058823529412" table:display="true" table:show-details="true"/>
                <table:data-pilot-member table:name="0.6471" table:display="true" table:show-details="true"/>
                <table:data-pilot-member table:name="0.6472" table:display="true" table:show-details="true"/>
                <table:data-pilot-member table:name="0.6482" table:display="true" table:show-details="true"/>
                <table:data-pilot-member table:name="0.6489" table:display="true" table:show-details="true"/>
                <table:data-pilot-member table:name="0.65" table:display="true" table:show-details="true"/>
                <table:data-pilot-member table:name="0.6519" table:display="true" table:show-details="true"/>
                <table:data-pilot-member table:name="0.6528" table:display="true" table:show-details="true"/>
                <table:data-pilot-member table:name="0.6538" table:display="true" table:show-details="true"/>
                <table:data-pilot-member table:name="0.654166666666667" table:display="true" table:show-details="true"/>
                <table:data-pilot-member table:name="0.654929577464789" table:display="true" table:show-details="true"/>
                <table:data-pilot-member table:name="0.6552" table:display="true" table:show-details="true"/>
                <table:data-pilot-member table:name="0.655555555555556" table:display="true" table:show-details="true"/>
                <table:data-pilot-member table:name="0.657894736842105" table:display="true" table:show-details="true"/>
                <table:data-pilot-member table:name="0.660550458715596" table:display="true" table:show-details="true"/>
                <table:data-pilot-member table:name="0.6615" table:display="true" table:show-details="true"/>
                <table:data-pilot-member table:name="0.662162162162162" table:display="true" table:show-details="true"/>
                <table:data-pilot-member table:name="0.666666666666667" table:display="true" table:show-details="true"/>
                <table:data-pilot-member table:name="0.6667" table:display="true" table:show-details="true"/>
                <table:data-pilot-member table:name="0.6694" table:display="true" table:show-details="true"/>
                <table:data-pilot-member table:name="0.673076923076923" table:display="true" table:show-details="true"/>
                <table:data-pilot-member table:name="0.6739" table:display="true" table:show-details="true"/>
                <table:data-pilot-member table:name="0.6748" table:display="true" table:show-details="true"/>
                <table:data-pilot-member table:name="0.675675675675676" table:display="true" table:show-details="true"/>
                <table:data-pilot-member table:name="0.676470588235294" table:display="true" table:show-details="true"/>
                <table:data-pilot-member table:name="0.67741935483871" table:display="true" table:show-details="true"/>
                <table:data-pilot-member table:name="0.678" table:display="true" table:show-details="true"/>
                <table:data-pilot-member table:name="0.67816091954023" table:display="true" table:show-details="true"/>
                <table:data-pilot-member table:name="0.68" table:display="true" table:show-details="true"/>
                <table:data-pilot-member table:name="0.6804" table:display="true" table:show-details="true"/>
                <table:data-pilot-member table:name="0.6818" table:display="true" table:show-details="true"/>
                <table:data-pilot-member table:name="0.681818181818182" table:display="true" table:show-details="true"/>
                <table:data-pilot-member table:name="0.683673469387755" table:display="true" table:show-details="true"/>
                <table:data-pilot-member table:name="0.685714285714286" table:display="true" table:show-details="true"/>
                <table:data-pilot-member table:name="0.6875" table:display="true" table:show-details="true"/>
                <table:data-pilot-member table:name="0.6897" table:display="true" table:show-details="true"/>
                <table:data-pilot-member table:name="0.69" table:display="true" table:show-details="true"/>
                <table:data-pilot-member table:name="0.690140845070423" table:display="true" table:show-details="true"/>
                <table:data-pilot-member table:name="0.690721649484536" table:display="true" table:show-details="true"/>
                <table:data-pilot-member table:name="0.6923" table:display="true" table:show-details="true"/>
                <table:data-pilot-member table:name="0.692307692307692" table:display="true" table:show-details="true"/>
                <table:data-pilot-member table:name="0.693069306930693" table:display="true" table:show-details="true"/>
                <table:data-pilot-member table:name="0.694638694638695" table:display="true" table:show-details="true"/>
                <table:data-pilot-member table:name="0.6953" table:display="true" table:show-details="true"/>
                <table:data-pilot-member table:name="0.695652173913043" table:display="true" table:show-details="true"/>
                <table:data-pilot-member table:name="0.696969696969697" table:display="true" table:show-details="true"/>
                <table:data-pilot-member table:name="0.6981" table:display="true" table:show-details="true"/>
                <table:data-pilot-member table:name="0.698198198198198" table:display="true" table:show-details="true"/>
                <table:data-pilot-member table:name="0.7" table:display="true" table:show-details="true"/>
                <table:data-pilot-member table:name="0.702564102564102" table:display="true" table:show-details="true"/>
                <table:data-pilot-member table:name="0.702702702702703" table:display="true" table:show-details="true"/>
                <table:data-pilot-member table:name="0.7037" table:display="true" table:show-details="true"/>
                <table:data-pilot-member table:name="0.70479704797048" table:display="true" table:show-details="true"/>
                <table:data-pilot-member table:name="0.705882352941176" table:display="true" table:show-details="true"/>
                <table:data-pilot-member table:name="0.7059" table:display="true" table:show-details="true"/>
                <table:data-pilot-member table:name="0.7069" table:display="true" table:show-details="true"/>
                <table:data-pilot-member table:name="0.7083" table:display="true" table:show-details="true"/>
                <table:data-pilot-member table:name="0.708333333333333" table:display="true" table:show-details="true"/>
                <table:data-pilot-member table:name="0.70873786407767" table:display="true" table:show-details="true"/>
                <table:data-pilot-member table:name="0.7105" table:display="true" table:show-details="true"/>
                <table:data-pilot-member table:name="0.710526315789474" table:display="true" table:show-details="true"/>
                <table:data-pilot-member table:name="0.712765957446808" table:display="true" table:show-details="true"/>
                <table:data-pilot-member table:name="0.714285714285714" table:display="true" table:show-details="true"/>
                <table:data-pilot-member table:name="0.7143" table:display="true" table:show-details="true"/>
                <table:data-pilot-member table:name="0.7188" table:display="true" table:show-details="true"/>
                <table:data-pilot-member table:name="0.719298245614035" table:display="true" table:show-details="true"/>
                <table:data-pilot-member table:name="0.7213" table:display="true" table:show-details="true"/>
                <table:data-pilot-member table:name="0.7222" table:display="true" table:show-details="true"/>
                <table:data-pilot-member table:name="0.724137931034483" table:display="true" table:show-details="true"/>
                <table:data-pilot-member table:name="0.7253" table:display="true" table:show-details="true"/>
                <table:data-pilot-member table:name="0.726027397260274" table:display="true" table:show-details="true"/>
                <table:data-pilot-member table:name="0.727272727272727" table:display="true" table:show-details="true"/>
                <table:data-pilot-member table:name="0.7273" table:display="true" table:show-details="true"/>
                <table:data-pilot-member table:name="0.7281" table:display="true" table:show-details="true"/>
                <table:data-pilot-member table:name="0.7288" table:display="true" table:show-details="true"/>
                <table:data-pilot-member table:name="0.731707317073171" table:display="true" table:show-details="true"/>
                <table:data-pilot-member table:name="0.732394366197183" table:display="true" table:show-details="true"/>
                <table:data-pilot-member table:name="0.7333" table:display="true" table:show-details="true"/>
                <table:data-pilot-member table:name="0.733333333333333" table:display="true" table:show-details="true"/>
                <table:data-pilot-member table:name="0.7349" table:display="true" table:show-details="true"/>
                <table:data-pilot-member table:name="0.736170212765957" table:display="true" table:show-details="true"/>
                <table:data-pilot-member table:name="0.736842105263158" table:display="true" table:show-details="true"/>
                <table:data-pilot-member table:name="0.7374" table:display="true" table:show-details="true"/>
                <table:data-pilot-member table:name="0.737864077669903" table:display="true" table:show-details="true"/>
                <table:data-pilot-member table:name="0.738636363636364" table:display="true" table:show-details="true"/>
                <table:data-pilot-member table:name="0.7391" table:display="true" table:show-details="true"/>
                <table:data-pilot-member table:name="0.739130434782609" table:display="true" table:show-details="true"/>
                <table:data-pilot-member table:name="0.740384615384615" table:display="true" table:show-details="true"/>
                <table:data-pilot-member table:name="0.742424242424242" table:display="true" table:show-details="true"/>
                <table:data-pilot-member table:name="0.7429" table:display="true" table:show-details="true"/>
                <table:data-pilot-member table:name="0.745098039215686" table:display="true" table:show-details="true"/>
                <table:data-pilot-member table:name="0.7451" table:display="true" table:show-details="true"/>
                <table:data-pilot-member table:name="0.746268656716418" table:display="true" table:show-details="true"/>
                <table:data-pilot-member table:name="0.75" table:display="true" table:show-details="true"/>
                <table:data-pilot-member table:name="0.752475247524752" table:display="true" table:show-details="true"/>
                <table:data-pilot-member table:name="0.7538" table:display="true" table:show-details="true"/>
                <table:data-pilot-member table:name="0.7544" table:display="true" table:show-details="true"/>
                <table:data-pilot-member table:name="0.757009345794392" table:display="true" table:show-details="true"/>
                <table:data-pilot-member table:name="0.757575757575758" table:display="true" table:show-details="true"/>
                <table:data-pilot-member table:name="0.757894736842105" table:display="true" table:show-details="true"/>
                <table:data-pilot-member table:name="0.758620689655172" table:display="true" table:show-details="true"/>
                <table:data-pilot-member table:name="0.76" table:display="true" table:show-details="true"/>
                <table:data-pilot-member table:name="0.7607" table:display="true" table:show-details="true"/>
                <table:data-pilot-member table:name="0.7619" table:display="true" table:show-details="true"/>
                <table:data-pilot-member table:name="0.761904761904762" table:display="true" table:show-details="true"/>
                <table:data-pilot-member table:name="0.763440860215054" table:display="true" table:show-details="true"/>
                <table:data-pilot-member table:name="0.7647" table:display="true" table:show-details="true"/>
                <table:data-pilot-member table:name="0.7656" table:display="true" table:show-details="true"/>
                <table:data-pilot-member table:name="0.765625" table:display="true" table:show-details="true"/>
                <table:data-pilot-member table:name="0.7667" table:display="true" table:show-details="true"/>
                <table:data-pilot-member table:name="0.766884531590414" table:display="true" table:show-details="true"/>
                <table:data-pilot-member table:name="0.768292682926829" table:display="true" table:show-details="true"/>
                <table:data-pilot-member table:name="0.7692" table:display="true" table:show-details="true"/>
                <table:data-pilot-member table:name="0.769230769230769" table:display="true" table:show-details="true"/>
                <table:data-pilot-member table:name="0.76984126984127" table:display="true" table:show-details="true"/>
                <table:data-pilot-member table:name="0.7705" table:display="true" table:show-details="true"/>
                <table:data-pilot-member table:name="0.7708" table:display="true" table:show-details="true"/>
                <table:data-pilot-member table:name="0.772151898734177" table:display="true" table:show-details="true"/>
                <table:data-pilot-member table:name="0.774193548387097" table:display="true" table:show-details="true"/>
                <table:data-pilot-member table:name="0.777777777777778" table:display="true" table:show-details="true"/>
                <table:data-pilot-member table:name="0.7778" table:display="true" table:show-details="true"/>
                <table:data-pilot-member table:name="0.778947368421053" table:display="true" table:show-details="true"/>
                <table:data-pilot-member table:name="0.779220779220779" table:display="true" table:show-details="true"/>
                <table:data-pilot-member table:name="0.7818" table:display="true" table:show-details="true"/>
                <table:data-pilot-member table:name="0.781990521327014" table:display="true" table:show-details="true"/>
                <table:data-pilot-member table:name="0.7826" table:display="true" table:show-details="true"/>
                <table:data-pilot-member table:name="0.7833" table:display="true" table:show-details="true"/>
                <table:data-pilot-member table:name="0.7857" table:display="true" table:show-details="true"/>
                <table:data-pilot-member table:name="0.785714285714286" table:display="true" table:show-details="true"/>
                <table:data-pilot-member table:name="0.787878787878788" table:display="true" table:show-details="true"/>
                <table:data-pilot-member table:name="0.7885" table:display="true" table:show-details="true"/>
                <table:data-pilot-member table:name="0.789473684210526" table:display="true" table:show-details="true"/>
                <table:data-pilot-member table:name="0.7895" table:display="true" table:show-details="true"/>
                <table:data-pilot-member table:name="0.78974358974359" table:display="true" table:show-details="true"/>
                <table:data-pilot-member table:name="0.7921" table:display="true" table:show-details="true"/>
                <table:data-pilot-member table:name="0.792452830188679" table:display="true" table:show-details="true"/>
                <table:data-pilot-member table:name="0.7937" table:display="true" table:show-details="true"/>
                <table:data-pilot-member table:name="0.797752808988764" table:display="true" table:show-details="true"/>
                <table:data-pilot-member table:name="0.8" table:display="true" table:show-details="true"/>
                <table:data-pilot-member table:name="0.802197802197802" table:display="true" table:show-details="true"/>
                <table:data-pilot-member table:name="0.803571428571429" table:display="true" table:show-details="true"/>
                <table:data-pilot-member table:name="0.8039" table:display="true" table:show-details="true"/>
                <table:data-pilot-member table:name="0.804347826086956" table:display="true" table:show-details="true"/>
                <table:data-pilot-member table:name="0.807" table:display="true" table:show-details="true"/>
                <table:data-pilot-member table:name="0.8072" table:display="true" table:show-details="true"/>
                <table:data-pilot-member table:name="0.807692307692308" table:display="true" table:show-details="true"/>
                <table:data-pilot-member table:name="0.80952380952381" table:display="true" table:show-details="true"/>
                <table:data-pilot-member table:name="0.81" table:display="true" table:show-details="true"/>
                <table:data-pilot-member table:name="0.8101" table:display="true" table:show-details="true"/>
                <table:data-pilot-member table:name="0.8103" table:display="true" table:show-details="true"/>
                <table:data-pilot-member table:name="0.8125" table:display="true" table:show-details="true"/>
                <table:data-pilot-member table:name="0.813186813186813" table:display="true" table:show-details="true"/>
                <table:data-pilot-member table:name="0.8136" table:display="true" table:show-details="true"/>
                <table:data-pilot-member table:name="0.814" table:display="true" table:show-details="true"/>
                <table:data-pilot-member table:name="0.8148" table:display="true" table:show-details="true"/>
                <table:data-pilot-member table:name="0.81578947368421" table:display="true" table:show-details="true"/>
                <table:data-pilot-member table:name="0.8163" table:display="true" table:show-details="true"/>
                <table:data-pilot-member table:name="0.8182" table:display="true" table:show-details="true"/>
                <table:data-pilot-member table:name="0.819444444444444" table:display="true" table:show-details="true"/>
                <table:data-pilot-member table:name="0.82" table:display="true" table:show-details="true"/>
                <table:data-pilot-member table:name="0.8202" table:display="true" table:show-details="true"/>
                <table:data-pilot-member table:name="0.821428571428571" table:display="true" table:show-details="true"/>
                <table:data-pilot-member table:name="0.8235" table:display="true" table:show-details="true"/>
                <table:data-pilot-member table:name="0.823529411764706" table:display="true" table:show-details="true"/>
                <table:data-pilot-member table:name="0.825" table:display="true" table:show-details="true"/>
                <table:data-pilot-member table:name="0.825396825396825" table:display="true" table:show-details="true"/>
                <table:data-pilot-member table:name="0.826086956521739" table:display="true" table:show-details="true"/>
                <table:data-pilot-member table:name="0.8261" table:display="true" table:show-details="true"/>
                <table:data-pilot-member table:name="0.8283" table:display="true" table:show-details="true"/>
                <table:data-pilot-member table:name="0.828326180257511" table:display="true" table:show-details="true"/>
                <table:data-pilot-member table:name="0.8302" table:display="true" table:show-details="true"/>
                <table:data-pilot-member table:name="0.8316" table:display="true" table:show-details="true"/>
                <table:data-pilot-member table:name="0.831775700934579" table:display="true" table:show-details="true"/>
                <table:data-pilot-member table:name="0.8333" table:display="true" table:show-details="true"/>
                <table:data-pilot-member table:name="0.835294117647059" table:display="true" table:show-details="true"/>
                <table:data-pilot-member table:name="0.837" table:display="true" table:show-details="true"/>
                <table:data-pilot-member table:name="0.8387" table:display="true" table:show-details="true"/>
                <table:data-pilot-member table:name="0.838709677419355" table:display="true" table:show-details="true"/>
                <table:data-pilot-member table:name="0.8393" table:display="true" table:show-details="true"/>
                <table:data-pilot-member table:name="0.84" table:display="true" table:show-details="true"/>
                <table:data-pilot-member table:name="0.8421" table:display="true" table:show-details="true"/>
                <table:data-pilot-member table:name="0.8431" table:display="true" table:show-details="true"/>
                <table:data-pilot-member table:name="0.84375" table:display="true" table:show-details="true"/>
                <table:data-pilot-member table:name="0.8462" table:display="true" table:show-details="true"/>
                <table:data-pilot-member table:name="0.8478" table:display="true" table:show-details="true"/>
                <table:data-pilot-member table:name="0.848101265822785" table:display="true" table:show-details="true"/>
                <table:data-pilot-member table:name="0.848837209302326" table:display="true" table:show-details="true"/>
                <table:data-pilot-member table:name="0.851851851851852" table:display="true" table:show-details="true"/>
                <table:data-pilot-member table:name="0.853658536585366" table:display="true" table:show-details="true"/>
                <table:data-pilot-member table:name="0.854166666666667" table:display="true" table:show-details="true"/>
                <table:data-pilot-member table:name="0.8542" table:display="true" table:show-details="true"/>
                <table:data-pilot-member table:name="0.854545454545455" table:display="true" table:show-details="true"/>
                <table:data-pilot-member table:name="0.855263157894737" table:display="true" table:show-details="true"/>
                <table:data-pilot-member table:name="0.8571" table:display="true" table:show-details="true"/>
                <table:data-pilot-member table:name="0.857142857142857" table:display="true" table:show-details="true"/>
                <table:data-pilot-member table:name="0.8598" table:display="true" table:show-details="true"/>
                <table:data-pilot-member table:name="0.8621" table:display="true" table:show-details="true"/>
                <table:data-pilot-member table:name="0.866666666666667" table:display="true" table:show-details="true"/>
                <table:data-pilot-member table:name="0.8667" table:display="true" table:show-details="true"/>
                <table:data-pilot-member table:name="0.8679" table:display="true" table:show-details="true"/>
                <table:data-pilot-member table:name="0.8696" table:display="true" table:show-details="true"/>
                <table:data-pilot-member table:name="0.8701" table:display="true" table:show-details="true"/>
                <table:data-pilot-member table:name="0.871" table:display="true" table:show-details="true"/>
                <table:data-pilot-member table:name="0.8718" table:display="true" table:show-details="true"/>
                <table:data-pilot-member table:name="0.8721" table:display="true" table:show-details="true"/>
                <table:data-pilot-member table:name="0.872549019607843" table:display="true" table:show-details="true"/>
                <table:data-pilot-member table:name="0.8727" table:display="true" table:show-details="true"/>
                <table:data-pilot-member table:name="0.8739" table:display="true" table:show-details="true"/>
                <table:data-pilot-member table:name="0.87431693989071" table:display="true" table:show-details="true"/>
                <table:data-pilot-member table:name="0.875" table:display="true" table:show-details="true"/>
                <table:data-pilot-member table:name="0.8788" table:display="true" table:show-details="true"/>
                <table:data-pilot-member table:name="0.8791" table:display="true" table:show-details="true"/>
                <table:data-pilot-member table:name="0.88" table:display="true" table:show-details="true"/>
                <table:data-pilot-member table:name="0.8824" table:display="true" table:show-details="true"/>
                <table:data-pilot-member table:name="0.8833" table:display="true" table:show-details="true"/>
                <table:data-pilot-member table:name="0.8835" table:display="true" table:show-details="true"/>
                <table:data-pilot-member table:name="0.8846" table:display="true" table:show-details="true"/>
                <table:data-pilot-member table:name="0.8854" table:display="true" table:show-details="true"/>
                <table:data-pilot-member table:name="0.8868" table:display="true" table:show-details="true"/>
                <table:data-pilot-member table:name="0.888888888888889" table:display="true" table:show-details="true"/>
                <table:data-pilot-member table:name="0.8889" table:display="true" table:show-details="true"/>
                <table:data-pilot-member table:name="0.891891891891892" table:display="true" table:show-details="true"/>
                <table:data-pilot-member table:name="0.8936" table:display="true" table:show-details="true"/>
                <table:data-pilot-member table:name="0.8947" table:display="true" table:show-details="true"/>
                <table:data-pilot-member table:name="0.8958" table:display="true" table:show-details="true"/>
                <table:data-pilot-member table:name="0.8966" table:display="true" table:show-details="true"/>
                <table:data-pilot-member table:name="0.8972" table:display="true" table:show-details="true"/>
                <table:data-pilot-member table:name="0.897959183673469" table:display="true" table:show-details="true"/>
                <table:data-pilot-member table:name="0.898" table:display="true" table:show-details="true"/>
                <table:data-pilot-member table:name="0.9" table:display="true" table:show-details="true"/>
                <table:data-pilot-member table:name="0.9036" table:display="true" table:show-details="true"/>
                <table:data-pilot-member table:name="0.9048" table:display="true" table:show-details="true"/>
                <table:data-pilot-member table:name="0.905660377358491" table:display="true" table:show-details="true"/>
                <table:data-pilot-member table:name="0.9062" table:display="true" table:show-details="true"/>
                <table:data-pilot-member table:name="0.90625" table:display="true" table:show-details="true"/>
                <table:data-pilot-member table:name="0.907" table:display="true" table:show-details="true"/>
                <table:data-pilot-member table:name="0.908045977011494" table:display="true" table:show-details="true"/>
                <table:data-pilot-member table:name="0.909090909090909" table:display="true" table:show-details="true"/>
                <table:data-pilot-member table:name="0.9091" table:display="true" table:show-details="true"/>
                <table:data-pilot-member table:name="0.916666666666667" table:display="true" table:show-details="true"/>
                <table:data-pilot-member table:name="0.9175" table:display="true" table:show-details="true"/>
                <table:data-pilot-member table:name="0.92" table:display="true" table:show-details="true"/>
                <table:data-pilot-member table:name="0.9216" table:display="true" table:show-details="true"/>
                <table:data-pilot-member table:name="0.9222" table:display="true" table:show-details="true"/>
                <table:data-pilot-member table:name="0.9231" table:display="true" table:show-details="true"/>
                <table:data-pilot-member table:name="0.9254" table:display="true" table:show-details="true"/>
                <table:data-pilot-member table:name="0.9259" table:display="true" table:show-details="true"/>
                <table:data-pilot-member table:name="0.9263" table:display="true" table:show-details="true"/>
                <table:data-pilot-member table:name="0.9268" table:display="true" table:show-details="true"/>
                <table:data-pilot-member table:name="0.928571428571429" table:display="true" table:show-details="true"/>
                <table:data-pilot-member table:name="0.9286" table:display="true" table:show-details="true"/>
                <table:data-pilot-member table:name="0.931034482758621" table:display="true" table:show-details="true"/>
                <table:data-pilot-member table:name="0.931937172774869" table:display="true" table:show-details="true"/>
                <table:data-pilot-member table:name="0.932926829268293" table:display="true" table:show-details="true"/>
                <table:data-pilot-member table:name="0.9333" table:display="true" table:show-details="true"/>
                <table:data-pilot-member table:name="0.933962264150943" table:display="true" table:show-details="true"/>
                <table:data-pilot-member table:name="0.9375" table:display="true" table:show-details="true"/>
                <table:data-pilot-member table:name="0.94" table:display="true" table:show-details="true"/>
                <table:data-pilot-member table:name="0.941176470588235" table:display="true" table:show-details="true"/>
                <table:data-pilot-member table:name="0.9412" table:display="true" table:show-details="true"/>
                <table:data-pilot-member table:name="0.9423" table:display="true" table:show-details="true"/>
                <table:data-pilot-member table:name="0.944444444444444" table:display="true" table:show-details="true"/>
                <table:data-pilot-member table:name="0.944954128440367" table:display="true" table:show-details="true"/>
                <table:data-pilot-member table:name="0.9474" table:display="true" table:show-details="true"/>
                <table:data-pilot-member table:name="0.94949494949495" table:display="true" table:show-details="true"/>
                <table:data-pilot-member table:name="0.9524" table:display="true" table:show-details="true"/>
                <table:data-pilot-member table:name="0.953125" table:display="true" table:show-details="true"/>
                <table:data-pilot-member table:name="0.9565" table:display="true" table:show-details="true"/>
                <table:data-pilot-member table:name="0.9571" table:display="true" table:show-details="true"/>
                <table:data-pilot-member table:name="0.96" table:display="true" table:show-details="true"/>
                <table:data-pilot-member table:name="0.961904761904762" table:display="true" table:show-details="true"/>
                <table:data-pilot-member table:name="0.962962962962963" table:display="true" table:show-details="true"/>
                <table:data-pilot-member table:name="0.963" table:display="true" table:show-details="true"/>
                <table:data-pilot-member table:name="0.964285714285714" table:display="true" table:show-details="true"/>
                <table:data-pilot-member table:name="0.9643" table:display="true" table:show-details="true"/>
                <table:data-pilot-member table:name="0.9663" table:display="true" table:show-details="true"/>
                <table:data-pilot-member table:name="0.967741935483871" table:display="true" table:show-details="true"/>
                <table:data-pilot-member table:name="0.968421052631579" table:display="true" table:show-details="true"/>
                <table:data-pilot-member table:name="0.96875" table:display="true" table:show-details="true"/>
                <table:data-pilot-member table:name="0.971153846153846" table:display="true" table:show-details="true"/>
                <table:data-pilot-member table:name="0.974137931034483" table:display="true" table:show-details="true"/>
                <table:data-pilot-member table:name="0.977" table:display="true" table:show-details="true"/>
                <table:data-pilot-member table:name="0.978947368421053" table:display="true" table:show-details="true"/>
                <table:data-pilot-member table:name="0.986301369863014" table:display="true" table:show-details="true"/>
                <table:data-pilot-member table:name="0.987012987012987" table:display="true" table:show-details="true"/>
                <table:data-pilot-member table:name="0.989010989010989" table:display="true" table:show-details="true"/>
                <table:data-pilot-member table:name="0.989130434782609" table:display="true" table:show-details="true"/>
                <table:data-pilot-member table:name="0.9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z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64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5" table:display="true" table:show-details="true"/>
                <table:data-pilot-member table:name="208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20" table:display="true" table:show-details="true"/>
                <table:data-pilot-member table:name="222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43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3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8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91" table:display="true" table:show-details="true"/>
                <table:data-pilot-member table:name="294" table:display="true" table:show-details="true"/>
                <table:data-pilot-member table:name="302" table:display="true" table:show-details="true"/>
                <table:data-pilot-member table:name="305" table:display="true" table:show-details="true"/>
                <table:data-pilot-member table:name="345" table:display="true" table:show-details="true"/>
                <table:data-pilot-member table:name="357" table:display="true" table:show-details="true"/>
                <table:data-pilot-member table:name="363" table:display="true" table:show-details="true"/>
                <table:data-pilot-member table:name="369" table:display="true" table:show-details="true"/>
                <table:data-pilot-member table:name="372" table:display="true" table:show-details="true"/>
                <table:data-pilot-member table:name="384" table:display="true" table:show-details="true"/>
                <table:data-pilot-member table:name="387" table:display="true" table:show-details="true"/>
                <table:data-pilot-member table:name="396" table:display="true" table:show-details="true"/>
                <table:data-pilot-member table:name="398" table:display="true" table:show-details="true"/>
                <table:data-pilot-member table:name="40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9" table:display="true" table:show-details="true"/>
                <table:data-pilot-member table:name="422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9" table:display="true" table:show-details="true"/>
                <table:data-pilot-member table:name="436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7" table:display="true" table:show-details="true"/>
                <table:data-pilot-member table:name="450" table:display="true" table:show-details="true"/>
                <table:data-pilot-member table:name="459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4" table:display="true" table:show-details="true"/>
                <table:data-pilot-member table:name="514" table:display="true" table:show-details="true"/>
                <table:data-pilot-member table:name="517" table:display="true" table:show-details="true"/>
                <table:data-pilot-member table:name="524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5" table:display="true" table:show-details="true"/>
                <table:data-pilot-member table:name="561" table:display="true" table:show-details="true"/>
                <table:data-pilot-member table:name="563" table:display="true" table:show-details="true"/>
                <table:data-pilot-member table:name="566" table:display="true" table:show-details="true"/>
                <table:data-pilot-member table:name="569" table:display="true" table:show-details="true"/>
                <table:data-pilot-member table:name="573" table:display="true" table:show-details="true"/>
                <table:data-pilot-member table:name="578" table:display="true" table:show-details="true"/>
                <table:data-pilot-member table:name="588" table:display="true" table:show-details="true"/>
                <table:data-pilot-member table:name="592" table:display="true" table:show-details="true"/>
                <table:data-pilot-member table:name="595" table:display="true" table:show-details="true"/>
                <table:data-pilot-member table:name="597" table:display="true" table:show-details="true"/>
                <table:data-pilot-member table:name="610" table:display="true" table:show-details="true"/>
                <table:data-pilot-member table:name="617" table:display="true" table:show-details="true"/>
                <table:data-pilot-member table:name="623" table:display="true" table:show-details="true"/>
                <table:data-pilot-member table:name="627" table:display="true" table:show-details="true"/>
                <table:data-pilot-member table:name="634" table:display="true" table:show-details="true"/>
                <table:data-pilot-member table:name="652" table:display="true" table:show-details="true"/>
                <table:data-pilot-member table:name="655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76" table:display="true" table:show-details="true"/>
                <table:data-pilot-member table:name="715" table:display="true" table:show-details="true"/>
                <table:data-pilot-member table:name="733" table:display="true" table:show-details="true"/>
                <table:data-pilot-member table:name="758" table:display="true" table:show-details="true"/>
                <table:data-pilot-member table:name="769" table:display="true" table:show-details="true"/>
                <table:data-pilot-member table:name="781" table:display="true" table:show-details="true"/>
                <table:data-pilot-member table:name="81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53" table:display="true" table:show-details="true"/>
                <table:data-pilot-member table:name="866" table:display="true" table:show-details="true"/>
                <table:data-pilot-member table:name="897" table:display="true" table:show-details="true"/>
                <table:data-pilot-member table:name="982" table:display="true" table:show-details="true"/>
                <table:data-pilot-member table:name="997" table:display="true" table:show-details="true"/>
                <table:data-pilot-member table:name="1010" table:display="true" table:show-details="true"/>
                <table:data-pilot-member table:name="1182" table:display="true" table:show-details="true"/>
                <table:data-pilot-member table:name="1185" table:display="true" table:show-details="true"/>
                <table:data-pilot-member table:name="1189" table:display="true" table:show-details="true"/>
                <table:data-pilot-member table:name="1205" table:display="true" table:show-details="true"/>
                <table:data-pilot-member table:name="1250" table:display="true" table:show-details="true"/>
                <table:data-pilot-member table:name="1277" table:display="true" table:show-details="true"/>
                <table:data-pilot-member table:name="1287" table:display="true" table:show-details="true"/>
                <table:data-pilot-member table:name="1294" table:display="true" table:show-details="true"/>
                <table:data-pilot-member table:name="1322" table:display="true" table:show-details="true"/>
                <table:data-pilot-member table:name="1331" table:display="true" table:show-details="true"/>
                <table:data-pilot-member table:name="1355" table:display="true" table:show-details="true"/>
                <table:data-pilot-member table:name="1356" table:display="true" table:show-details="true"/>
                <table:data-pilot-member table:name="1386" table:display="true" table:show-details="true"/>
                <table:data-pilot-member table:name="1387" table:display="true" table:show-details="true"/>
                <table:data-pilot-member table:name="1426" table:display="true" table:show-details="true"/>
                <table:data-pilot-member table:name="1447" table:display="true" table:show-details="true"/>
                <table:data-pilot-member table:name="1501" table:display="true" table:show-details="true"/>
                <table:data-pilot-member table:name="1525" table:display="true" table:show-details="true"/>
                <table:data-pilot-member table:name="1681" table:display="true" table:show-details="true"/>
                <table:data-pilot-member table:name="17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22T17:33:45.032718174</dc:date>
    <meta:editing-duration>PT6H27M29S</meta:editing-duration>
    <meta:editing-cycles>2</meta:editing-cycles>
    <meta:document-statistic meta:table-count="2" meta:cell-count="11021" meta:object-count="0"/>
  </office:meta>
</office:document-meta>
</file>